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4252095" calcext:value-type="float">
            <text:p>0.01542520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08186619" calcext:value-type="float">
            <text:p>0.03081866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61767024" calcext:value-type="float">
            <text:p>0.04617670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1495781" calcext:value-type="float">
            <text:p>0.0614957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67724952" calcext:value-type="float">
            <text:p>0.07677249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920036071" calcext:value-type="float">
            <text:p>0.09200360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071860667" calcext:value-type="float">
            <text:p>0.107186066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23170048" calcext:value-type="float">
            <text:p>0.12231700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373937024" calcext:value-type="float">
            <text:p>0.13739370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5241355" calcext:value-type="float">
            <text:p>0.152413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673739452" calcext:value-type="float">
            <text:p>0.16737394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822721571" calcext:value-type="float">
            <text:p>0.182272157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971051071" calcext:value-type="float">
            <text:p>0.197105107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118690262" calcext:value-type="float">
            <text:p>0.211869026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65589381" calcext:value-type="float">
            <text:p>0.226558938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411678119" calcext:value-type="float">
            <text:p>0.24116781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556851381" calcext:value-type="float">
            <text:p>0.255685138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700943714" calcext:value-type="float">
            <text:p>0.27009437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843679286" calcext:value-type="float">
            <text:p>0.284367928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984561976" calcext:value-type="float">
            <text:p>0.29845619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122592381" calcext:value-type="float">
            <text:p>0.312259238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5532731" calcext:value-type="float">
            <text:p>0.32553273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37380031" calcext:value-type="float">
            <text:p>0.33738003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49227331" calcext:value-type="float">
            <text:p>0.3492273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3684665119" calcext:value-type="float">
            <text:p>0.36846651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853000405" calcext:value-type="float">
            <text:p>0.385300040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4014510048" calcext:value-type="float">
            <text:p>0.401451004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4172847905" calcext:value-type="float">
            <text:p>0.41728479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4329409595" calcext:value-type="float">
            <text:p>0.43294095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4484885738" calcext:value-type="float">
            <text:p>0.448488573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639673857" calcext:value-type="float">
            <text:p>0.463967385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4794026476" calcext:value-type="float">
            <text:p>0.47940264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4948115119" calcext:value-type="float">
            <text:p>0.49481151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5102061643" calcext:value-type="float">
            <text:p>0.510206164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255955143" calcext:value-type="float">
            <text:p>0.525595514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540986169" calcext:value-type="float">
            <text:p>0.54098616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5563830452" calcext:value-type="float">
            <text:p>0.556383045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5717897524" calcext:value-type="float">
            <text:p>0.571789752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5872088738" calcext:value-type="float">
            <text:p>0.587208873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026421643" calcext:value-type="float">
            <text:p>0.602642164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6180906952" calcext:value-type="float">
            <text:p>0.61809069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633554981" calcext:value-type="float">
            <text:p>0.63355498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6490350762" calcext:value-type="float">
            <text:p>0.649035076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6645306595" calcext:value-type="float">
            <text:p>0.664530659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800411119" calcext:value-type="float">
            <text:p>0.680041111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95565581" calcext:value-type="float">
            <text:p>0.69556558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7111030452" calcext:value-type="float">
            <text:p>0.711103045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266523667" calcext:value-type="float">
            <text:p>0.7266523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7422123357" calcext:value-type="float">
            <text:p>0.742212335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577817238" calcext:value-type="float">
            <text:p>0.757781723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7733593167" calcext:value-type="float">
            <text:p>0.773359316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7889439524" calcext:value-type="float">
            <text:p>0.788943952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8045345452" calcext:value-type="float">
            <text:p>0.80453454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8201301214" calcext:value-type="float">
            <text:p>0.820130121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835729831" calcext:value-type="float">
            <text:p>0.83572983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8513329667" calcext:value-type="float">
            <text:p>0.851332966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8669389762" calcext:value-type="float">
            <text:p>0.866938976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8825474667" calcext:value-type="float">
            <text:p>0.8825474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8981582143" calcext:value-type="float">
            <text:p>0.898158214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137711548" calcext:value-type="float">
            <text:p>0.913771154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9293863857" calcext:value-type="float">
            <text:p>0.929386385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9450041571" calcext:value-type="float">
            <text:p>0.945004157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9606248595" calcext:value-type="float">
            <text:p>0.960624859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762490143" calcext:value-type="float">
            <text:p>0.976249014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9918772524" calcext:value-type="float">
            <text:p>0.991877252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0075103" calcext:value-type="float">
            <text:p>1.007510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0231489643" calcext:value-type="float">
            <text:p>1.023148964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0387941119" calcext:value-type="float">
            <text:p>1.038794111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0544466429" calcext:value-type="float">
            <text:p>1.054446642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070107481" calcext:value-type="float">
            <text:p>1.07010748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0857775524" calcext:value-type="float">
            <text:p>1.085777552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1014577619" calcext:value-type="float">
            <text:p>1.101457761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1171489857" calcext:value-type="float">
            <text:p>1.117148985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.1328520476" calcext:value-type="float">
            <text:p>1.13285204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1485677095" calcext:value-type="float">
            <text:p>1.148567709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1642966595" calcext:value-type="float">
            <text:p>1.164296659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1800395048" calcext:value-type="float">
            <text:p>1.180039504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1957967619" calcext:value-type="float">
            <text:p>1.195796761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2115688548" calcext:value-type="float">
            <text:p>1.211568854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2273561048" calcext:value-type="float">
            <text:p>1.227356104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2431587405" calcext:value-type="float">
            <text:p>1.243158740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2589768929" calcext:value-type="float">
            <text:p>1.258976892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2748105952" calcext:value-type="float">
            <text:p>1.274810595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2906597976" calcext:value-type="float">
            <text:p>1.29065979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3065243667" calcext:value-type="float">
            <text:p>1.306524366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3224040905" calcext:value-type="float">
            <text:p>1.322404090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3382986952" calcext:value-type="float">
            <text:p>1.338298695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.35420785" calcext:value-type="float">
            <text:p>1.3542078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3701311762" calcext:value-type="float">
            <text:p>1.370131176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3860682619" calcext:value-type="float">
            <text:p>1.386068261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402018669" calcext:value-type="float">
            <text:p>1.40201866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4179819452" calcext:value-type="float">
            <text:p>1.417981945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4339576381" calcext:value-type="float">
            <text:p>1.433957638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.4499453024" calcext:value-type="float">
            <text:p>1.449945302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4659445119" calcext:value-type="float">
            <text:p>1.465944511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481954869" calcext:value-type="float">
            <text:p>1.48195486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4979760119" calcext:value-type="float">
            <text:p>1.497976011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.5140076238" calcext:value-type="float">
            <text:p>1.514007623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.5300494381" calcext:value-type="float">
            <text:p>1.530049438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5461012452" calcext:value-type="float">
            <text:p>1.546101245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5621628952" calcext:value-type="float">
            <text:p>1.562162895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5782342976" calcext:value-type="float">
            <text:p>1.578234297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5943154262" calcext:value-type="float">
            <text:p>1.594315426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6104063119" calcext:value-type="float">
            <text:p>1.610406311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6265070452" calcext:value-type="float">
            <text:p>1.626507045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6426177714" calcext:value-type="float">
            <text:p>1.642617771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658738681" calcext:value-type="float">
            <text:p>1.65873868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6748700048" calcext:value-type="float">
            <text:p>1.674870004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6910120071" calcext:value-type="float">
            <text:p>1.691012007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7071649714" calcext:value-type="float">
            <text:p>1.707164971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7233291952" calcext:value-type="float">
            <text:p>1.723329195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.7395049786" calcext:value-type="float">
            <text:p>1.739504978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7556926119" calcext:value-type="float">
            <text:p>1.755692611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771892369" calcext:value-type="float">
            <text:p>1.77189236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7881044929" calcext:value-type="float">
            <text:p>1.788104492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8043291857" calcext:value-type="float">
            <text:p>1.804329185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.8205666071" calcext:value-type="float">
            <text:p>1.820566607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8368168548" calcext:value-type="float">
            <text:p>1.836816854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.853079969" calcext:value-type="float">
            <text:p>1.85307996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8693559167" calcext:value-type="float">
            <text:p>1.869355916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.8856445952" calcext:value-type="float">
            <text:p>1.885644595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9019458262" calcext:value-type="float">
            <text:p>1.90194582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.91825935" calcext:value-type="float">
            <text:p>1.9182593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934584831" calcext:value-type="float">
            <text:p>1.93458483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.9509218524" calcext:value-type="float">
            <text:p>1.950921852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9672699262" calcext:value-type="float">
            <text:p>1.967269926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.9836284905" calcext:value-type="float">
            <text:p>1.983628490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9999969167" calcext:value-type="float">
            <text:p>1.999996916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.0163745119" calcext:value-type="float">
            <text:p>2.016374511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.0327605286" calcext:value-type="float">
            <text:p>2.032760528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.0491541714" calcext:value-type="float">
            <text:p>2.049154171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.0655546048" calcext:value-type="float">
            <text:p>2.065554604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.0819609619" calcext:value-type="float">
            <text:p>2.081960961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.0983723524" calcext:value-type="float">
            <text:p>2.098372352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.1147878714" calcext:value-type="float">
            <text:p>2.114787871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.1312066071" calcext:value-type="float">
            <text:p>2.131206607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1476276524" calcext:value-type="float">
            <text:p>2.147627652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.1640501071" calcext:value-type="float">
            <text:p>2.164050107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.1804730905" calcext:value-type="float">
            <text:p>2.180473090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.1968957429" calcext:value-type="float">
            <text:p>2.196895742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2.2133172357" calcext:value-type="float">
            <text:p>2.213317235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.2297367738" calcext:value-type="float">
            <text:p>2.22973677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.2461535929" calcext:value-type="float">
            <text:p>2.246153592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.2625669714" calcext:value-type="float">
            <text:p>2.262566971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.2789762262" calcext:value-type="float">
            <text:p>2.278976226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.2953807119" calcext:value-type="float">
            <text:p>2.295380711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.3117798238" calcext:value-type="float">
            <text:p>2.311779823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.3281729929" calcext:value-type="float">
            <text:p>2.328172992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3445596881" calcext:value-type="float">
            <text:p>2.34455968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3609394143" calcext:value-type="float">
            <text:p>2.360939414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.3773117024" calcext:value-type="float">
            <text:p>2.377311702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2.3936761167" calcext:value-type="float">
            <text:p>2.393676116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.4100322476" calcext:value-type="float">
            <text:p>2.41003224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.4263797095" calcext:value-type="float">
            <text:p>2.426379709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.4427181429" calcext:value-type="float">
            <text:p>2.442718142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.4590472095" calcext:value-type="float">
            <text:p>2.459047209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.4753665952" calcext:value-type="float">
            <text:p>2.47536659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.4916760048" calcext:value-type="float">
            <text:p>2.491676004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.5079751667" calcext:value-type="float">
            <text:p>2.50797516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.5242638333" calcext:value-type="float">
            <text:p>2.524263833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.5405417762" calcext:value-type="float">
            <text:p>2.540541776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.5568087905" calcext:value-type="float">
            <text:p>2.556808790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.5730646976" calcext:value-type="float">
            <text:p>2.57306469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.5893093429" calcext:value-type="float">
            <text:p>2.589309342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.6055425952" calcext:value-type="float">
            <text:p>2.60554259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.6217643476" calcext:value-type="float">
            <text:p>2.62176434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.6379745143" calcext:value-type="float">
            <text:p>2.637974514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.654173031" calcext:value-type="float">
            <text:p>2.65417303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.6703598571" calcext:value-type="float">
            <text:p>2.670359857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.6865349643" calcext:value-type="float">
            <text:p>2.686534964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.7026983405" calcext:value-type="float">
            <text:p>2.702698340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.7188499857" calcext:value-type="float">
            <text:p>2.718849985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.7349899" calcext:value-type="float">
            <text:p>2.734989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.7511180905" calcext:value-type="float">
            <text:p>2.751118090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.7672345595" calcext:value-type="float">
            <text:p>2.767234559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.7833393024" calcext:value-type="float">
            <text:p>2.783339302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.7994322976" calcext:value-type="float">
            <text:p>2.79943229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.8155135095" calcext:value-type="float">
            <text:p>2.815513509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.8315828786" calcext:value-type="float">
            <text:p>2.831582878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.8476403238" calcext:value-type="float">
            <text:p>2.847640323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2.863685731" calcext:value-type="float">
            <text:p>2.86368573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.8797189548" calcext:value-type="float">
            <text:p>2.879718954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.8957398238" calcext:value-type="float">
            <text:p>2.895739823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.911748131" calcext:value-type="float">
            <text:p>2.91174813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.9277436405" calcext:value-type="float">
            <text:p>2.927743640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.9437260881" calcext:value-type="float">
            <text:p>2.943726088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.9596951857" calcext:value-type="float">
            <text:p>2.959695185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.975650631" calcext:value-type="float">
            <text:p>2.97565063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.9915921095" calcext:value-type="float">
            <text:p>2.991592109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.0075193048" calcext:value-type="float">
            <text:p>3.007519304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.0234319048" calcext:value-type="float">
            <text:p>3.023431904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.0393296119" calcext:value-type="float">
            <text:p>3.039329611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.0552121619" calcext:value-type="float">
            <text:p>3.055212161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.071079319" calcext:value-type="float">
            <text:p>3.07107931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.0869309024" calcext:value-type="float">
            <text:p>3.086930902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.1027667833" calcext:value-type="float">
            <text:p>3.102766783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.1185869" calcext:value-type="float">
            <text:p>3.118586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.1343912619" calcext:value-type="float">
            <text:p>3.134391261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.1501799619" calcext:value-type="float">
            <text:p>3.150179961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.1659531762" calcext:value-type="float">
            <text:p>3.165953176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.1817111595" calcext:value-type="float">
            <text:p>3.181711159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.1974542571" calcext:value-type="float">
            <text:p>3.197454257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.2131828929" calcext:value-type="float">
            <text:p>3.213182892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.2288975643" calcext:value-type="float">
            <text:p>3.228897564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.2445988381" calcext:value-type="float">
            <text:p>3.244598838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.2602873357" calcext:value-type="float">
            <text:p>3.260287335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.2759637238" calcext:value-type="float">
            <text:p>3.275963723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.2916286976" calcext:value-type="float">
            <text:p>3.291628697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.3072829643" calcext:value-type="float">
            <text:p>3.307282964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.3229272286" calcext:value-type="float">
            <text:p>3.322927228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.3385621762" calcext:value-type="float">
            <text:p>3.338562176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3.3541884548" calcext:value-type="float">
            <text:p>3.354188454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.3698066571" calcext:value-type="float">
            <text:p>3.369806657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.3854173119" calcext:value-type="float">
            <text:p>3.385417311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4010208619" calcext:value-type="float">
            <text:p>3.401020861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.4166176571" calcext:value-type="float">
            <text:p>3.416617657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.4322079476" calcext:value-type="float">
            <text:p>3.432207947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.4477918738" calcext:value-type="float">
            <text:p>3.447791873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3.4633694667" calcext:value-type="float">
            <text:p>3.463369466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.4789406429" calcext:value-type="float">
            <text:p>3.478940642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.4945052167" calcext:value-type="float">
            <text:p>3.494505216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.5100628952" calcext:value-type="float">
            <text:p>3.510062895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.5256132976" calcext:value-type="float">
            <text:p>3.525613297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.5411559619" calcext:value-type="float">
            <text:p>3.541155961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.5566903643" calcext:value-type="float">
            <text:p>3.556690364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.572215931" calcext:value-type="float">
            <text:p>3.57221593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3.5877320595" calcext:value-type="float">
            <text:p>3.587732059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.6032381405" calcext:value-type="float">
            <text:p>3.603238140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3.6187335738" calcext:value-type="float">
            <text:p>3.618733573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.6342177929" calcext:value-type="float">
            <text:p>3.634217792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3.6496902905" calcext:value-type="float">
            <text:p>3.649690290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.665150631" calcext:value-type="float">
            <text:p>3.66515063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.6805984786" calcext:value-type="float">
            <text:p>3.680598478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.6960336095" calcext:value-type="float">
            <text:p>3.696033609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.7114559357" calcext:value-type="float">
            <text:p>3.711455935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.726865519" calcext:value-type="float">
            <text:p>3.72686551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.7422625881" calcext:value-type="float">
            <text:p>3.742262588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3.75764755" calcext:value-type="float">
            <text:p>3.7576475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.7730210119" calcext:value-type="float">
            <text:p>3.773021011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.7883837881" calcext:value-type="float">
            <text:p>3.788383788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.8037369262" calcext:value-type="float">
            <text:p>3.803736926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3.8190817262" calcext:value-type="float">
            <text:p>3.819081726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3.8344197738" calcext:value-type="float">
            <text:p>3.834419773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.8497529833" calcext:value-type="float">
            <text:p>3.849752983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.8650836619" calcext:value-type="float">
            <text:p>3.8650836619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3.880414619" calcext:value-type="float">
            <text:p>3.88041461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.8957493119" calcext:value-type="float">
            <text:p>3.895749311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.9110921119" calcext:value-type="float">
            <text:p>3.911092111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3.926448731" calcext:value-type="float">
            <text:p>3.92644873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.9418269929" calcext:value-type="float">
            <text:p>3.9418269929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.9572382952" calcext:value-type="float">
            <text:p>3.957238295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.9727006881" calcext:value-type="float">
            <text:p>3.972700688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.988246269" calcext:value-type="float">
            <text:p>3.98824626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4.0039429595" calcext:value-type="float">
            <text:p>4.003942959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4.019985581" calcext:value-type="float">
            <text:p>4.01998558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.0375879357" calcext:value-type="float">
            <text:p>4.037587935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4.0494097405" calcext:value-type="float">
            <text:p>4.049409740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.0635914143" calcext:value-type="float">
            <text:p>4.063591414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4.0781853786" calcext:value-type="float">
            <text:p>4.078185378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.0929560095" calcext:value-type="float">
            <text:p>4.092956009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4.1078285929" calcext:value-type="float">
            <text:p>4.107828592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4.1227705738" calcext:value-type="float">
            <text:p>4.122770573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4.1377652643" calcext:value-type="float">
            <text:p>4.137765264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4.1528032667" calcext:value-type="float">
            <text:p>4.152803266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4.1678789619" calcext:value-type="float">
            <text:p>4.1678789619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4.1829888619" calcext:value-type="float">
            <text:p>4.1829888619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.198130731" calcext:value-type="float">
            <text:p>4.19813073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4.2133030929" calcext:value-type="float">
            <text:p>4.2133030929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4.2285049167" calcext:value-type="float">
            <text:p>4.228504916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4.2437354143" calcext:value-type="float">
            <text:p>4.243735414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4.2589939095" calcext:value-type="float">
            <text:p>4.258993909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4.2742797357" calcext:value-type="float">
            <text:p>4.274279735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.2895921738" calcext:value-type="float">
            <text:p>4.289592173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4.3049303952" calcext:value-type="float">
            <text:p>4.304930395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.3202934381" calcext:value-type="float">
            <text:p>4.320293438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.3356801857" calcext:value-type="float">
            <text:p>4.335680185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4.3510893595" calcext:value-type="float">
            <text:p>4.351089359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4.3665195238" calcext:value-type="float">
            <text:p>4.366519523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4.3819690976" calcext:value-type="float">
            <text:p>4.381969097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4.3974363738" calcext:value-type="float">
            <text:p>4.397436373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.4129195548" calcext:value-type="float">
            <text:p>4.412919554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4.428416781" calcext:value-type="float">
            <text:p>4.42841678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4.443926169" calcext:value-type="float">
            <text:p>4.443926169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4.4594458571" calcext:value-type="float">
            <text:p>4.459445857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4.4749740429" calcext:value-type="float">
            <text:p>4.474974042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4.490509031" calcext:value-type="float">
            <text:p>4.49050903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4.5060492714" calcext:value-type="float">
            <text:p>4.5060492714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4.5215933952" calcext:value-type="float">
            <text:p>4.521593395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4.53714025" calcext:value-type="float">
            <text:p>4.5371402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.5526889167" calcext:value-type="float">
            <text:p>4.552688916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4.5682387357" calcext:value-type="float">
            <text:p>4.568238735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.5837893143" calcext:value-type="float">
            <text:p>4.583789314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4.5993405262" calcext:value-type="float">
            <text:p>4.599340526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4.6148925071" calcext:value-type="float">
            <text:p>4.614892507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.6304456333" calcext:value-type="float">
            <text:p>4.63044563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4.6460005095" calcext:value-type="float">
            <text:p>4.646000509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.6615579286" calcext:value-type="float">
            <text:p>4.661557928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.6771188452" calcext:value-type="float">
            <text:p>4.677118845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.6926843333" calcext:value-type="float">
            <text:p>4.69268433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.7082555476" calcext:value-type="float">
            <text:p>4.708255547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.7238336857" calcext:value-type="float">
            <text:p>4.723833685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.7394199452" calcext:value-type="float">
            <text:p>4.739419945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.7550154929" calcext:value-type="float">
            <text:p>4.755015492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4.7706214286" calcext:value-type="float">
            <text:p>4.770621428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4.7862387595" calcext:value-type="float">
            <text:p>4.786238759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4.8018683762" calcext:value-type="float">
            <text:p>4.801868376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4.8175110405" calcext:value-type="float">
            <text:p>4.817511040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4.8331673786" calcext:value-type="float">
            <text:p>4.833167378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4.8488378714" calcext:value-type="float">
            <text:p>4.8488378714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4.8645228667" calcext:value-type="float">
            <text:p>4.864522866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4.8802225786" calcext:value-type="float">
            <text:p>4.880222578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4.8959371071" calcext:value-type="float">
            <text:p>4.895937107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4.9116664452" calcext:value-type="float">
            <text:p>4.911666445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4.9274105071" calcext:value-type="float">
            <text:p>4.927410507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.9431691405" calcext:value-type="float">
            <text:p>4.943169140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4.9589421476" calcext:value-type="float">
            <text:p>4.958942147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4.9747293071" calcext:value-type="float">
            <text:p>4.974729307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4.9905303857" calcext:value-type="float">
            <text:p>4.990530385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5.0063451619" calcext:value-type="float">
            <text:p>5.00634516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.022173431" calcext:value-type="float">
            <text:p>5.02217343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5.0380150214" calcext:value-type="float">
            <text:p>5.0380150214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5.0538697976" calcext:value-type="float">
            <text:p>5.053869797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.0697376714" calcext:value-type="float">
            <text:p>5.069737671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5.0856185952" calcext:value-type="float">
            <text:p>5.085618595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5.1015125667" calcext:value-type="float">
            <text:p>5.101512566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.1174196167" calcext:value-type="float">
            <text:p>5.117419616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5.1333398119" calcext:value-type="float">
            <text:p>5.133339811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5.1492732405" calcext:value-type="float">
            <text:p>5.149273240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5.1652200071" calcext:value-type="float">
            <text:p>5.165220007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5.181180219" calcext:value-type="float">
            <text:p>5.181180219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.1971539738" calcext:value-type="float">
            <text:p>5.197153973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5.21314135" calcext:value-type="float">
            <text:p>5.2131413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5.2291424" calcext:value-type="float">
            <text:p>5.2291424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5.2451571333" calcext:value-type="float">
            <text:p>5.245157133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5.2611855095" calcext:value-type="float">
            <text:p>5.261185509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5.2772274333" calcext:value-type="float">
            <text:p>5.27722743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5.2932827452" calcext:value-type="float">
            <text:p>5.293282745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.3093512143" calcext:value-type="float">
            <text:p>5.309351214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5.3254325429" calcext:value-type="float">
            <text:p>5.325432542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5.3415263595" calcext:value-type="float">
            <text:p>5.341526359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5.3576322214" calcext:value-type="float">
            <text:p>5.357632221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5.3737496214" calcext:value-type="float">
            <text:p>5.373749621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5.3898779929" calcext:value-type="float">
            <text:p>5.389877992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5.4060167095" calcext:value-type="float">
            <text:p>5.406016709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5.4221651071" calcext:value-type="float">
            <text:p>5.422165107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5.4383224833" calcext:value-type="float">
            <text:p>5.438322483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5.4544881167" calcext:value-type="float">
            <text:p>5.454488116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5.4706612738" calcext:value-type="float">
            <text:p>5.470661273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5.4868412262" calcext:value-type="float">
            <text:p>5.486841226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5.5030272619" calcext:value-type="float">
            <text:p>5.503027261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5.5192187" calcext:value-type="float">
            <text:p>5.519218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5.5354149" calcext:value-type="float">
            <text:p>5.535414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5.5516152714" calcext:value-type="float">
            <text:p>5.5516152714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5.5678192905" calcext:value-type="float">
            <text:p>5.567819290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.5840264976" calcext:value-type="float">
            <text:p>5.584026497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5.6002365095" calcext:value-type="float">
            <text:p>5.600236509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5.616449019" calcext:value-type="float">
            <text:p>5.61644901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.6326637976" calcext:value-type="float">
            <text:p>5.63266379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5.6488806881" calcext:value-type="float">
            <text:p>5.648880688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5.6650996048" calcext:value-type="float">
            <text:p>5.665099604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5.6813205262" calcext:value-type="float">
            <text:p>5.681320526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5.6975434857" calcext:value-type="float">
            <text:p>5.697543485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.7137685571" calcext:value-type="float">
            <text:p>5.713768557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5.7299958476" calcext:value-type="float">
            <text:p>5.729995847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5.746225481" calcext:value-type="float">
            <text:p>5.74622548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5.7624575881" calcext:value-type="float">
            <text:p>5.762457588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.7786922881" calcext:value-type="float">
            <text:p>5.778692288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5.794929681" calcext:value-type="float">
            <text:p>5.79492968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5.8111698333" calcext:value-type="float">
            <text:p>5.811169833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5.8274127619" calcext:value-type="float">
            <text:p>5.827412761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5.8436584333" calcext:value-type="float">
            <text:p>5.84365843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.8599067524" calcext:value-type="float">
            <text:p>5.859906752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.8761575548" calcext:value-type="float">
            <text:p>5.876157554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5.8924106119" calcext:value-type="float">
            <text:p>5.892410611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5.908665619" calcext:value-type="float">
            <text:p>5.90866561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.9249222071" calcext:value-type="float">
            <text:p>5.924922207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5.9411799405" calcext:value-type="float">
            <text:p>5.941179940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5.9574383286" calcext:value-type="float">
            <text:p>5.9574383286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5.9736968262" calcext:value-type="float">
            <text:p>5.973696826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.9899548476" calcext:value-type="float">
            <text:p>5.989954847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6.0062117762" calcext:value-type="float">
            <text:p>6.006211776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6.022466969" calcext:value-type="float">
            <text:p>6.022466969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6.0387197786" calcext:value-type="float">
            <text:p>6.038719778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6.05496955" calcext:value-type="float">
            <text:p>6.0549695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6.0712156429" calcext:value-type="float">
            <text:p>6.071215642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6.087457431" calcext:value-type="float">
            <text:p>6.08745743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6.103694319" calcext:value-type="float">
            <text:p>6.10369431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6.1199257429" calcext:value-type="float">
            <text:p>6.119925742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6.1361511786" calcext:value-type="float">
            <text:p>6.136151178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6.1523701429" calcext:value-type="float">
            <text:p>6.152370142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6.1685821976" calcext:value-type="float">
            <text:p>6.168582197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6.1847869524" calcext:value-type="float">
            <text:p>6.184786952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6.2009840571" calcext:value-type="float">
            <text:p>6.200984057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6.2171732095" calcext:value-type="float">
            <text:p>6.217173209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6.2333541452" calcext:value-type="float">
            <text:p>6.2333541452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6.2495266381" calcext:value-type="float">
            <text:p>6.249526638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6.2656904905" calcext:value-type="float">
            <text:p>6.265690490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6.2818455357" calcext:value-type="float">
            <text:p>6.281845535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6.2979916262" calcext:value-type="float">
            <text:p>6.297991626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.3141286357" calcext:value-type="float">
            <text:p>6.31412863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6.33025645" calcext:value-type="float">
            <text:p>6.3302564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6.3463749619" calcext:value-type="float">
            <text:p>6.346374961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6.3624840738" calcext:value-type="float">
            <text:p>6.362484073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6.3785836881" calcext:value-type="float">
            <text:p>6.3785836881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6.3946737071" calcext:value-type="float">
            <text:p>6.3946737071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6.4107540333" calcext:value-type="float">
            <text:p>6.41075403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6.4268245619" calcext:value-type="float">
            <text:p>6.426824561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6.4428851833" calcext:value-type="float">
            <text:p>6.442885183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6.4589357857" calcext:value-type="float">
            <text:p>6.458935785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6.4749762452" calcext:value-type="float">
            <text:p>6.474976245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6.4910064333" calcext:value-type="float">
            <text:p>6.49100643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6.5070262119" calcext:value-type="float">
            <text:p>6.507026211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6.523035431" calcext:value-type="float">
            <text:p>6.52303543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6.5390339286" calcext:value-type="float">
            <text:p>6.539033928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6.555021531" calcext:value-type="float">
            <text:p>6.55502153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6.5709980476" calcext:value-type="float">
            <text:p>6.570998047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6.5869632714" calcext:value-type="float">
            <text:p>6.5869632714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6.6029169738" calcext:value-type="float">
            <text:p>6.602916973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6.6188589024" calcext:value-type="float">
            <text:p>6.618858902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478588" calcext:value-type="float">
            <text:p>6.478588</text:p>
          </table:table-cell>
          <table:table-cell office:value-type="float" office:value="6.634788781" calcext:value-type="float">
            <text:p>6.634788781</text:p>
          </table:table-cell>
          <table:table-cell table:formula="of:=POWER([.C375]-6.75;2)" office:value-type="float" office:value="0.735459558581733" calcext:value-type="float">
            <text:p>0.7354595586</text:p>
          </table:table-cell>
          <table:table-cell table:formula="of:=SQRT(SUM([.D375:.D474])/100)" office:value-type="float" office:value="0.366099816688499" calcext:value-type="float">
            <text:p>0.366099816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6525" calcext:value-type="float">
            <text:p>6.46525</text:p>
          </table:table-cell>
          <table:table-cell office:value-type="float" office:value="6.6352810952" calcext:value-type="float">
            <text:p>6.6352810952</text:p>
          </table:table-cell>
          <table:table-cell table:formula="of:=POWER([.C376]-6.75;2)" office:value-type="float" office:value="0.707843540652654" calcext:value-type="float">
            <text:p>0.707843540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450377" calcext:value-type="float">
            <text:p>6.450377</text:p>
          </table:table-cell>
          <table:table-cell office:value-type="float" office:value="6.6357924762" calcext:value-type="float">
            <text:p>6.6357924762</text:p>
          </table:table-cell>
          <table:table-cell table:formula="of:=POWER([.C377]-6.75;2)" office:value-type="float" office:value="0.680753364336736" calcext:value-type="float">
            <text:p>0.680753364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434013" calcext:value-type="float">
            <text:p>6.434013</text:p>
          </table:table-cell>
          <table:table-cell office:value-type="float" office:value="6.6363262143" calcext:value-type="float">
            <text:p>6.6363262143</text:p>
          </table:table-cell>
          <table:table-cell table:formula="of:=POWER([.C378]-6.75;2)" office:value-type="float" office:value="0.654189888649584" calcext:value-type="float">
            <text:p>0.6541898886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41622" calcext:value-type="float">
            <text:p>6.41622</text:p>
          </table:table-cell>
          <table:table-cell office:value-type="float" office:value="6.6368854595" calcext:value-type="float">
            <text:p>6.6368854595</text:p>
          </table:table-cell>
          <table:table-cell table:formula="of:=POWER([.C379]-6.75;2)" office:value-type="float" office:value="0.628154002972361" calcext:value-type="float">
            <text:p>0.62815400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397067" calcext:value-type="float">
            <text:p>6.397067</text:p>
          </table:table-cell>
          <table:table-cell office:value-type="float" office:value="6.6374731833" calcext:value-type="float">
            <text:p>6.6374731833</text:p>
          </table:table-cell>
          <table:table-cell table:formula="of:=POWER([.C380]-6.75;2)" office:value-type="float" office:value="0.602646617651952" calcext:value-type="float">
            <text:p>0.602646617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376633" calcext:value-type="float">
            <text:p>6.376633</text:p>
          </table:table-cell>
          <table:table-cell office:value-type="float" office:value="6.6380921643" calcext:value-type="float">
            <text:p>6.6380921643</text:p>
          </table:table-cell>
          <table:table-cell table:formula="of:=POWER([.C381]-6.75;2)" office:value-type="float" office:value="0.577668633686739" calcext:value-type="float">
            <text:p>0.577668633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354994" calcext:value-type="float">
            <text:p>6.354994</text:p>
          </table:table-cell>
          <table:table-cell office:value-type="float" office:value="6.6387449667" calcext:value-type="float">
            <text:p>6.6387449667</text:p>
          </table:table-cell>
          <table:table-cell table:formula="of:=POWER([.C382]-6.75;2)" office:value-type="float" office:value="0.553220921863559" calcext:value-type="float">
            <text:p>0.553220921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332213" calcext:value-type="float">
            <text:p>6.332213</text:p>
          </table:table-cell>
          <table:table-cell office:value-type="float" office:value="6.63943395" calcext:value-type="float">
            <text:p>6.63943395</text:p>
          </table:table-cell>
          <table:table-cell table:formula="of:=POWER([.C383]-6.75;2)" office:value-type="float" office:value="0.529304311196047" calcext:value-type="float">
            <text:p>0.529304311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308336" calcext:value-type="float">
            <text:p>6.308336</text:p>
          </table:table-cell>
          <table:table-cell office:value-type="float" office:value="6.6401613095" calcext:value-type="float">
            <text:p>6.6401613095</text:p>
          </table:table-cell>
          <table:table-cell table:formula="of:=POWER([.C384]-6.75;2)" office:value-type="float" office:value="0.505919553354833" calcext:value-type="float">
            <text:p>0.505919553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283366" calcext:value-type="float">
            <text:p>6.283366</text:p>
          </table:table-cell>
          <table:table-cell office:value-type="float" office:value="6.6409291238" calcext:value-type="float">
            <text:p>6.6409291238</text:p>
          </table:table-cell>
          <table:table-cell table:formula="of:=POWER([.C385]-6.75;2)" office:value-type="float" office:value="0.483067326427203" calcext:value-type="float">
            <text:p>0.483067326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257249" calcext:value-type="float">
            <text:p>6.257249</text:p>
          </table:table-cell>
          <table:table-cell office:value-type="float" office:value="6.6417394643" calcext:value-type="float">
            <text:p>6.6417394643</text:p>
          </table:table-cell>
          <table:table-cell table:formula="of:=POWER([.C386]-6.75;2)" office:value-type="float" office:value="0.46074820344366" calcext:value-type="float">
            <text:p>0.460748203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229839" calcext:value-type="float">
            <text:p>6.229839</text:p>
          </table:table-cell>
          <table:table-cell office:value-type="float" office:value="6.6425945452" calcext:value-type="float">
            <text:p>6.6425945452</text:p>
          </table:table-cell>
          <table:table-cell table:formula="of:=POWER([.C387]-6.75;2)" office:value-type="float" office:value="0.43896265573712" calcext:value-type="float">
            <text:p>0.438962655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200846" calcext:value-type="float">
            <text:p>6.200846</text:p>
          </table:table-cell>
          <table:table-cell office:value-type="float" office:value="6.6434969548" calcext:value-type="float">
            <text:p>6.6434969548</text:p>
          </table:table-cell>
          <table:table-cell table:formula="of:=POWER([.C388]-6.75;2)" office:value-type="float" office:value="0.417711033292874" calcext:value-type="float">
            <text:p>0.417711033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169763" calcext:value-type="float">
            <text:p>6.169763</text:p>
          </table:table-cell>
          <table:table-cell office:value-type="float" office:value="6.6444500143" calcext:value-type="float">
            <text:p>6.6444500143</text:p>
          </table:table-cell>
          <table:table-cell table:formula="of:=POWER([.C389]-6.75;2)" office:value-type="float" office:value="0.396993569460117" calcext:value-type="float">
            <text:p>0.396993569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135727" calcext:value-type="float">
            <text:p>6.135727</text:p>
          </table:table-cell>
          <table:table-cell office:value-type="float" office:value="6.6454583071" calcext:value-type="float">
            <text:p>6.6454583071</text:p>
          </table:table-cell>
          <table:table-cell table:formula="of:=POWER([.C390]-6.75;2)" office:value-type="float" office:value="0.37681037553417" calcext:value-type="float">
            <text:p>0.37681037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097277" calcext:value-type="float">
            <text:p>6.097277</text:p>
          </table:table-cell>
          <table:table-cell office:value-type="float" office:value="6.6465285405" calcext:value-type="float">
            <text:p>6.6465285405</text:p>
          </table:table-cell>
          <table:table-cell table:formula="of:=POWER([.C391]-6.75;2)" office:value-type="float" office:value="0.357161446097367" calcext:value-type="float">
            <text:p>0.357161446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051878" calcext:value-type="float">
            <text:p>6.051878</text:p>
          </table:table-cell>
          <table:table-cell office:value-type="float" office:value="6.6476709905" calcext:value-type="float">
            <text:p>6.6476709905</text:p>
          </table:table-cell>
          <table:table-cell table:formula="of:=POWER([.C392]-6.75;2)" office:value-type="float" office:value="0.338046660947645" calcext:value-type="float">
            <text:p>0.338046660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994894" calcext:value-type="float">
            <text:p>5.994894</text:p>
          </table:table-cell>
          <table:table-cell office:value-type="float" office:value="6.6489020667" calcext:value-type="float">
            <text:p>6.6489020667</text:p>
          </table:table-cell>
          <table:table-cell table:formula="of:=POWER([.C393]-6.75;2)" office:value-type="float" office:value="0.31946578917728" calcext:value-type="float">
            <text:p>0.319465789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917073" calcext:value-type="float">
            <text:p>5.917073</text:p>
          </table:table-cell>
          <table:table-cell office:value-type="float" office:value="6.650249331" calcext:value-type="float">
            <text:p>6.650249331</text:p>
          </table:table-cell>
          <table:table-cell table:formula="of:=POWER([.C394]-6.75;2)" office:value-type="float" office:value="0.301418505558376" calcext:value-type="float">
            <text:p>0.301418505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797277" calcext:value-type="float">
            <text:p>5.797277</text:p>
          </table:table-cell>
          <table:table-cell office:value-type="float" office:value="6.6517625" calcext:value-type="float">
            <text:p>6.6517625</text:p>
          </table:table-cell>
          <table:table-cell table:formula="of:=POWER([.C395]-6.75;2)" office:value-type="float" office:value="0.283904388674531" calcext:value-type="float">
            <text:p>0.283904388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574867" calcext:value-type="float">
            <text:p>5.574867</text:p>
          </table:table-cell>
          <table:table-cell office:value-type="float" office:value="6.6535417548" calcext:value-type="float">
            <text:p>6.6535417548</text:p>
          </table:table-cell>
          <table:table-cell table:formula="of:=POWER([.C396]-6.75;2)" office:value-type="float" office:value="0.266922939282023" calcext:value-type="float">
            <text:p>0.266922939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975866" calcext:value-type="float">
            <text:p>4.975866</text:p>
          </table:table-cell>
          <table:table-cell office:value-type="float" office:value="6.6558317952" calcext:value-type="float">
            <text:p>6.6558317952</text:p>
          </table:table-cell>
          <table:table-cell table:formula="of:=POWER([.C397]-6.75;2)" office:value-type="float" office:value="0.250473585971488" calcext:value-type="float">
            <text:p>0.25047358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975866" calcext:value-type="float">
            <text:p>4.975866</text:p>
          </table:table-cell>
          <table:table-cell office:value-type="float" office:value="6.6595297929" calcext:value-type="float">
            <text:p>6.6595297929</text:p>
          </table:table-cell>
          <table:table-cell table:formula="of:=POWER([.C398]-6.75;2)" office:value-type="float" office:value="0.234555700992131" calcext:value-type="float">
            <text:p>0.23455570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080456" calcext:value-type="float">
            <text:p>8.080456</text:p>
          </table:table-cell>
          <table:table-cell office:value-type="float" office:value="6.6632102262" calcext:value-type="float">
            <text:p>6.6632102262</text:p>
          </table:table-cell>
          <table:table-cell table:formula="of:=POWER([.C399]-6.75;2)" office:value-type="float" office:value="0.21916860244402" calcext:value-type="float">
            <text:p>0.219168602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070082" calcext:value-type="float">
            <text:p>7.070082</text:p>
          </table:table-cell>
          <table:table-cell office:value-type="float" office:value="6.6594820214" calcext:value-type="float">
            <text:p>6.6594820214</text:p>
          </table:table-cell>
          <table:table-cell table:formula="of:=POWER([.C400]-6.75;2)" office:value-type="float" office:value="0.204311569985321" calcext:value-type="float">
            <text:p>0.2043115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83405" calcext:value-type="float">
            <text:p>6.783405</text:p>
          </table:table-cell>
          <table:table-cell office:value-type="float" office:value="6.6581436524" calcext:value-type="float">
            <text:p>6.6581436524</text:p>
          </table:table-cell>
          <table:table-cell table:formula="of:=POWER([.C401]-6.75;2)" office:value-type="float" office:value="0.189983846216743" calcext:value-type="float">
            <text:p>0.189983846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019" calcext:value-type="float">
            <text:p>6.65019</text:p>
          </table:table-cell>
          <table:table-cell office:value-type="float" office:value="6.6574730881" calcext:value-type="float">
            <text:p>6.6574730881</text:p>
          </table:table-cell>
          <table:table-cell table:formula="of:=POWER([.C402]-6.75;2)" office:value-type="float" office:value="0.176184647766602" calcext:value-type="float">
            <text:p>0.176184647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75591" calcext:value-type="float">
            <text:p>6.575591</text:p>
          </table:table-cell>
          <table:table-cell office:value-type="float" office:value="6.6571061" calcext:value-type="float">
            <text:p>6.6571061</text:p>
          </table:table-cell>
          <table:table-cell table:formula="of:=POWER([.C403]-6.75;2)" office:value-type="float" office:value="0.162913171381227" calcext:value-type="float">
            <text:p>0.162913171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29998" calcext:value-type="float">
            <text:p>6.529998</text:p>
          </table:table-cell>
          <table:table-cell office:value-type="float" office:value="6.6569043714" calcext:value-type="float">
            <text:p>6.6569043714</text:p>
          </table:table-cell>
          <table:table-cell table:formula="of:=POWER([.C404]-6.75;2)" office:value-type="float" office:value="0.150168593058644" calcext:value-type="float">
            <text:p>0.150168593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501101" calcext:value-type="float">
            <text:p>6.501101</text:p>
          </table:table-cell>
          <table:table-cell office:value-type="float" office:value="6.6568001381" calcext:value-type="float">
            <text:p>6.6568001381</text:p>
          </table:table-cell>
          <table:table-cell table:formula="of:=POWER([.C405]-6.75;2)" office:value-type="float" office:value="0.137950076745398" calcext:value-type="float">
            <text:p>0.137950076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48281" calcext:value-type="float">
            <text:p>6.48281</text:p>
          </table:table-cell>
          <table:table-cell office:value-type="float" office:value="6.6567549857" calcext:value-type="float">
            <text:p>6.6567549857</text:p>
          </table:table-cell>
          <table:table-cell table:formula="of:=POWER([.C406]-6.75;2)" office:value-type="float" office:value="0.126256774426057" calcext:value-type="float">
            <text:p>0.126256774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471723" calcext:value-type="float">
            <text:p>6.471723</text:p>
          </table:table-cell>
          <table:table-cell office:value-type="float" office:value="6.6567450095" calcext:value-type="float">
            <text:p>6.6567450095</text:p>
          </table:table-cell>
          <table:table-cell table:formula="of:=POWER([.C407]-6.75;2)" office:value-type="float" office:value="0.115087825922218" calcext:value-type="float">
            <text:p>0.115087825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465754" calcext:value-type="float">
            <text:p>6.465754</text:p>
          </table:table-cell>
          <table:table-cell office:value-type="float" office:value="6.656754381" calcext:value-type="float">
            <text:p>6.656754381</text:p>
          </table:table-cell>
          <table:table-cell table:formula="of:=POWER([.C408]-6.75;2)" office:value-type="float" office:value="0.104442363791127" calcext:value-type="float">
            <text:p>0.104442363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463527" calcext:value-type="float">
            <text:p>6.463527</text:p>
          </table:table-cell>
          <table:table-cell office:value-type="float" office:value="6.6567722" calcext:value-type="float">
            <text:p>6.6567722</text:p>
          </table:table-cell>
          <table:table-cell table:formula="of:=POWER([.C409]-6.75;2)" office:value-type="float" office:value="0.0943195106366749" calcext:value-type="float">
            <text:p>0.0943195106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464075" calcext:value-type="float">
            <text:p>6.464075</text:p>
          </table:table-cell>
          <table:table-cell office:value-type="float" office:value="6.6567907667" calcext:value-type="float">
            <text:p>6.6567907667</text:p>
          </table:table-cell>
          <table:table-cell table:formula="of:=POWER([.C410]-6.75;2)" office:value-type="float" office:value="0.0847183768460766" calcext:value-type="float">
            <text:p>0.0847183768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466688" calcext:value-type="float">
            <text:p>6.466688</text:p>
          </table:table-cell>
          <table:table-cell office:value-type="float" office:value="6.6568045905" calcext:value-type="float">
            <text:p>6.6568045905</text:p>
          </table:table-cell>
          <table:table-cell table:formula="of:=POWER([.C411]-6.75;2)" office:value-type="float" office:value="0.0756380657042907" calcext:value-type="float">
            <text:p>0.075638065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470817" calcext:value-type="float">
            <text:p>6.470817</text:p>
          </table:table-cell>
          <table:table-cell office:value-type="float" office:value="6.65680975" calcext:value-type="float">
            <text:p>6.65680975</text:p>
          </table:table-cell>
          <table:table-cell table:formula="of:=POWER([.C412]-6.75;2)" office:value-type="float" office:value="0.0670776675919874" calcext:value-type="float">
            <text:p>0.067077667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476031" calcext:value-type="float">
            <text:p>6.476031</text:p>
          </table:table-cell>
          <table:table-cell office:value-type="float" office:value="6.6568034929" calcext:value-type="float">
            <text:p>6.6568034929</text:p>
          </table:table-cell>
          <table:table-cell table:formula="of:=POWER([.C413]-6.75;2)" office:value-type="float" office:value="0.0590362617036639" calcext:value-type="float">
            <text:p>0.059036261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481982" calcext:value-type="float">
            <text:p>6.481982</text:p>
          </table:table-cell>
          <table:table-cell office:value-type="float" office:value="6.6567839333" calcext:value-type="float">
            <text:p>6.6567839333</text:p>
          </table:table-cell>
          <table:table-cell table:formula="of:=POWER([.C414]-6.75;2)" office:value-type="float" office:value="0.0515129155813556" calcext:value-type="float">
            <text:p>0.051512915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488383" calcext:value-type="float">
            <text:p>6.488383</text:p>
          </table:table-cell>
          <table:table-cell office:value-type="float" office:value="6.6567498405" calcext:value-type="float">
            <text:p>6.6567498405</text:p>
          </table:table-cell>
          <table:table-cell table:formula="of:=POWER([.C415]-6.75;2)" office:value-type="float" office:value="0.0445066832819498" calcext:value-type="float">
            <text:p>0.044506683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495" calcext:value-type="float">
            <text:p>6.495</text:p>
          </table:table-cell>
          <table:table-cell office:value-type="float" office:value="6.6567004833" calcext:value-type="float">
            <text:p>6.6567004833</text:p>
          </table:table-cell>
          <table:table-cell table:formula="of:=POWER([.C416]-6.75;2)" office:value-type="float" office:value="0.0380166033735838" calcext:value-type="float">
            <text:p>0.038016603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50164" calcext:value-type="float">
            <text:p>6.50164</text:p>
          </table:table-cell>
          <table:table-cell office:value-type="float" office:value="6.6566354929" calcext:value-type="float">
            <text:p>6.6566354929</text:p>
          </table:table-cell>
          <table:table-cell table:formula="of:=POWER([.C417]-6.75;2)" office:value-type="float" office:value="0.0320416989630119" calcext:value-type="float">
            <text:p>0.03204169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508145" calcext:value-type="float">
            <text:p>6.508145</text:p>
          </table:table-cell>
          <table:table-cell office:value-type="float" office:value="6.6565547571" calcext:value-type="float">
            <text:p>6.6565547571</text:p>
          </table:table-cell>
          <table:table-cell table:formula="of:=POWER([.C418]-6.75;2)" office:value-type="float" office:value="0.02658097487259" calcext:value-type="float">
            <text:p>0.026580974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1439" calcext:value-type="float">
            <text:p>6.51439</text:p>
          </table:table-cell>
          <table:table-cell office:value-type="float" office:value="6.6564583333" calcext:value-type="float">
            <text:p>6.6564583333</text:p>
          </table:table-cell>
          <table:table-cell table:formula="of:=POWER([.C419]-6.75;2)" office:value-type="float" office:value="0.0216334165961498" calcext:value-type="float">
            <text:p>0.0216334166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520277" calcext:value-type="float">
            <text:p>6.520277</text:p>
          </table:table-cell>
          <table:table-cell office:value-type="float" office:value="6.6563463667" calcext:value-type="float">
            <text:p>6.6563463667</text:p>
          </table:table-cell>
          <table:table-cell table:formula="of:=POWER([.C420]-6.75;2)" office:value-type="float" office:value="0.0171979874797326" calcext:value-type="float">
            <text:p>0.017197987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525735" calcext:value-type="float">
            <text:p>6.525735</text:p>
          </table:table-cell>
          <table:table-cell office:value-type="float" office:value="6.6562190238" calcext:value-type="float">
            <text:p>6.6562190238</text:p>
          </table:table-cell>
          <table:table-cell table:formula="of:=POWER([.C421]-6.75;2)" office:value-type="float" office:value="0.0132736249834659" calcext:value-type="float">
            <text:p>0.01327362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530715" calcext:value-type="float">
            <text:p>6.530715</text:p>
          </table:table-cell>
          <table:table-cell office:value-type="float" office:value="6.6560764214" calcext:value-type="float">
            <text:p>6.6560764214</text:p>
          </table:table-cell>
          <table:table-cell table:formula="of:=POWER([.C422]-6.75;2)" office:value-type="float" office:value="0.0131604271185115" calcext:value-type="float">
            <text:p>0.013160427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535187" calcext:value-type="float">
            <text:p>6.535187</text:p>
          </table:table-cell>
          <table:table-cell office:value-type="float" office:value="6.6559185786" calcext:value-type="float">
            <text:p>6.6559185786</text:p>
          </table:table-cell>
          <table:table-cell table:formula="of:=POWER([.C423]-6.75;2)" office:value-type="float" office:value="0.0130433584925276" calcext:value-type="float">
            <text:p>0.013043358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539143" calcext:value-type="float">
            <text:p>6.539143</text:p>
          </table:table-cell>
          <table:table-cell office:value-type="float" office:value="6.6557453619" calcext:value-type="float">
            <text:p>6.6557453619</text:p>
          </table:table-cell>
          <table:table-cell table:formula="of:=POWER([.C424]-6.75;2)" office:value-type="float" office:value="0.0129217295553694" calcext:value-type="float">
            <text:p>0.0129217296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542589" calcext:value-type="float">
            <text:p>6.542589</text:p>
          </table:table-cell>
          <table:table-cell office:value-type="float" office:value="6.6555564214" calcext:value-type="float">
            <text:p>6.6555564214</text:p>
          </table:table-cell>
          <table:table-cell table:formula="of:=POWER([.C425]-6.75;2)" office:value-type="float" office:value="0.0127948992725261" calcext:value-type="float">
            <text:p>0.012794899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45547" calcext:value-type="float">
            <text:p>6.545547</text:p>
          </table:table-cell>
          <table:table-cell office:value-type="float" office:value="6.6553511548" calcext:value-type="float">
            <text:p>6.6553511548</text:p>
          </table:table-cell>
          <table:table-cell table:formula="of:=POWER([.C426]-6.75;2)" office:value-type="float" office:value="0.0126622844766354" calcext:value-type="float">
            <text:p>0.012662284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48049" calcext:value-type="float">
            <text:p>6.548049</text:p>
          </table:table-cell>
          <table:table-cell office:value-type="float" office:value="6.6551286429" calcext:value-type="float">
            <text:p>6.6551286429</text:p>
          </table:table-cell>
          <table:table-cell table:formula="of:=POWER([.C427]-6.75;2)" office:value-type="float" office:value="0.0125233636910583" calcext:value-type="float">
            <text:p>0.012523363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50142" calcext:value-type="float">
            <text:p>6.550142</text:p>
          </table:table-cell>
          <table:table-cell office:value-type="float" office:value="6.6548875976" calcext:value-type="float">
            <text:p>6.6548875976</text:p>
          </table:table-cell>
          <table:table-cell table:formula="of:=POWER([.C428]-6.75;2)" office:value-type="float" office:value="0.0123776824345841" calcext:value-type="float">
            <text:p>0.012377682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551878" calcext:value-type="float">
            <text:p>6.551878</text:p>
          </table:table-cell>
          <table:table-cell office:value-type="float" office:value="6.6546262905" calcext:value-type="float">
            <text:p>6.6546262905</text:p>
          </table:table-cell>
          <table:table-cell table:formula="of:=POWER([.C429]-6.75;2)" office:value-type="float" office:value="0.0122248514126025" calcext:value-type="float">
            <text:p>0.012224851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553317" calcext:value-type="float">
            <text:p>6.553317</text:p>
          </table:table-cell>
          <table:table-cell office:value-type="float" office:value="6.6543424786" calcext:value-type="float">
            <text:p>6.6543424786</text:p>
          </table:table-cell>
          <table:table-cell table:formula="of:=POWER([.C430]-6.75;2)" office:value-type="float" office:value="0.0120645379307548" calcext:value-type="float">
            <text:p>0.012064537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554524" calcext:value-type="float">
            <text:p>6.554524</text:p>
          </table:table-cell>
          <table:table-cell office:value-type="float" office:value="6.6540333" calcext:value-type="float">
            <text:p>6.6540333</text:p>
          </table:table-cell>
          <table:table-cell table:formula="of:=POWER([.C431]-6.75;2)" office:value-type="float" office:value="0.0118964560350357" calcext:value-type="float">
            <text:p>0.011896456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555566" calcext:value-type="float">
            <text:p>6.555566</text:p>
          </table:table-cell>
          <table:table-cell office:value-type="float" office:value="6.6536951429" calcext:value-type="float">
            <text:p>6.6536951429</text:p>
          </table:table-cell>
          <table:table-cell table:formula="of:=POWER([.C432]-6.75;2)" office:value-type="float" office:value="0.0117203435900509" calcext:value-type="float">
            <text:p>0.011720343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556514" calcext:value-type="float">
            <text:p>6.556514</text:p>
          </table:table-cell>
          <table:table-cell office:value-type="float" office:value="6.6533234524" calcext:value-type="float">
            <text:p>6.6533234524</text:p>
          </table:table-cell>
          <table:table-cell table:formula="of:=POWER([.C433]-6.75;2)" office:value-type="float" office:value="0.0115359317207949" calcext:value-type="float">
            <text:p>0.011535931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557435" calcext:value-type="float">
            <text:p>6.557435</text:p>
          </table:table-cell>
          <table:table-cell office:value-type="float" office:value="6.6529124595" calcext:value-type="float">
            <text:p>6.6529124595</text:p>
          </table:table-cell>
          <table:table-cell table:formula="of:=POWER([.C434]-6.75;2)" office:value-type="float" office:value="0.0113428986368733" calcext:value-type="float">
            <text:p>0.011342898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558397" calcext:value-type="float">
            <text:p>6.558397</text:p>
          </table:table-cell>
          <table:table-cell office:value-type="float" office:value="6.6524547738" calcext:value-type="float">
            <text:p>6.6524547738</text:p>
          </table:table-cell>
          <table:table-cell table:formula="of:=POWER([.C435]-6.75;2)" office:value-type="float" office:value="0.0111407994812702" calcext:value-type="float">
            <text:p>0.0111407995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559464" calcext:value-type="float">
            <text:p>6.559464</text:p>
          </table:table-cell>
          <table:table-cell office:value-type="float" office:value="6.651940731" calcext:value-type="float">
            <text:p>6.651940731</text:p>
          </table:table-cell>
          <table:table-cell table:formula="of:=POWER([.C436]-6.75;2)" office:value-type="float" office:value="0.0109289655543979" calcext:value-type="float">
            <text:p>0.010928965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560695" calcext:value-type="float">
            <text:p>6.560695</text:p>
          </table:table-cell>
          <table:table-cell office:value-type="float" office:value="6.6513573238" calcext:value-type="float">
            <text:p>6.6513573238</text:p>
          </table:table-cell>
          <table:table-cell table:formula="of:=POWER([.C437]-6.75;2)" office:value-type="float" office:value="0.0107063429310601" calcext:value-type="float">
            <text:p>0.010706342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62145" calcext:value-type="float">
            <text:p>6.562145</text:p>
          </table:table-cell>
          <table:table-cell office:value-type="float" office:value="6.6506863595" calcext:value-type="float">
            <text:p>6.6506863595</text:p>
          </table:table-cell>
          <table:table-cell table:formula="of:=POWER([.C438]-6.75;2)" office:value-type="float" office:value="0.0104712261852511" calcext:value-type="float">
            <text:p>0.010471226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56386" calcext:value-type="float">
            <text:p>6.56386</text:p>
          </table:table-cell>
          <table:table-cell office:value-type="float" office:value="6.6499010214" calcext:value-type="float">
            <text:p>6.6499010214</text:p>
          </table:table-cell>
          <table:table-cell table:formula="of:=POWER([.C439]-6.75;2)" office:value-type="float" office:value="0.0102207921175313" calcext:value-type="float">
            <text:p>0.010220792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56588" calcext:value-type="float">
            <text:p>6.56588</text:p>
          </table:table-cell>
          <table:table-cell office:value-type="float" office:value="6.6489589238" calcext:value-type="float">
            <text:p>6.6489589238</text:p>
          </table:table-cell>
          <table:table-cell table:formula="of:=POWER([.C440]-6.75;2)" office:value-type="float" office:value="0.00995019596594748" calcext:value-type="float">
            <text:p>0.00995019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68239" calcext:value-type="float">
            <text:p>6.568239</text:p>
          </table:table-cell>
          <table:table-cell office:value-type="float" office:value="6.6477862024" calcext:value-type="float">
            <text:p>6.6477862024</text:p>
          </table:table-cell>
          <table:table-cell table:formula="of:=POWER([.C441]-6.75;2)" office:value-type="float" office:value="0.00965060640624995" calcext:value-type="float">
            <text:p>0.009650606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70962" calcext:value-type="float">
            <text:p>6.570962</text:p>
          </table:table-cell>
          <table:table-cell office:value-type="float" office:value="6.6462341048" calcext:value-type="float">
            <text:p>6.6462341048</text:p>
          </table:table-cell>
          <table:table-cell table:formula="of:=POWER([.C442]-6.75;2)" office:value-type="float" office:value="0.00930419306706333" calcext:value-type="float">
            <text:p>0.009304193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574063" calcext:value-type="float">
            <text:p>6.574063</text:p>
          </table:table-cell>
          <table:table-cell office:value-type="float" office:value="6.6439205143" calcext:value-type="float">
            <text:p>6.6439205143</text:p>
          </table:table-cell>
          <table:table-cell table:formula="of:=POWER([.C443]-6.75;2)" office:value-type="float" office:value="0.00886765079525472" calcext:value-type="float">
            <text:p>0.008867650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77552" calcext:value-type="float">
            <text:p>6.577552</text:p>
          </table:table-cell>
          <table:table-cell office:value-type="float" office:value="6.6391524" calcext:value-type="float">
            <text:p>6.6391524</text:p>
          </table:table-cell>
          <table:table-cell table:formula="of:=POWER([.C444]-6.75;2)" office:value-type="float" office:value="0.0081848583727169" calcext:value-type="float">
            <text:p>0.008184858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58143" calcext:value-type="float">
            <text:p>6.58143</text:p>
          </table:table-cell>
          <table:table-cell office:value-type="float" office:value="6.6343759786" calcext:value-type="float">
            <text:p>6.6343759786</text:p>
          </table:table-cell>
          <table:table-cell table:formula="of:=POWER([.C445]-6.75;2)" office:value-type="float" office:value="0.0075324648362551" calcext:value-type="float">
            <text:p>0.007532464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85688" calcext:value-type="float">
            <text:p>6.585688</text:p>
          </table:table-cell>
          <table:table-cell office:value-type="float" office:value="6.6380163548" calcext:value-type="float">
            <text:p>6.6380163548</text:p>
          </table:table-cell>
          <table:table-cell table:formula="of:=POWER([.C446]-6.75;2)" office:value-type="float" office:value="0.00819350444983012" calcext:value-type="float">
            <text:p>0.008193504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590314" calcext:value-type="float">
            <text:p>6.590314</text:p>
          </table:table-cell>
          <table:table-cell office:value-type="float" office:value="6.6397550548" calcext:value-type="float">
            <text:p>6.6397550548</text:p>
          </table:table-cell>
          <table:table-cell table:formula="of:=POWER([.C447]-6.75;2)" office:value-type="float" office:value="0.00843758859441208" calcext:value-type="float">
            <text:p>0.008437588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95286" calcext:value-type="float">
            <text:p>6.595286</text:p>
          </table:table-cell>
          <table:table-cell office:value-type="float" office:value="6.6408214048" calcext:value-type="float">
            <text:p>6.6408214048</text:p>
          </table:table-cell>
          <table:table-cell table:formula="of:=POWER([.C448]-6.75;2)" office:value-type="float" office:value="0.00856122942575041" calcext:value-type="float">
            <text:p>0.0085612294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00578" calcext:value-type="float">
            <text:p>6.600578</text:p>
          </table:table-cell>
          <table:table-cell office:value-type="float" office:value="6.6415337357" calcext:value-type="float">
            <text:p>6.6415337357</text:p>
          </table:table-cell>
          <table:table-cell table:formula="of:=POWER([.C449]-6.75;2)" office:value-type="float" office:value="0.00862927665720999" calcext:value-type="float">
            <text:p>0.008629276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06159" calcext:value-type="float">
            <text:p>6.606159</text:p>
          </table:table-cell>
          <table:table-cell office:value-type="float" office:value="6.6420214833" calcext:value-type="float">
            <text:p>6.6420214833</text:p>
          </table:table-cell>
          <table:table-cell table:formula="of:=POWER([.C450]-6.75;2)" office:value-type="float" office:value="0.00866679606442922" calcext:value-type="float">
            <text:p>0.008666796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11995" calcext:value-type="float">
            <text:p>6.611995</text:p>
          </table:table-cell>
          <table:table-cell office:value-type="float" office:value="6.6423500524" calcext:value-type="float">
            <text:p>6.6423500524</text:p>
          </table:table-cell>
          <table:table-cell table:formula="of:=POWER([.C451]-6.75;2)" office:value-type="float" office:value="0.008686214258179" calcext:value-type="float">
            <text:p>0.008686214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18048" calcext:value-type="float">
            <text:p>6.618048</text:p>
          </table:table-cell>
          <table:table-cell office:value-type="float" office:value="6.6425571976" calcext:value-type="float">
            <text:p>6.6425571976</text:p>
          </table:table-cell>
          <table:table-cell table:formula="of:=POWER([.C452]-6.75;2)" office:value-type="float" office:value="0.00869463269180718" calcext:value-type="float">
            <text:p>0.008694632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24279" calcext:value-type="float">
            <text:p>6.624279</text:p>
          </table:table-cell>
          <table:table-cell office:value-type="float" office:value="6.6426668333" calcext:value-type="float">
            <text:p>6.6426668333</text:p>
          </table:table-cell>
          <table:table-cell table:formula="of:=POWER([.C453]-6.75;2)" office:value-type="float" office:value="0.00869649325315513" calcext:value-type="float">
            <text:p>0.008696493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30645" calcext:value-type="float">
            <text:p>6.630645</text:p>
          </table:table-cell>
          <table:table-cell office:value-type="float" office:value="6.6426952214" calcext:value-type="float">
            <text:p>6.6426952214</text:p>
          </table:table-cell>
          <table:table-cell table:formula="of:=POWER([.C454]-6.75;2)" office:value-type="float" office:value="0.00869474546269319" calcext:value-type="float">
            <text:p>0.008694745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37107" calcext:value-type="float">
            <text:p>6.637107</text:p>
          </table:table-cell>
          <table:table-cell office:value-type="float" office:value="6.6426540905" calcext:value-type="float">
            <text:p>6.6426540905</text:p>
          </table:table-cell>
          <table:table-cell table:formula="of:=POWER([.C455]-6.75;2)" office:value-type="float" office:value="0.00869142269284004" calcext:value-type="float">
            <text:p>0.008691422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43624" calcext:value-type="float">
            <text:p>6.643624</text:p>
          </table:table-cell>
          <table:table-cell office:value-type="float" office:value="6.6425523214" calcext:value-type="float">
            <text:p>6.6425523214</text:p>
          </table:table-cell>
          <table:table-cell table:formula="of:=POWER([.C456]-6.75;2)" office:value-type="float" office:value="0.00868796117237376" calcext:value-type="float">
            <text:p>0.008687961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50155" calcext:value-type="float">
            <text:p>6.650155</text:p>
          </table:table-cell>
          <table:table-cell office:value-type="float" office:value="6.64239695" calcext:value-type="float">
            <text:p>6.64239695</text:p>
          </table:table-cell>
          <table:table-cell table:formula="of:=POWER([.C457]-6.75;2)" office:value-type="float" office:value="0.00868538435187266" calcext:value-type="float">
            <text:p>0.008685384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56665" calcext:value-type="float">
            <text:p>6.656665</text:p>
          </table:table-cell>
          <table:table-cell office:value-type="float" office:value="6.6421937643" calcext:value-type="float">
            <text:p>6.6421937643</text:p>
          </table:table-cell>
          <table:table-cell table:formula="of:=POWER([.C458]-6.75;2)" office:value-type="float" office:value="0.00868442269506252" calcext:value-type="float">
            <text:p>0.008684422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663119" calcext:value-type="float">
            <text:p>6.663119</text:p>
          </table:table-cell>
          <table:table-cell office:value-type="float" office:value="6.641947681" calcext:value-type="float">
            <text:p>6.641947681</text:p>
          </table:table-cell>
          <table:table-cell table:formula="of:=POWER([.C459]-6.75;2)" office:value-type="float" office:value="0.00868558893564036" calcext:value-type="float">
            <text:p>0.008685588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669484" calcext:value-type="float">
            <text:p>6.669484</text:p>
          </table:table-cell>
          <table:table-cell office:value-type="float" office:value="6.6416629952" calcext:value-type="float">
            <text:p>6.6416629952</text:p>
          </table:table-cell>
          <table:table-cell table:formula="of:=POWER([.C460]-6.75;2)" office:value-type="float" office:value="0.00868923509101888" calcext:value-type="float">
            <text:p>0.008689235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75734" calcext:value-type="float">
            <text:p>6.675734</text:p>
          </table:table-cell>
          <table:table-cell office:value-type="float" office:value="6.6413435548" calcext:value-type="float">
            <text:p>6.6413435548</text:p>
          </table:table-cell>
          <table:table-cell table:formula="of:=POWER([.C461]-6.75;2)" office:value-type="float" office:value="0.00869559224677547" calcext:value-type="float">
            <text:p>0.008695592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81845" calcext:value-type="float">
            <text:p>6.681845</text:p>
          </table:table-cell>
          <table:table-cell office:value-type="float" office:value="6.6409928476" calcext:value-type="float">
            <text:p>6.6409928476</text:p>
          </table:table-cell>
          <table:table-cell table:formula="of:=POWER([.C462]-6.75;2)" office:value-type="float" office:value="0.00870479981645361" calcext:value-type="float">
            <text:p>0.0087047998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87797" calcext:value-type="float">
            <text:p>6.687797</text:p>
          </table:table-cell>
          <table:table-cell office:value-type="float" office:value="6.6406140905" calcext:value-type="float">
            <text:p>6.6406140905</text:p>
          </table:table-cell>
          <table:table-cell table:formula="of:=POWER([.C463]-6.75;2)" office:value-type="float" office:value="0.00871693118602603" calcext:value-type="float">
            <text:p>0.008716931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693576" calcext:value-type="float">
            <text:p>6.693576</text:p>
          </table:table-cell>
          <table:table-cell office:value-type="float" office:value="6.6402102643" calcext:value-type="float">
            <text:p>6.6402102643</text:p>
          </table:table-cell>
          <table:table-cell table:formula="of:=POWER([.C464]-6.75;2)" office:value-type="float" office:value="0.00873201342063994" calcext:value-type="float">
            <text:p>0.008732013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699171" calcext:value-type="float">
            <text:p>6.699171</text:p>
          </table:table-cell>
          <table:table-cell office:value-type="float" office:value="6.63978415" calcext:value-type="float">
            <text:p>6.63978415</text:p>
          </table:table-cell>
          <table:table-cell table:formula="of:=POWER([.C465]-6.75;2)" office:value-type="float" office:value="0.00875004340901393" calcext:value-type="float">
            <text:p>0.008750043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04576" calcext:value-type="float">
            <text:p>6.704576</text:p>
          </table:table-cell>
          <table:table-cell office:value-type="float" office:value="6.6393383429" calcext:value-type="float">
            <text:p>6.6393383429</text:p>
          </table:table-cell>
          <table:table-cell table:formula="of:=POWER([.C466]-6.75;2)" office:value-type="float" office:value="0.00877100303029082" calcext:value-type="float">
            <text:p>0.00877100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09791" calcext:value-type="float">
            <text:p>6.709791</text:p>
          </table:table-cell>
          <table:table-cell office:value-type="float" office:value="6.6388752619" calcext:value-type="float">
            <text:p>6.6388752619</text:p>
          </table:table-cell>
          <table:table-cell table:formula="of:=POWER([.C467]-6.75;2)" office:value-type="float" office:value="0.00879487149702491" calcext:value-type="float">
            <text:p>0.008794871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14819" calcext:value-type="float">
            <text:p>6.714819</text:p>
          </table:table-cell>
          <table:table-cell office:value-type="float" office:value="6.6383971571" calcext:value-type="float">
            <text:p>6.6383971571</text:p>
          </table:table-cell>
          <table:table-cell table:formula="of:=POWER([.C468]-6.75;2)" office:value-type="float" office:value="0.0088216386170304" calcext:value-type="float">
            <text:p>0.008821638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19668" calcext:value-type="float">
            <text:p>6.719668</text:p>
          </table:table-cell>
          <table:table-cell office:value-type="float" office:value="6.6379061071" calcext:value-type="float">
            <text:p>6.6379061071</text:p>
          </table:table-cell>
          <table:table-cell table:formula="of:=POWER([.C469]-6.75;2)" office:value-type="float" office:value="0.00885131385264444" calcext:value-type="float">
            <text:p>0.008851313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2435" calcext:value-type="float">
            <text:p>6.72435</text:p>
          </table:table-cell>
          <table:table-cell office:value-type="float" office:value="6.6374040214" calcext:value-type="float">
            <text:p>6.6374040214</text:p>
          </table:table-cell>
          <table:table-cell table:formula="of:=POWER([.C470]-6.75;2)" office:value-type="float" office:value="0.00888393680336193" calcext:value-type="float">
            <text:p>0.008883936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2888" calcext:value-type="float">
            <text:p>6.72888</text:p>
          </table:table-cell>
          <table:table-cell office:value-type="float" office:value="6.6368926357" calcext:value-type="float">
            <text:p>6.6368926357</text:p>
          </table:table-cell>
          <table:table-cell table:formula="of:=POWER([.C471]-6.75;2)" office:value-type="float" office:value="0.00891958953877437" calcext:value-type="float">
            <text:p>0.0089195895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33277" calcext:value-type="float">
            <text:p>6.733277</text:p>
          </table:table-cell>
          <table:table-cell office:value-type="float" office:value="6.6363735167" calcext:value-type="float">
            <text:p>6.6363735167</text:p>
          </table:table-cell>
          <table:table-cell table:formula="of:=POWER([.C472]-6.75;2)" office:value-type="float" office:value="0.00895840389769357" calcext:value-type="float">
            <text:p>0.0089584039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37562" calcext:value-type="float">
            <text:p>6.737562</text:p>
          </table:table-cell>
          <table:table-cell office:value-type="float" office:value="6.6358480595" calcext:value-type="float">
            <text:p>6.6358480595</text:p>
          </table:table-cell>
          <table:table-cell table:formula="of:=POWER([.C473]-6.75;2)" office:value-type="float" office:value="0.00900057439799567" calcext:value-type="float">
            <text:p>0.009000574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41759" calcext:value-type="float">
            <text:p>6.741759</text:p>
          </table:table-cell>
          <table:table-cell office:value-type="float" office:value="6.6353174905" calcext:value-type="float">
            <text:p>6.6353174905</text:p>
          </table:table-cell>
          <table:table-cell table:formula="of:=POWER([.C474]-6.75;2)" office:value-type="float" office:value="0.0090463690902995" calcext:value-type="float">
            <text:p>0.009046369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45893" calcext:value-type="float">
            <text:p>6.745893</text:p>
          </table:table-cell>
          <table:table-cell office:value-type="float" office:value="6.6347828738" calcext:value-type="float">
            <text:p>6.6347828738</text:p>
          </table:table-cell>
          <table:table-cell table:formula="of:=POWER([.C475]-6.75;2)" office:value-type="float" office:value="0.00909614446379048" calcext:value-type="float">
            <text:p>0.009096144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49989" calcext:value-type="float">
            <text:p>6.749989</text:p>
          </table:table-cell>
          <table:table-cell office:value-type="float" office:value="6.6342451095" calcext:value-type="float">
            <text:p>6.6342451095</text:p>
          </table:table-cell>
          <table:table-cell table:formula="of:=POWER([.C476]-6.75;2)" office:value-type="float" office:value="0.00915036140039141" calcext:value-type="float">
            <text:p>0.0091503614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54074" calcext:value-type="float">
            <text:p>6.754074</text:p>
          </table:table-cell>
          <table:table-cell office:value-type="float" office:value="6.6337049548" calcext:value-type="float">
            <text:p>6.6337049548</text:p>
          </table:table-cell>
          <table:table-cell table:formula="of:=POWER([.C477]-6.75;2)" office:value-type="float" office:value="0.00920960750888999" calcext:value-type="float">
            <text:p>0.009209607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58172" calcext:value-type="float">
            <text:p>6.758172</text:p>
          </table:table-cell>
          <table:table-cell office:value-type="float" office:value="6.6331630214" calcext:value-type="float">
            <text:p>6.6331630214</text:p>
          </table:table-cell>
          <table:table-cell table:formula="of:=POWER([.C478]-6.75;2)" office:value-type="float" office:value="0.00927462550105138" calcext:value-type="float">
            <text:p>0.009274625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2308" calcext:value-type="float">
            <text:p>6.762308</text:p>
          </table:table-cell>
          <table:table-cell office:value-type="float" office:value="6.6326197929" calcext:value-type="float">
            <text:p>6.6326197929</text:p>
          </table:table-cell>
          <table:table-cell table:formula="of:=POWER([.C479]-6.75;2)" office:value-type="float" office:value="0.00934635485585498" calcext:value-type="float">
            <text:p>0.009346354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6505" calcext:value-type="float">
            <text:p>6.766505</text:p>
          </table:table-cell>
          <table:table-cell office:value-type="float" office:value="6.6320756381" calcext:value-type="float">
            <text:p>6.6320756381</text:p>
          </table:table-cell>
          <table:table-cell table:formula="of:=POWER([.C480]-6.75;2)" office:value-type="float" office:value="0.00942599052033923" calcext:value-type="float">
            <text:p>0.009425990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70782" calcext:value-type="float">
            <text:p>6.770782</text:p>
          </table:table-cell>
          <table:table-cell office:value-type="float" office:value="6.6315308214" calcext:value-type="float">
            <text:p>6.6315308214</text:p>
          </table:table-cell>
          <table:table-cell table:formula="of:=POWER([.C481]-6.75;2)" office:value-type="float" office:value="0.00951507115440922" calcext:value-type="float">
            <text:p>0.009515071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75156" calcext:value-type="float">
            <text:p>6.775156</text:p>
          </table:table-cell>
          <table:table-cell office:value-type="float" office:value="6.6309855238" calcext:value-type="float">
            <text:p>6.6309855238</text:p>
          </table:table-cell>
          <table:table-cell table:formula="of:=POWER([.C482]-6.75;2)" office:value-type="float" office:value="0.00961562023681439" calcext:value-type="float">
            <text:p>0.009615620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79641" calcext:value-type="float">
            <text:p>6.779641</text:p>
          </table:table-cell>
          <table:table-cell office:value-type="float" office:value="6.6304398524" calcext:value-type="float">
            <text:p>6.6304398524</text:p>
          </table:table-cell>
          <table:table-cell table:formula="of:=POWER([.C483]-6.75;2)" office:value-type="float" office:value="0.00973037756789803" calcext:value-type="float">
            <text:p>0.009730377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84245" calcext:value-type="float">
            <text:p>6.784245</text:p>
          </table:table-cell>
          <table:table-cell office:value-type="float" office:value="6.6298938571" calcext:value-type="float">
            <text:p>6.6298938571</text:p>
          </table:table-cell>
          <table:table-cell table:formula="of:=POWER([.C484]-6.75;2)" office:value-type="float" office:value="0.00986319918936327" calcext:value-type="float">
            <text:p>0.009863199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88974" calcext:value-type="float">
            <text:p>6.788974</text:p>
          </table:table-cell>
          <table:table-cell office:value-type="float" office:value="6.6293475524" calcext:value-type="float">
            <text:p>6.6293475524</text:p>
          </table:table-cell>
          <table:table-cell table:formula="of:=POWER([.C485]-6.75;2)" office:value-type="float" office:value="0.0100198055167633" calcext:value-type="float">
            <text:p>0.010019805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93829" calcext:value-type="float">
            <text:p>6.793829</text:p>
          </table:table-cell>
          <table:table-cell office:value-type="float" office:value="6.6288009238" calcext:value-type="float">
            <text:p>6.6288009238</text:p>
          </table:table-cell>
          <table:table-cell table:formula="of:=POWER([.C486]-6.75;2)" office:value-type="float" office:value="0.0102092990796541" calcext:value-type="float">
            <text:p>0.0102092991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98806" calcext:value-type="float">
            <text:p>6.798806</text:p>
          </table:table-cell>
          <table:table-cell office:value-type="float" office:value="6.6282539476" calcext:value-type="float">
            <text:p>6.6282539476</text:p>
          </table:table-cell>
          <table:table-cell table:formula="of:=POWER([.C487]-6.75;2)" office:value-type="float" office:value="0.0104476604198138" calcext:value-type="float">
            <text:p>0.010447660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803898" calcext:value-type="float">
            <text:p>6.803898</text:p>
          </table:table-cell>
          <table:table-cell office:value-type="float" office:value="6.6277066" calcext:value-type="float">
            <text:p>6.6277066</text:p>
          </table:table-cell>
          <table:table-cell table:formula="of:=POWER([.C488]-6.75;2)" office:value-type="float" office:value="0.0107673610066575" calcext:value-type="float">
            <text:p>0.01076736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809092" calcext:value-type="float">
            <text:p>6.809092</text:p>
          </table:table-cell>
          <table:table-cell office:value-type="float" office:value="6.627158869" calcext:value-type="float">
            <text:p>6.627158869</text:p>
          </table:table-cell>
          <table:table-cell table:formula="of:=POWER([.C489]-6.75;2)" office:value-type="float" office:value="0.0112528572863766" calcext:value-type="float">
            <text:p>0.011252857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14371" calcext:value-type="float">
            <text:p>6.814371</text:p>
          </table:table-cell>
          <table:table-cell office:value-type="float" office:value="6.6266107667" calcext:value-type="float">
            <text:p>6.6266107667</text:p>
          </table:table-cell>
          <table:table-cell table:formula="of:=POWER([.C490]-6.75;2)" office:value-type="float" office:value="0.0122871904257599" calcext:value-type="float">
            <text:p>0.012287190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19717" calcext:value-type="float">
            <text:p>6.819717</text:p>
          </table:table-cell>
          <table:table-cell office:value-type="float" office:value="6.6260623381" calcext:value-type="float">
            <text:p>6.6260623381</text:p>
          </table:table-cell>
          <table:table-cell table:formula="of:=POWER([.C491]-6.75;2)" office:value-type="float" office:value="0.0133689143247077" calcext:value-type="float">
            <text:p>0.013368914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25104" calcext:value-type="float">
            <text:p>6.825104</text:p>
          </table:table-cell>
          <table:table-cell office:value-type="float" office:value="6.6255136619" calcext:value-type="float">
            <text:p>6.6255136619</text:p>
          </table:table-cell>
          <table:table-cell table:formula="of:=POWER([.C492]-6.75;2)" office:value-type="float" office:value="0.0125403367922794" calcext:value-type="float">
            <text:p>0.012540336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830508" calcext:value-type="float">
            <text:p>6.830508</text:p>
          </table:table-cell>
          <table:table-cell office:value-type="float" office:value="6.624964869" calcext:value-type="float">
            <text:p>6.624964869</text:p>
          </table:table-cell>
          <table:table-cell table:formula="of:=POWER([.C493]-6.75;2)" office:value-type="float" office:value="0.012153947942151" calcext:value-type="float">
            <text:p>0.012153947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835898" calcext:value-type="float">
            <text:p>6.835898</text:p>
          </table:table-cell>
          <table:table-cell office:value-type="float" office:value="6.6244161286" calcext:value-type="float">
            <text:p>6.6244161286</text:p>
          </table:table-cell>
          <table:table-cell table:formula="of:=POWER([.C494]-6.75;2)" office:value-type="float" office:value="0.0119199656498454" calcext:value-type="float">
            <text:p>0.011919965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41245" calcext:value-type="float">
            <text:p>6.841245</text:p>
          </table:table-cell>
          <table:table-cell office:value-type="float" office:value="6.6238676667" calcext:value-type="float">
            <text:p>6.6238676667</text:p>
          </table:table-cell>
          <table:table-cell table:formula="of:=POWER([.C495]-6.75;2)" office:value-type="float" office:value="0.0117649304911974" calcext:value-type="float">
            <text:p>0.011764930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46517" calcext:value-type="float">
            <text:p>6.846517</text:p>
          </table:table-cell>
          <table:table-cell office:value-type="float" office:value="6.6233197571" calcext:value-type="float">
            <text:p>6.6233197571</text:p>
          </table:table-cell>
          <table:table-cell table:formula="of:=POWER([.C496]-6.75;2)" office:value-type="float" office:value="0.0116593600687322" calcext:value-type="float">
            <text:p>0.011659360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85168" calcext:value-type="float">
            <text:p>6.85168</text:p>
          </table:table-cell>
          <table:table-cell office:value-type="float" office:value="6.6227727262" calcext:value-type="float">
            <text:p>6.6227727262</text:p>
          </table:table-cell>
          <table:table-cell table:formula="of:=POWER([.C497]-6.75;2)" office:value-type="float" office:value="0.0115885112182827" calcext:value-type="float">
            <text:p>0.011588511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856702" calcext:value-type="float">
            <text:p>6.856702</text:p>
          </table:table-cell>
          <table:table-cell office:value-type="float" office:value="6.6222269524" calcext:value-type="float">
            <text:p>6.6222269524</text:p>
          </table:table-cell>
          <table:table-cell table:formula="of:=POWER([.C498]-6.75;2)" office:value-type="float" office:value="0.0115439557875654" calcext:value-type="float">
            <text:p>0.0115439558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861549" calcext:value-type="float">
            <text:p>6.861549</text:p>
          </table:table-cell>
          <table:table-cell office:value-type="float" office:value="6.6216828595" calcext:value-type="float">
            <text:p>6.6216828595</text:p>
          </table:table-cell>
          <table:table-cell table:formula="of:=POWER([.C499]-6.75;2)" office:value-type="float" office:value="0.01152040867385" calcext:value-type="float">
            <text:p>0.011520408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866191" calcext:value-type="float">
            <text:p>6.866191</text:p>
          </table:table-cell>
          <table:table-cell office:value-type="float" office:value="6.621140919" calcext:value-type="float">
            <text:p>6.621140919</text:p>
          </table:table-cell>
          <table:table-cell table:formula="of:=POWER([.C500]-6.75;2)" office:value-type="float" office:value="0.0115143155103949" calcext:value-type="float">
            <text:p>0.011514315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870597" calcext:value-type="float">
            <text:p>6.870597</text:p>
          </table:table-cell>
          <table:table-cell office:value-type="float" office:value="6.6206016429" calcext:value-type="float">
            <text:p>6.6206016429</text:p>
          </table:table-cell>
          <table:table-cell table:formula="of:=POWER([.C501]-6.75;2)" office:value-type="float" office:value="0.0115231442863822" calcext:value-type="float">
            <text:p>0.011523144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874739" calcext:value-type="float">
            <text:p>6.874739</text:p>
          </table:table-cell>
          <table:table-cell office:value-type="float" office:value="6.6200655833" calcext:value-type="float">
            <text:p>6.6200655833</text:p>
          </table:table-cell>
          <table:table-cell table:formula="of:=POWER([.C502]-6.75;2)" office:value-type="float" office:value="0.0115450036365289" calcext:value-type="float">
            <text:p>0.011545003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87859" calcext:value-type="float">
            <text:p>6.87859</text:p>
          </table:table-cell>
          <table:table-cell office:value-type="float" office:value="6.6195333286" calcext:value-type="float">
            <text:p>6.6195333286</text:p>
          </table:table-cell>
          <table:table-cell table:formula="of:=POWER([.C503]-6.75;2)" office:value-type="float" office:value="0.0115784163693025" calcext:value-type="float">
            <text:p>0.0115784164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882127" calcext:value-type="float">
            <text:p>6.882127</text:p>
          </table:table-cell>
          <table:table-cell office:value-type="float" office:value="6.6190054952" calcext:value-type="float">
            <text:p>6.6190054952</text:p>
          </table:table-cell>
          <table:table-cell table:formula="of:=POWER([.C504]-6.75;2)" office:value-type="float" office:value="0.011622184455804" calcext:value-type="float">
            <text:p>0.011622184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8533" calcext:value-type="float">
            <text:p>6.88533</text:p>
          </table:table-cell>
          <table:table-cell office:value-type="float" office:value="6.6184827286" calcext:value-type="float">
            <text:p>6.6184827286</text:p>
          </table:table-cell>
          <table:table-cell table:formula="of:=POWER([.C505]-6.75;2)" office:value-type="float" office:value="0.0116753036412779" calcext:value-type="float">
            <text:p>0.011675303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88182" calcext:value-type="float">
            <text:p>6.888182</text:p>
          </table:table-cell>
          <table:table-cell office:value-type="float" office:value="6.6179656952" calcext:value-type="float">
            <text:p>6.6179656952</text:p>
          </table:table-cell>
          <table:table-cell table:formula="of:=POWER([.C506]-6.75;2)" office:value-type="float" office:value="0.0117369066090352" calcext:value-type="float">
            <text:p>0.011736906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89067" calcext:value-type="float">
            <text:p>6.89067</text:p>
          </table:table-cell>
          <table:table-cell office:value-type="float" office:value="6.6174550762" calcext:value-type="float">
            <text:p>6.6174550762</text:p>
          </table:table-cell>
          <table:table-cell table:formula="of:=POWER([.C507]-6.75;2)" office:value-type="float" office:value="0.0118062230835007" calcext:value-type="float">
            <text:p>0.011806223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892784" calcext:value-type="float">
            <text:p>6.892784</text:p>
          </table:table-cell>
          <table:table-cell office:value-type="float" office:value="6.6169515667" calcext:value-type="float">
            <text:p>6.6169515667</text:p>
          </table:table-cell>
          <table:table-cell table:formula="of:=POWER([.C508]-6.75;2)" office:value-type="float" office:value="0.0118825592743569" calcext:value-type="float">
            <text:p>0.011882559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94518" calcext:value-type="float">
            <text:p>6.894518</text:p>
          </table:table-cell>
          <table:table-cell office:value-type="float" office:value="6.6164558714" calcext:value-type="float">
            <text:p>6.6164558714</text:p>
          </table:table-cell>
          <table:table-cell table:formula="of:=POWER([.C509]-6.75;2)" office:value-type="float" office:value="0.0119652771971422" calcext:value-type="float">
            <text:p>0.011965277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95869" calcext:value-type="float">
            <text:p>6.895869</text:p>
          </table:table-cell>
          <table:table-cell office:value-type="float" office:value="6.6159686929" calcext:value-type="float">
            <text:p>6.6159686929</text:p>
          </table:table-cell>
          <table:table-cell table:formula="of:=POWER([.C510]-6.75;2)" office:value-type="float" office:value="0.0120537860650758" calcext:value-type="float">
            <text:p>0.012053786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96839" calcext:value-type="float">
            <text:p>6.896839</text:p>
          </table:table-cell>
          <table:table-cell office:value-type="float" office:value="6.6154907381" calcext:value-type="float">
            <text:p>6.6154907381</text:p>
          </table:table-cell>
          <table:table-cell table:formula="of:=POWER([.C511]-6.75;2)" office:value-type="float" office:value="0.0121475335912226" calcext:value-type="float">
            <text:p>0.0121475336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97431" calcext:value-type="float">
            <text:p>6.897431</text:p>
          </table:table-cell>
          <table:table-cell office:value-type="float" office:value="6.6150227048" calcext:value-type="float">
            <text:p>6.6150227048</text:p>
          </table:table-cell>
          <table:table-cell table:formula="of:=POWER([.C512]-6.75;2)" office:value-type="float" office:value="0.0122460023521179" calcext:value-type="float">
            <text:p>0.0122460024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97653" calcext:value-type="float">
            <text:p>6.897653</text:p>
          </table:table-cell>
          <table:table-cell office:value-type="float" office:value="6.614565281" calcext:value-type="float">
            <text:p>6.614565281</text:p>
          </table:table-cell>
          <table:table-cell table:formula="of:=POWER([.C513]-6.75;2)" office:value-type="float" office:value="0.0123487074177936" calcext:value-type="float">
            <text:p>0.0123487074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97514" calcext:value-type="float">
            <text:p>6.897514</text:p>
          </table:table-cell>
          <table:table-cell office:value-type="float" office:value="6.6141191405" calcext:value-type="float">
            <text:p>6.6141191405</text:p>
          </table:table-cell>
          <table:table-cell table:formula="of:=POWER([.C514]-6.75;2)" office:value-type="float" office:value="0.0124551945433621" calcext:value-type="float">
            <text:p>0.012455194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97027" calcext:value-type="float">
            <text:p>6.897027</text:p>
          </table:table-cell>
          <table:table-cell office:value-type="float" office:value="6.6136849429" calcext:value-type="float">
            <text:p>6.6136849429</text:p>
          </table:table-cell>
          <table:table-cell table:formula="of:=POWER([.C515]-6.75;2)" office:value-type="float" office:value="0.0125650408254767" calcext:value-type="float">
            <text:p>0.012565040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96206" calcext:value-type="float">
            <text:p>6.896206</text:p>
          </table:table-cell>
          <table:table-cell office:value-type="float" office:value="6.6132633214" calcext:value-type="float">
            <text:p>6.6132633214</text:p>
          </table:table-cell>
          <table:table-cell table:formula="of:=POWER([.C516]-6.75;2)" office:value-type="float" office:value="0.0126778543968916" calcext:value-type="float">
            <text:p>0.012677854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95064" calcext:value-type="float">
            <text:p>6.895064</text:p>
          </table:table-cell>
          <table:table-cell office:value-type="float" office:value="6.6128548857" calcext:value-type="float">
            <text:p>6.6128548857</text:p>
          </table:table-cell>
          <table:table-cell table:formula="of:=POWER([.C517]-6.75;2)" office:value-type="float" office:value="0.012793275858893" calcext:value-type="float">
            <text:p>0.012793275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93619" calcext:value-type="float">
            <text:p>6.893619</text:p>
          </table:table-cell>
          <table:table-cell office:value-type="float" office:value="6.6124602214" calcext:value-type="float">
            <text:p>6.6124602214</text:p>
          </table:table-cell>
          <table:table-cell table:formula="of:=POWER([.C518]-6.75;2)" office:value-type="float" office:value="0.0129109777071252" calcext:value-type="float">
            <text:p>0.012910977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91887" calcext:value-type="float">
            <text:p>6.891887</text:p>
          </table:table-cell>
          <table:table-cell office:value-type="float" office:value="6.6120798786" calcext:value-type="float">
            <text:p>6.6120798786</text:p>
          </table:table-cell>
          <table:table-cell table:formula="of:=POWER([.C519]-6.75;2)" office:value-type="float" office:value="0.0130306655199156" calcext:value-type="float">
            <text:p>0.013030665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89884" calcext:value-type="float">
            <text:p>6.889884</text:p>
          </table:table-cell>
          <table:table-cell office:value-type="float" office:value="6.611714381" calcext:value-type="float">
            <text:p>6.611714381</text:p>
          </table:table-cell>
          <table:table-cell table:formula="of:=POWER([.C520]-6.75;2)" office:value-type="float" office:value="0.0131520779852175" calcext:value-type="float">
            <text:p>0.013152078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87627" calcext:value-type="float">
            <text:p>6.887627</text:p>
          </table:table-cell>
          <table:table-cell office:value-type="float" office:value="6.611364219" calcext:value-type="float">
            <text:p>6.611364219</text:p>
          </table:table-cell>
          <table:table-cell table:formula="of:=POWER([.C521]-6.75;2)" office:value-type="float" office:value="0.0132749861697868" calcext:value-type="float">
            <text:p>0.013274986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85131" calcext:value-type="float">
            <text:p>6.885131</text:p>
          </table:table-cell>
          <table:table-cell office:value-type="float" office:value="6.61102985" calcext:value-type="float">
            <text:p>6.61102985</text:p>
          </table:table-cell>
          <table:table-cell table:formula="of:=POWER([.C522]-6.75;2)" office:value-type="float" office:value="0.013399194674667" calcext:value-type="float">
            <text:p>0.013399194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82412" calcext:value-type="float">
            <text:p>6.882412</text:p>
          </table:table-cell>
          <table:table-cell office:value-type="float" office:value="6.6107116952" calcext:value-type="float">
            <text:p>6.6107116952</text:p>
          </table:table-cell>
          <table:table-cell table:formula="of:=POWER([.C523]-6.75;2)" office:value-type="float" office:value="0.0135245375380701" calcext:value-type="float">
            <text:p>0.0135245375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79485" calcext:value-type="float">
            <text:p>6.879485</text:p>
          </table:table-cell>
          <table:table-cell office:value-type="float" office:value="6.6104101452" calcext:value-type="float">
            <text:p>6.6104101452</text:p>
          </table:table-cell>
          <table:table-cell table:formula="of:=POWER([.C524]-6.75;2)" office:value-type="float" office:value="0.0136508795683769" calcext:value-type="float">
            <text:p>0.013650879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76361" calcext:value-type="float">
            <text:p>6.876361</text:p>
          </table:table-cell>
          <table:table-cell office:value-type="float" office:value="6.6101255571" calcext:value-type="float">
            <text:p>6.6101255571</text:p>
          </table:table-cell>
          <table:table-cell table:formula="of:=POWER([.C525]-6.75;2)" office:value-type="float" office:value="0.0137781130188389" calcext:value-type="float">
            <text:p>0.013778113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873054" calcext:value-type="float">
            <text:p>6.873054</text:p>
          </table:table-cell>
          <table:table-cell office:value-type="float" office:value="6.6098582595" calcext:value-type="float">
            <text:p>6.6098582595</text:p>
          </table:table-cell>
          <table:table-cell table:formula="of:=POWER([.C526]-6.75;2)" office:value-type="float" office:value="0.0139061551295222" calcext:value-type="float">
            <text:p>0.013906155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869575" calcext:value-type="float">
            <text:p>6.869575</text:p>
          </table:table-cell>
          <table:table-cell office:value-type="float" office:value="6.6096085476" calcext:value-type="float">
            <text:p>6.6096085476</text:p>
          </table:table-cell>
          <table:table-cell table:formula="of:=POWER([.C527]-6.75;2)" office:value-type="float" office:value="0.0140349462781587" calcext:value-type="float">
            <text:p>0.014034946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65934" calcext:value-type="float">
            <text:p>6.865934</text:p>
          </table:table-cell>
          <table:table-cell office:value-type="float" office:value="6.6093766929" calcext:value-type="float">
            <text:p>6.6093766929</text:p>
          </table:table-cell>
          <table:table-cell table:formula="of:=POWER([.C528]-6.75;2)" office:value-type="float" office:value="0.0141644455451604" calcext:value-type="float">
            <text:p>0.014164445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862142" calcext:value-type="float">
            <text:p>6.862142</text:p>
          </table:table-cell>
          <table:table-cell office:value-type="float" office:value="6.6091629429" calcext:value-type="float">
            <text:p>6.6091629429</text:p>
          </table:table-cell>
          <table:table-cell table:formula="of:=POWER([.C529]-6.75;2)" office:value-type="float" office:value="0.0142946288941337" calcext:value-type="float">
            <text:p>0.014294628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58208" calcext:value-type="float">
            <text:p>6.858208</text:p>
          </table:table-cell>
          <table:table-cell office:value-type="float" office:value="6.608967519" calcext:value-type="float">
            <text:p>6.608967519</text:p>
          </table:table-cell>
          <table:table-cell table:formula="of:=POWER([.C530]-6.75;2)" office:value-type="float" office:value="0.0144254855623152" calcext:value-type="float">
            <text:p>0.014425485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54142" calcext:value-type="float">
            <text:p>6.854142</text:p>
          </table:table-cell>
          <table:table-cell office:value-type="float" office:value="6.608790619" calcext:value-type="float">
            <text:p>6.608790619</text:p>
          </table:table-cell>
          <table:table-cell table:formula="of:=POWER([.C531]-6.75;2)" office:value-type="float" office:value="0.0145570131118706" calcext:value-type="float">
            <text:p>0.014557013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49952" calcext:value-type="float">
            <text:p>6.849952</text:p>
          </table:table-cell>
          <table:table-cell office:value-type="float" office:value="6.608632419" calcext:value-type="float">
            <text:p>6.608632419</text:p>
          </table:table-cell>
          <table:table-cell table:formula="of:=POWER([.C532]-6.75;2)" office:value-type="float" office:value="0.0146892160717334" calcext:value-type="float">
            <text:p>0.014689216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45648" calcext:value-type="float">
            <text:p>6.845648</text:p>
          </table:table-cell>
          <table:table-cell office:value-type="float" office:value="6.6084930762" calcext:value-type="float">
            <text:p>6.6084930762</text:p>
          </table:table-cell>
          <table:table-cell table:formula="of:=POWER([.C533]-6.75;2)" office:value-type="float" office:value="0.0148221012749835" calcext:value-type="float">
            <text:p>0.014822101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4124" calcext:value-type="float">
            <text:p>6.84124</text:p>
          </table:table-cell>
          <table:table-cell office:value-type="float" office:value="6.6083727286" calcext:value-type="float">
            <text:p>6.6083727286</text:p>
          </table:table-cell>
          <table:table-cell table:formula="of:=POWER([.C534]-6.75;2)" office:value-type="float" office:value="0.0149556756835601" calcext:value-type="float">
            <text:p>0.014955675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36736" calcext:value-type="float">
            <text:p>6.836736</text:p>
          </table:table-cell>
          <table:table-cell office:value-type="float" office:value="6.6082714905" calcext:value-type="float">
            <text:p>6.6082714905</text:p>
          </table:table-cell>
          <table:table-cell table:formula="of:=POWER([.C535]-6.75;2)" office:value-type="float" office:value="0.015089943465359" calcext:value-type="float">
            <text:p>0.0150899435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32146" calcext:value-type="float">
            <text:p>6.832146</text:p>
          </table:table-cell>
          <table:table-cell office:value-type="float" office:value="6.6077262291" calcext:value-type="float">
            <text:p>6.6077262291</text:p>
          </table:table-cell>
          <table:table-cell table:formula="of:=POWER([.C536]-6.75;2)" office:value-type="float" office:value="0.0152249028943619" calcext:value-type="float">
            <text:p>0.015224902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27481" calcext:value-type="float">
            <text:p>6.827481</text:p>
          </table:table-cell>
          <table:table-cell office:value-type="float" office:value="6.6071893397" calcext:value-type="float">
            <text:p>6.6071893397</text:p>
          </table:table-cell>
          <table:table-cell table:formula="of:=POWER([.C537]-6.75;2)" office:value-type="float" office:value="0.0153605440372388" calcext:value-type="float">
            <text:p>0.01536054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22751" calcext:value-type="float">
            <text:p>6.822751</text:p>
          </table:table-cell>
          <table:table-cell office:value-type="float" office:value="6.6066610624" calcext:value-type="float">
            <text:p>6.6066610624</text:p>
          </table:table-cell>
          <table:table-cell table:formula="of:=POWER([.C538]-6.75;2)" office:value-type="float" office:value="0.0154968483735474" calcext:value-type="float">
            <text:p>0.015496848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17966" calcext:value-type="float">
            <text:p>6.817966</text:p>
          </table:table-cell>
          <table:table-cell office:value-type="float" office:value="6.6061416154" calcext:value-type="float">
            <text:p>6.6061416154</text:p>
          </table:table-cell>
          <table:table-cell table:formula="of:=POWER([.C539]-6.75;2)" office:value-type="float" office:value="0.0156337839841871" calcext:value-type="float">
            <text:p>0.01563378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13136" calcext:value-type="float">
            <text:p>6.813136</text:p>
          </table:table-cell>
          <table:table-cell office:value-type="float" office:value="6.6056311952" calcext:value-type="float">
            <text:p>6.6056311952</text:p>
          </table:table-cell>
          <table:table-cell table:formula="of:=POWER([.C540]-6.75;2)" office:value-type="float" office:value="0.0157713087558117" calcext:value-type="float">
            <text:p>0.0157713088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0827" calcext:value-type="float">
            <text:p>6.80827</text:p>
          </table:table-cell>
          <table:table-cell office:value-type="float" office:value="6.6051299758" calcext:value-type="float">
            <text:p>6.6051299758</text:p>
          </table:table-cell>
          <table:table-cell table:formula="of:=POWER([.C541]-6.75;2)" office:value-type="float" office:value="0.0159093655037023" calcext:value-type="float">
            <text:p>0.015909365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03377" calcext:value-type="float">
            <text:p>6.803377</text:p>
          </table:table-cell>
          <table:table-cell office:value-type="float" office:value="6.6046381114" calcext:value-type="float">
            <text:p>6.6046381114</text:p>
          </table:table-cell>
          <table:table-cell table:formula="of:=POWER([.C542]-6.75;2)" office:value-type="float" office:value="0.016047883941203" calcext:value-type="float">
            <text:p>0.016047883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98467" calcext:value-type="float">
            <text:p>6.798467</text:p>
          </table:table-cell>
          <table:table-cell office:value-type="float" office:value="6.6041557354" calcext:value-type="float">
            <text:p>6.6041557354</text:p>
          </table:table-cell>
          <table:table-cell table:formula="of:=POWER([.C543]-6.75;2)" office:value-type="float" office:value="0.0161867791985802" calcext:value-type="float">
            <text:p>0.016186779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93545" calcext:value-type="float">
            <text:p>6.793545</text:p>
          </table:table-cell>
          <table:table-cell office:value-type="float" office:value="6.6036829586" calcext:value-type="float">
            <text:p>6.6036829586</text:p>
          </table:table-cell>
          <table:table-cell table:formula="of:=POWER([.C544]-6.75;2)" office:value-type="float" office:value="0.0163259516929918" calcext:value-type="float">
            <text:p>0.0163259517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88618" calcext:value-type="float">
            <text:p>6.788618</text:p>
          </table:table-cell>
          <table:table-cell office:value-type="float" office:value="6.6032198805" calcext:value-type="float">
            <text:p>6.6032198805</text:p>
          </table:table-cell>
          <table:table-cell table:formula="of:=POWER([.C545]-6.75;2)" office:value-type="float" office:value="0.0164652885460968" calcext:value-type="float">
            <text:p>0.016465288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83691" calcext:value-type="float">
            <text:p>6.783691</text:p>
          </table:table-cell>
          <table:table-cell office:value-type="float" office:value="6.6027665844" calcext:value-type="float">
            <text:p>6.6027665844</text:p>
          </table:table-cell>
          <table:table-cell table:formula="of:=POWER([.C546]-6.75;2)" office:value-type="float" office:value="0.0166046627561645" calcext:value-type="float">
            <text:p>0.0166046628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78764" calcext:value-type="float">
            <text:p>6.778764</text:p>
          </table:table-cell>
          <table:table-cell office:value-type="float" office:value="6.6023231422" calcext:value-type="float">
            <text:p>6.6023231422</text:p>
          </table:table-cell>
          <table:table-cell table:formula="of:=POWER([.C547]-6.75;2)" office:value-type="float" office:value="0.0167439348201792" calcext:value-type="float">
            <text:p>0.016743934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7384" calcext:value-type="float">
            <text:p>6.77384</text:p>
          </table:table-cell>
          <table:table-cell office:value-type="float" office:value="6.6018896265" calcext:value-type="float">
            <text:p>6.6018896265</text:p>
          </table:table-cell>
          <table:table-cell table:formula="of:=POWER([.C548]-6.75;2)" office:value-type="float" office:value="0.0168829526431693" calcext:value-type="float">
            <text:p>0.016882952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68917" calcext:value-type="float">
            <text:p>6.768917</text:p>
          </table:table-cell>
          <table:table-cell office:value-type="float" office:value="6.6014661034" calcext:value-type="float">
            <text:p>6.6014661034</text:p>
          </table:table-cell>
          <table:table-cell table:formula="of:=POWER([.C549]-6.75;2)" office:value-type="float" office:value="0.0170215523461955" calcext:value-type="float">
            <text:p>0.017021552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63992" calcext:value-type="float">
            <text:p>6.763992</text:p>
          </table:table-cell>
          <table:table-cell office:value-type="float" office:value="6.6010526444" calcext:value-type="float">
            <text:p>6.6010526444</text:p>
          </table:table-cell>
          <table:table-cell table:formula="of:=POWER([.C550]-6.75;2)" office:value-type="float" office:value="0.0171595602877973" calcext:value-type="float">
            <text:p>0.0171595603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59058" calcext:value-type="float">
            <text:p>6.759058</text:p>
          </table:table-cell>
          <table:table-cell office:value-type="float" office:value="6.6006493292" calcext:value-type="float">
            <text:p>6.6006493292</text:p>
          </table:table-cell>
          <table:table-cell table:formula="of:=POWER([.C551]-6.75;2)" office:value-type="float" office:value="0.0172967926765012" calcext:value-type="float">
            <text:p>0.017296792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54109" calcext:value-type="float">
            <text:p>6.754109</text:p>
          </table:table-cell>
          <table:table-cell office:value-type="float" office:value="6.6002562556" calcext:value-type="float">
            <text:p>6.6002562556</text:p>
          </table:table-cell>
          <table:table-cell table:formula="of:=POWER([.C552]-6.75;2)" office:value-type="float" office:value="0.0174330576440194" calcext:value-type="float">
            <text:p>0.017433057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49135" calcext:value-type="float">
            <text:p>6.749135</text:p>
          </table:table-cell>
          <table:table-cell office:value-type="float" office:value="6.5998735373" calcext:value-type="float">
            <text:p>6.5998735373</text:p>
          </table:table-cell>
          <table:table-cell table:formula="of:=POWER([.C553]-6.75;2)" office:value-type="float" office:value="0.0175681568251479" calcext:value-type="float">
            <text:p>0.0175681568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44127" calcext:value-type="float">
            <text:p>6.744127</text:p>
          </table:table-cell>
          <table:table-cell office:value-type="float" office:value="6.5995013142" calcext:value-type="float">
            <text:p>6.5995013142</text:p>
          </table:table-cell>
          <table:table-cell table:formula="of:=POWER([.C554]-6.75;2)" office:value-type="float" office:value="0.0177018856035845" calcext:value-type="float">
            <text:p>0.017701885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39071" calcext:value-type="float">
            <text:p>6.739071</text:p>
          </table:table-cell>
          <table:table-cell office:value-type="float" office:value="6.59913975" calcext:value-type="float">
            <text:p>6.59913975</text:p>
          </table:table-cell>
          <table:table-cell table:formula="of:=POWER([.C555]-6.75;2)" office:value-type="float" office:value="0.0178340342835332" calcext:value-type="float">
            <text:p>0.017834034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33954" calcext:value-type="float">
            <text:p>6.733954</text:p>
          </table:table-cell>
          <table:table-cell office:value-type="float" office:value="6.5987890451" calcext:value-type="float">
            <text:p>6.5987890451</text:p>
          </table:table-cell>
          <table:table-cell table:formula="of:=POWER([.C556]-6.75;2)" office:value-type="float" office:value="0.0179643912829345" calcext:value-type="float">
            <text:p>0.017964391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28765" calcext:value-type="float">
            <text:p>6.728765</text:p>
          </table:table-cell>
          <table:table-cell office:value-type="float" office:value="6.5984494347" calcext:value-type="float">
            <text:p>6.5984494347</text:p>
          </table:table-cell>
          <table:table-cell table:formula="of:=POWER([.C557]-6.75;2)" office:value-type="float" office:value="0.0180927415368828" calcext:value-type="float">
            <text:p>0.018092741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23489" calcext:value-type="float">
            <text:p>6.723489</text:p>
          </table:table-cell>
          <table:table-cell office:value-type="float" office:value="6.5981211839" calcext:value-type="float">
            <text:p>6.5981211839</text:p>
          </table:table-cell>
          <table:table-cell table:formula="of:=POWER([.C558]-6.75;2)" office:value-type="float" office:value="0.0182188702195079" calcext:value-type="float">
            <text:p>0.0182188702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18114" calcext:value-type="float">
            <text:p>6.718114</text:p>
          </table:table-cell>
          <table:table-cell office:value-type="float" office:value="6.5978045985" calcext:value-type="float">
            <text:p>6.5978045985</text:p>
          </table:table-cell>
          <table:table-cell table:formula="of:=POWER([.C559]-6.75;2)" office:value-type="float" office:value="0.018342563110609" calcext:value-type="float">
            <text:p>0.018342563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12628" calcext:value-type="float">
            <text:p>6.712628</text:p>
          </table:table-cell>
          <table:table-cell office:value-type="float" office:value="6.5975000177" calcext:value-type="float">
            <text:p>6.5975000177</text:p>
          </table:table-cell>
          <table:table-cell table:formula="of:=POWER([.C560]-6.75;2)" office:value-type="float" office:value="0.0184636079784588" calcext:value-type="float">
            <text:p>0.01846360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07021" calcext:value-type="float">
            <text:p>6.707021</text:p>
          </table:table-cell>
          <table:table-cell office:value-type="float" office:value="6.5972078147" calcext:value-type="float">
            <text:p>6.5972078147</text:p>
          </table:table-cell>
          <table:table-cell table:formula="of:=POWER([.C561]-6.75;2)" office:value-type="float" office:value="0.0185817947921763" calcext:value-type="float">
            <text:p>0.018581794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01287" calcext:value-type="float">
            <text:p>6.701287</text:p>
          </table:table-cell>
          <table:table-cell office:value-type="float" office:value="6.5969283919" calcext:value-type="float">
            <text:p>6.5969283919</text:p>
          </table:table-cell>
          <table:table-cell table:formula="of:=POWER([.C562]-6.75;2)" office:value-type="float" office:value="0.0186969192745597" calcext:value-type="float">
            <text:p>0.018696919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695421" calcext:value-type="float">
            <text:p>6.695421</text:p>
          </table:table-cell>
          <table:table-cell office:value-type="float" office:value="6.5966621709" calcext:value-type="float">
            <text:p>6.5966621709</text:p>
          </table:table-cell>
          <table:table-cell table:formula="of:=POWER([.C563]-6.75;2)" office:value-type="float" office:value="0.0188087823763601" calcext:value-type="float">
            <text:p>0.0188087824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89422" calcext:value-type="float">
            <text:p>6.689422</text:p>
          </table:table-cell>
          <table:table-cell office:value-type="float" office:value="6.5964095908" calcext:value-type="float">
            <text:p>6.5964095908</text:p>
          </table:table-cell>
          <table:table-cell table:formula="of:=POWER([.C564]-6.75;2)" office:value-type="float" office:value="0.018917190697337" calcext:value-type="float">
            <text:p>0.018917190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83292" calcext:value-type="float">
            <text:p>6.683292</text:p>
          </table:table-cell>
          <table:table-cell office:value-type="float" office:value="6.5961710974" calcext:value-type="float">
            <text:p>6.5961710974</text:p>
          </table:table-cell>
          <table:table-cell table:formula="of:=POWER([.C565]-6.75;2)" office:value-type="float" office:value="0.0190219598869906" calcext:value-type="float">
            <text:p>0.0190219599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77037" calcext:value-type="float">
            <text:p>6.677037</text:p>
          </table:table-cell>
          <table:table-cell office:value-type="float" office:value="6.5959471362" calcext:value-type="float">
            <text:p>6.5959471362</text:p>
          </table:table-cell>
          <table:table-cell table:formula="of:=POWER([.C566]-6.75;2)" office:value-type="float" office:value="0.019122912422213" calcext:value-type="float">
            <text:p>0.0191229124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70671" calcext:value-type="float">
            <text:p>6.670671</text:p>
          </table:table-cell>
          <table:table-cell office:value-type="float" office:value="6.5957381418" calcext:value-type="float">
            <text:p>6.5957381418</text:p>
          </table:table-cell>
          <table:table-cell table:formula="of:=POWER([.C567]-6.75;2)" office:value-type="float" office:value="0.0192198797734799" calcext:value-type="float">
            <text:p>0.0192198798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64206" calcext:value-type="float">
            <text:p>6.664206</text:p>
          </table:table-cell>
          <table:table-cell office:value-type="float" office:value="6.5955445168" calcext:value-type="float">
            <text:p>6.5955445168</text:p>
          </table:table-cell>
          <table:table-cell table:formula="of:=POWER([.C568]-6.75;2)" office:value-type="float" office:value="0.0193127025910226" calcext:value-type="float">
            <text:p>0.019312702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57665" calcext:value-type="float">
            <text:p>6.657665</text:p>
          </table:table-cell>
          <table:table-cell office:value-type="float" office:value="6.5953666373" calcext:value-type="float">
            <text:p>6.5953666373</text:p>
          </table:table-cell>
          <table:table-cell table:formula="of:=POWER([.C569]-6.75;2)" office:value-type="float" office:value="0.0194012318540577" calcext:value-type="float">
            <text:p>0.019401231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5107" calcext:value-type="float">
            <text:p>6.65107</text:p>
          </table:table-cell>
          <table:table-cell office:value-type="float" office:value="6.5952048234" calcext:value-type="float">
            <text:p>6.5952048234</text:p>
          </table:table-cell>
          <table:table-cell table:formula="of:=POWER([.C570]-6.75;2)" office:value-type="float" office:value="0.019485327563085" calcext:value-type="float">
            <text:p>0.019485327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44449" calcext:value-type="float">
            <text:p>6.644449</text:p>
          </table:table-cell>
          <table:table-cell office:value-type="float" office:value="6.5950593411" calcext:value-type="float">
            <text:p>6.5950593411</text:p>
          </table:table-cell>
          <table:table-cell table:formula="of:=POWER([.C571]-6.75;2)" office:value-type="float" office:value="0.0195648597765854" calcext:value-type="float">
            <text:p>0.0195648598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37832" calcext:value-type="float">
            <text:p>6.637832</text:p>
          </table:table-cell>
          <table:table-cell office:value-type="float" office:value="6.5949303864" calcext:value-type="float">
            <text:p>6.5949303864</text:p>
          </table:table-cell>
          <table:table-cell table:formula="of:=POWER([.C572]-6.75;2)" office:value-type="float" office:value="0.0196397074303693" calcext:value-type="float">
            <text:p>0.0196397074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31254" calcext:value-type="float">
            <text:p>6.631254</text:p>
          </table:table-cell>
          <table:table-cell office:value-type="float" office:value="6.5948180785" calcext:value-type="float">
            <text:p>6.5948180785</text:p>
          </table:table-cell>
          <table:table-cell table:formula="of:=POWER([.C573]-6.75;2)" office:value-type="float" office:value="0.0197097599069815" calcext:value-type="float">
            <text:p>0.019709759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2475" calcext:value-type="float">
            <text:p>6.62475</text:p>
          </table:table-cell>
          <table:table-cell office:value-type="float" office:value="6.5947224462" calcext:value-type="float">
            <text:p>6.5947224462</text:p>
          </table:table-cell>
          <table:table-cell table:formula="of:=POWER([.C574]-6.75;2)" office:value-type="float" office:value="0.019774914499741" calcext:value-type="float">
            <text:p>0.019774914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18353" calcext:value-type="float">
            <text:p>6.618353</text:p>
          </table:table-cell>
          <table:table-cell office:value-type="float" office:value="6.5946434263" calcext:value-type="float">
            <text:p>6.5946434263</text:p>
          </table:table-cell>
          <table:table-cell table:formula="of:=POWER([.C575]-6.75;2)" office:value-type="float" office:value="0.0198350766525886" calcext:value-type="float">
            <text:p>0.019835076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12101" calcext:value-type="float">
            <text:p>6.612101</text:p>
          </table:table-cell>
          <table:table-cell office:value-type="float" office:value="6.5945808681" calcext:value-type="float">
            <text:p>6.5945808681</text:p>
          </table:table-cell>
          <table:table-cell table:formula="of:=POWER([.C576]-6.75;2)" office:value-type="float" office:value="0.0198901606970153" calcext:value-type="float">
            <text:p>0.0198901607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06027" calcext:value-type="float">
            <text:p>6.606027</text:p>
          </table:table-cell>
          <table:table-cell office:value-type="float" office:value="6.5945345185" calcext:value-type="float">
            <text:p>6.5945345185</text:p>
          </table:table-cell>
          <table:table-cell table:formula="of:=POWER([.C577]-6.75;2)" office:value-type="float" office:value="0.019940089282403" calcext:value-type="float">
            <text:p>0.019940089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00162" calcext:value-type="float">
            <text:p>6.600162</text:p>
          </table:table-cell>
          <table:table-cell office:value-type="float" office:value="6.5945040345" calcext:value-type="float">
            <text:p>6.5945040345</text:p>
          </table:table-cell>
          <table:table-cell table:formula="of:=POWER([.C578]-6.75;2)" office:value-type="float" office:value="0.0199847929577915" calcext:value-type="float">
            <text:p>0.019984793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94535" calcext:value-type="float">
            <text:p>6.594535</text:p>
          </table:table-cell>
          <table:table-cell office:value-type="float" office:value="6.5944889867" calcext:value-type="float">
            <text:p>6.5944889867</text:p>
          </table:table-cell>
          <table:table-cell table:formula="of:=POWER([.C579]-6.75;2)" office:value-type="float" office:value="0.0200242094833389" calcext:value-type="float">
            <text:p>0.020024209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89169" calcext:value-type="float">
            <text:p>6.589169</text:p>
          </table:table-cell>
          <table:table-cell office:value-type="float" office:value="6.594488864" calcext:value-type="float">
            <text:p>6.594488864</text:p>
          </table:table-cell>
          <table:table-cell table:formula="of:=POWER([.C580]-6.75;2)" office:value-type="float" office:value="0.0200582840042092" calcext:value-type="float">
            <text:p>0.02005828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84083" calcext:value-type="float">
            <text:p>6.584083</text:p>
          </table:table-cell>
          <table:table-cell office:value-type="float" office:value="6.5945030882" calcext:value-type="float">
            <text:p>6.5945030882</text:p>
          </table:table-cell>
          <table:table-cell table:formula="of:=POWER([.C581]-6.75;2)" office:value-type="float" office:value="0.0200869704050916" calcext:value-type="float">
            <text:p>0.020086970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579289" calcext:value-type="float">
            <text:p>6.579289</text:p>
          </table:table-cell>
          <table:table-cell office:value-type="float" office:value="6.5945310241" calcext:value-type="float">
            <text:p>6.5945310241</text:p>
          </table:table-cell>
          <table:table-cell table:formula="of:=POWER([.C582]-6.75;2)" office:value-type="float" office:value="0.0202418258861057" calcext:value-type="float">
            <text:p>0.0202418259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74792" calcext:value-type="float">
            <text:p>6.574792</text:p>
          </table:table-cell>
          <table:table-cell office:value-type="float" office:value="6.5945719973" calcext:value-type="float">
            <text:p>6.5945719973</text:p>
          </table:table-cell>
          <table:table-cell table:formula="of:=POWER([.C583]-6.75;2)" office:value-type="float" office:value="0.0203948846953221" calcext:value-type="float">
            <text:p>0.020394884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570591" calcext:value-type="float">
            <text:p>6.570591</text:p>
          </table:table-cell>
          <table:table-cell office:value-type="float" office:value="6.5946253127" calcext:value-type="float">
            <text:p>6.5946253127</text:p>
          </table:table-cell>
          <table:table-cell table:formula="of:=POWER([.C584]-6.75;2)" office:value-type="float" office:value="0.0205460510322968" calcext:value-type="float">
            <text:p>0.02054605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66678" calcext:value-type="float">
            <text:p>6.566678</text:p>
          </table:table-cell>
          <table:table-cell office:value-type="float" office:value="6.5946902703" calcext:value-type="float">
            <text:p>6.5946902703</text:p>
          </table:table-cell>
          <table:table-cell table:formula="of:=POWER([.C585]-6.75;2)" office:value-type="float" office:value="0.0206952348197214" calcext:value-type="float">
            <text:p>0.0206952348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63037" calcext:value-type="float">
            <text:p>6.563037</text:p>
          </table:table-cell>
          <table:table-cell office:value-type="float" office:value="6.5947661843" calcext:value-type="float">
            <text:p>6.5947661843</text:p>
          </table:table-cell>
          <table:table-cell table:formula="of:=POWER([.C586]-6.75;2)" office:value-type="float" office:value="0.0208423517993805" calcext:value-type="float">
            <text:p>0.020842351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59645" calcext:value-type="float">
            <text:p>6.559645</text:p>
          </table:table-cell>
          <table:table-cell office:value-type="float" office:value="6.5948524049" calcext:value-type="float">
            <text:p>6.5948524049</text:p>
          </table:table-cell>
          <table:table-cell table:formula="of:=POWER([.C587]-6.75;2)" office:value-type="float" office:value="0.0209873239117087" calcext:value-type="float">
            <text:p>0.020987323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56475" calcext:value-type="float">
            <text:p>6.556475</text:p>
          </table:table-cell>
          <table:table-cell office:value-type="float" office:value="6.5949483379" calcext:value-type="float">
            <text:p>6.5949483379</text:p>
          </table:table-cell>
          <table:table-cell table:formula="of:=POWER([.C588]-6.75;2)" office:value-type="float" office:value="0.0211300786573588" calcext:value-type="float">
            <text:p>0.0211300787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53491" calcext:value-type="float">
            <text:p>6.553491</text:p>
          </table:table-cell>
          <table:table-cell office:value-type="float" office:value="6.5950534563" calcext:value-type="float">
            <text:p>6.5950534563</text:p>
          </table:table-cell>
          <table:table-cell table:formula="of:=POWER([.C589]-6.75;2)" office:value-type="float" office:value="0.0212705495167148" calcext:value-type="float">
            <text:p>0.021270549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550654" calcext:value-type="float">
            <text:p>6.550654</text:p>
          </table:table-cell>
          <table:table-cell office:value-type="float" office:value="6.595167326" calcext:value-type="float">
            <text:p>6.595167326</text:p>
          </table:table-cell>
          <table:table-cell table:formula="of:=POWER([.C590]-6.75;2)" office:value-type="float" office:value="0.0214086766040492" calcext:value-type="float">
            <text:p>0.021408676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547922" calcext:value-type="float">
            <text:p>6.547922</text:p>
          </table:table-cell>
          <table:table-cell office:value-type="float" office:value="6.5952896154" calcext:value-type="float">
            <text:p>6.5952896154</text:p>
          </table:table-cell>
          <table:table-cell table:formula="of:=POWER([.C591]-6.75;2)" office:value-type="float" office:value="0.0215444034804342" calcext:value-type="float">
            <text:p>0.021544403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45249" calcext:value-type="float">
            <text:p>6.545249</text:p>
          </table:table-cell>
          <table:table-cell office:value-type="float" office:value="6.5954201047" calcext:value-type="float">
            <text:p>6.5954201047</text:p>
          </table:table-cell>
          <table:table-cell table:formula="of:=POWER([.C592]-6.75;2)" office:value-type="float" office:value="0.0216776786692422" calcext:value-type="float">
            <text:p>0.0216776787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542589" calcext:value-type="float">
            <text:p>6.542589</text:p>
          </table:table-cell>
          <table:table-cell office:value-type="float" office:value="6.5955586989" calcext:value-type="float">
            <text:p>6.5955586989</text:p>
          </table:table-cell>
          <table:table-cell table:formula="of:=POWER([.C593]-6.75;2)" office:value-type="float" office:value="0.0218084543296813" calcext:value-type="float">
            <text:p>0.021808454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539894" calcext:value-type="float">
            <text:p>6.539894</text:p>
          </table:table-cell>
          <table:table-cell office:value-type="float" office:value="6.5957054294" calcext:value-type="float">
            <text:p>6.5957054294</text:p>
          </table:table-cell>
          <table:table-cell table:formula="of:=POWER([.C594]-6.75;2)" office:value-type="float" office:value="0.0219366827383094" calcext:value-type="float">
            <text:p>0.021936682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37121" calcext:value-type="float">
            <text:p>6.537121</text:p>
          </table:table-cell>
          <table:table-cell office:value-type="float" office:value="6.5958604611" calcext:value-type="float">
            <text:p>6.5958604611</text:p>
          </table:table-cell>
          <table:table-cell table:formula="of:=POWER([.C595]-6.75;2)" office:value-type="float" office:value="0.0220623184391795" calcext:value-type="float">
            <text:p>0.022062318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534225" calcext:value-type="float">
            <text:p>6.534225</text:p>
          </table:table-cell>
          <table:table-cell office:value-type="float" office:value="6.5960240808" calcext:value-type="float">
            <text:p>6.5960240808</text:p>
          </table:table-cell>
          <table:table-cell table:formula="of:=POWER([.C596]-6.75;2)" office:value-type="float" office:value="0.0221853147402328" calcext:value-type="float">
            <text:p>0.0221853147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31169" calcext:value-type="float">
            <text:p>6.531169</text:p>
          </table:table-cell>
          <table:table-cell office:value-type="float" office:value="6.5961967039" calcext:value-type="float">
            <text:p>6.5961967039</text:p>
          </table:table-cell>
          <table:table-cell table:formula="of:=POWER([.C597]-6.75;2)" office:value-type="float" office:value="0.0223056228684099" calcext:value-type="float">
            <text:p>0.0223056229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27919" calcext:value-type="float">
            <text:p>6.527919</text:p>
          </table:table-cell>
          <table:table-cell office:value-type="float" office:value="6.5963788543" calcext:value-type="float">
            <text:p>6.5963788543</text:p>
          </table:table-cell>
          <table:table-cell table:formula="of:=POWER([.C598]-6.75;2)" office:value-type="float" office:value="0.0224231889869326" calcext:value-type="float">
            <text:p>0.022423189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24449" calcext:value-type="float">
            <text:p>6.524449</text:p>
          </table:table-cell>
          <table:table-cell office:value-type="float" office:value="6.5965711573" calcext:value-type="float">
            <text:p>6.5965711573</text:p>
          </table:table-cell>
          <table:table-cell table:formula="of:=POWER([.C599]-6.75;2)" office:value-type="float" office:value="0.0225379548028146" calcext:value-type="float">
            <text:p>0.022537954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20738" calcext:value-type="float">
            <text:p>6.520738</text:p>
          </table:table-cell>
          <table:table-cell office:value-type="float" office:value="6.5967743183" calcext:value-type="float">
            <text:p>6.5967743183</text:p>
          </table:table-cell>
          <table:table-cell table:formula="of:=POWER([.C600]-6.75;2)" office:value-type="float" office:value="0.022649854427527" calcext:value-type="float">
            <text:p>0.0226498544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16774" calcext:value-type="float">
            <text:p>6.516774</text:p>
          </table:table-cell>
          <table:table-cell office:value-type="float" office:value="6.5969891102" calcext:value-type="float">
            <text:p>6.5969891102</text:p>
          </table:table-cell>
          <table:table-cell table:formula="of:=POWER([.C601]-6.75;2)" office:value-type="float" office:value="0.0227588150300625" calcext:value-type="float">
            <text:p>0.022758815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12554" calcext:value-type="float">
            <text:p>6.512554</text:p>
          </table:table-cell>
          <table:table-cell office:value-type="float" office:value="6.5972163484" calcext:value-type="float">
            <text:p>6.5972163484</text:p>
          </table:table-cell>
          <table:table-cell table:formula="of:=POWER([.C602]-6.75;2)" office:value-type="float" office:value="0.0228647528817698" calcext:value-type="float">
            <text:p>0.0228647529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08082" calcext:value-type="float">
            <text:p>6.508082</text:p>
          </table:table-cell>
          <table:table-cell office:value-type="float" office:value="6.5974568665" calcext:value-type="float">
            <text:p>6.5974568665</text:p>
          </table:table-cell>
          <table:table-cell table:formula="of:=POWER([.C603]-6.75;2)" office:value-type="float" office:value="0.0229675738427496" calcext:value-type="float">
            <text:p>0.022967573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503372" calcext:value-type="float">
            <text:p>6.503372</text:p>
          </table:table-cell>
          <table:table-cell office:value-type="float" office:value="6.5977114957" calcext:value-type="float">
            <text:p>6.5977114957</text:p>
          </table:table-cell>
          <table:table-cell table:formula="of:=POWER([.C604]-6.75;2)" office:value-type="float" office:value="0.0230671747799376" calcext:value-type="float">
            <text:p>0.023067174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498449" calcext:value-type="float">
            <text:p>6.498449</text:p>
          </table:table-cell>
          <table:table-cell office:value-type="float" office:value="6.5979810371" calcext:value-type="float">
            <text:p>6.5979810371</text:p>
          </table:table-cell>
          <table:table-cell table:formula="of:=POWER([.C605]-6.75;2)" office:value-type="float" office:value="0.0231634402377463" calcext:value-type="float">
            <text:p>0.023163440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493343" calcext:value-type="float">
            <text:p>6.493343</text:p>
          </table:table-cell>
          <table:table-cell office:value-type="float" office:value="6.5982662292" calcext:value-type="float">
            <text:p>6.5982662292</text:p>
          </table:table-cell>
          <table:table-cell table:formula="of:=POWER([.C606]-6.75;2)" office:value-type="float" office:value="0.0232562446015004" calcext:value-type="float">
            <text:p>0.023256244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88096" calcext:value-type="float">
            <text:p>6.488096</text:p>
          </table:table-cell>
          <table:table-cell office:value-type="float" office:value="6.5985677328" calcext:value-type="float">
            <text:p>6.5985677328</text:p>
          </table:table-cell>
          <table:table-cell table:formula="of:=POWER([.C607]-6.75;2)" office:value-type="float" office:value="0.0233454518887495" calcext:value-type="float">
            <text:p>0.023345451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82755" calcext:value-type="float">
            <text:p>6.482755</text:p>
          </table:table-cell>
          <table:table-cell office:value-type="float" office:value="6.5988860951" calcext:value-type="float">
            <text:p>6.5988860951</text:p>
          </table:table-cell>
          <table:table-cell table:formula="of:=POWER([.C608]-6.75;2)" office:value-type="float" office:value="0.0234309172063201" calcext:value-type="float">
            <text:p>0.0234309172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77377" calcext:value-type="float">
            <text:p>6.477377</text:p>
          </table:table-cell>
          <table:table-cell office:value-type="float" office:value="6.5992217341" calcext:value-type="float">
            <text:p>6.5992217341</text:p>
          </table:table-cell>
          <table:table-cell table:formula="of:=POWER([.C609]-6.75;2)" office:value-type="float" office:value="0.0235124898331008" calcext:value-type="float">
            <text:p>0.023512489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472025" calcext:value-type="float">
            <text:p>6.472025</text:p>
          </table:table-cell>
          <table:table-cell office:value-type="float" office:value="6.5995749072" calcext:value-type="float">
            <text:p>6.5995749072</text:p>
          </table:table-cell>
          <table:table-cell table:formula="of:=POWER([.C610]-6.75;2)" office:value-type="float" office:value="0.0235900137982233" calcext:value-type="float">
            <text:p>0.0235900138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466769" calcext:value-type="float">
            <text:p>6.466769</text:p>
          </table:table-cell>
          <table:table-cell office:value-type="float" office:value="6.5999456919" calcext:value-type="float">
            <text:p>6.5999456919</text:p>
          </table:table-cell>
          <table:table-cell table:formula="of:=POWER([.C611]-6.75;2)" office:value-type="float" office:value="0.0236633312751203" calcext:value-type="float">
            <text:p>0.023663331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461684" calcext:value-type="float">
            <text:p>6.461684</text:p>
          </table:table-cell>
          <table:table-cell office:value-type="float" office:value="6.6003339621" calcext:value-type="float">
            <text:p>6.6003339621</text:p>
          </table:table-cell>
          <table:table-cell table:formula="of:=POWER([.C612]-6.75;2)" office:value-type="float" office:value="0.0237322848449812" calcext:value-type="float">
            <text:p>0.023732284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456854" calcext:value-type="float">
            <text:p>6.456854</text:p>
          </table:table-cell>
          <table:table-cell office:value-type="float" office:value="6.6007393713" calcext:value-type="float">
            <text:p>6.6007393713</text:p>
          </table:table-cell>
          <table:table-cell table:formula="of:=POWER([.C613]-6.75;2)" office:value-type="float" office:value="0.0237967208953169" calcext:value-type="float">
            <text:p>0.0237967209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452366" calcext:value-type="float">
            <text:p>6.452366</text:p>
          </table:table-cell>
          <table:table-cell office:value-type="float" office:value="6.6011613226" calcext:value-type="float">
            <text:p>6.6011613226</text:p>
          </table:table-cell>
          <table:table-cell table:formula="of:=POWER([.C614]-6.75;2)" office:value-type="float" office:value="0.0238564962905453" calcext:value-type="float">
            <text:p>0.023856496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448318" calcext:value-type="float">
            <text:p>6.448318</text:p>
          </table:table-cell>
          <table:table-cell office:value-type="float" office:value="6.6015989559" calcext:value-type="float">
            <text:p>6.6015989559</text:p>
          </table:table-cell>
          <table:table-cell table:formula="of:=POWER([.C615]-6.75;2)" office:value-type="float" office:value="0.0239114768599098" calcext:value-type="float">
            <text:p>0.0239114769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444816" calcext:value-type="float">
            <text:p>6.444816</text:p>
          </table:table-cell>
          <table:table-cell office:value-type="float" office:value="6.6020511121" calcext:value-type="float">
            <text:p>6.6020511121</text:p>
          </table:table-cell>
          <table:table-cell table:formula="of:=POWER([.C616]-6.75;2)" office:value-type="float" office:value="0.0239615466986253" calcext:value-type="float">
            <text:p>0.0239615467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44198" calcext:value-type="float">
            <text:p>6.44198</text:p>
          </table:table-cell>
          <table:table-cell office:value-type="float" office:value="6.6025163047" calcext:value-type="float">
            <text:p>6.6025163047</text:p>
          </table:table-cell>
          <table:table-cell table:formula="of:=POWER([.C617]-6.75;2)" office:value-type="float" office:value="0.0240066077803662" calcext:value-type="float">
            <text:p>0.0240066078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39948" calcext:value-type="float">
            <text:p>6.439948</text:p>
          </table:table-cell>
          <table:table-cell office:value-type="float" office:value="6.6029926736" calcext:value-type="float">
            <text:p>6.6029926736</text:p>
          </table:table-cell>
          <table:table-cell table:formula="of:=POWER([.C618]-6.75;2)" office:value-type="float" office:value="0.0240465850620534" calcext:value-type="float">
            <text:p>0.024046585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438885" calcext:value-type="float">
            <text:p>6.438885</text:p>
          </table:table-cell>
          <table:table-cell office:value-type="float" office:value="6.6034779256" calcext:value-type="float">
            <text:p>6.6034779256</text:p>
          </table:table-cell>
          <table:table-cell table:formula="of:=POWER([.C619]-6.75;2)" office:value-type="float" office:value="0.0240814287604321" calcext:value-type="float">
            <text:p>0.024081428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439002" calcext:value-type="float">
            <text:p>6.439002</text:p>
          </table:table-cell>
          <table:table-cell office:value-type="float" office:value="6.6039692478" calcext:value-type="float">
            <text:p>6.6039692478</text:p>
          </table:table-cell>
          <table:table-cell table:formula="of:=POWER([.C620]-6.75;2)" office:value-type="float" office:value="0.0241111187141117" calcext:value-type="float">
            <text:p>0.024111118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440571" calcext:value-type="float">
            <text:p>6.440571</text:p>
          </table:table-cell>
          <table:table-cell office:value-type="float" office:value="6.6044631617" calcext:value-type="float">
            <text:p>6.6044631617</text:p>
          </table:table-cell>
          <table:table-cell table:formula="of:=POWER([.C621]-6.75;2)" office:value-type="float" office:value="0.0241356649918035" calcext:value-type="float">
            <text:p>0.024135665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443976" calcext:value-type="float">
            <text:p>6.443976</text:p>
          </table:table-cell>
          <table:table-cell office:value-type="float" office:value="6.6049553303" calcext:value-type="float">
            <text:p>6.6049553303</text:p>
          </table:table-cell>
          <table:table-cell table:formula="of:=POWER([.C622]-6.75;2)" office:value-type="float" office:value="0.0241551065605497" calcext:value-type="float">
            <text:p>0.024155106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44978" calcext:value-type="float">
            <text:p>6.44978</text:p>
          </table:table-cell>
          <table:table-cell office:value-type="float" office:value="6.6054402078" calcext:value-type="float">
            <text:p>6.6054402078</text:p>
          </table:table-cell>
          <table:table-cell table:formula="of:=POWER([.C623]-6.75;2)" office:value-type="float" office:value="0.0241695159380269" calcext:value-type="float">
            <text:p>0.0241695159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45887" calcext:value-type="float">
            <text:p>6.45887</text:p>
          </table:table-cell>
          <table:table-cell office:value-type="float" office:value="6.6059104804" calcext:value-type="float">
            <text:p>6.6059104804</text:p>
          </table:table-cell>
          <table:table-cell table:formula="of:=POWER([.C624]-6.75;2)" office:value-type="float" office:value="0.0241789952867772" calcext:value-type="float">
            <text:p>0.0241789953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472747" calcext:value-type="float">
            <text:p>6.472747</text:p>
          </table:table-cell>
          <table:table-cell office:value-type="float" office:value="6.6063560576" calcext:value-type="float">
            <text:p>6.6063560576</text:p>
          </table:table-cell>
          <table:table-cell table:formula="of:=POWER([.C625]-6.75;2)" office:value-type="float" office:value="0.0241836752575928" calcext:value-type="float">
            <text:p>0.0241836753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494205" calcext:value-type="float">
            <text:p>6.494205</text:p>
          </table:table-cell>
          <table:table-cell office:value-type="float" office:value="6.6067621641" calcext:value-type="float">
            <text:p>6.6067621641</text:p>
          </table:table-cell>
          <table:table-cell table:formula="of:=POWER([.C626]-6.75;2)" office:value-type="float" office:value="0.0241837134200106" calcext:value-type="float">
            <text:p>0.024183713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29144" calcext:value-type="float">
            <text:p>6.529144</text:p>
          </table:table-cell>
          <table:table-cell office:value-type="float" office:value="6.6071053262" calcext:value-type="float">
            <text:p>6.6071053262</text:p>
          </table:table-cell>
          <table:table-cell table:formula="of:=POWER([.C627]-6.75;2)" office:value-type="float" office:value="0.0241792895793371" calcext:value-type="float">
            <text:p>0.0241792896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6.6073437401" calcext:value-type="float">
            <text:p>6.6073437401</text:p>
          </table:table-cell>
          <table:table-cell table:formula="of:=POWER([.C628]-6.75;2)" office:value-type="float" office:value="0.0241706024673947" calcext:value-type="float">
            <text:p>0.024170602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37901" calcext:value-type="float">
            <text:p>6.737901</text:p>
          </table:table-cell>
          <table:table-cell office:value-type="float" office:value="6.6073889356" calcext:value-type="float">
            <text:p>6.6073889356</text:p>
          </table:table-cell>
          <table:table-cell table:formula="of:=POWER([.C629]-6.75;2)" office:value-type="float" office:value="0.0241578640233112" calcext:value-type="float">
            <text:p>0.02415786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392989" calcext:value-type="float">
            <text:p>7.392989</text:p>
          </table:table-cell>
          <table:table-cell office:value-type="float" office:value="6.60698736" calcext:value-type="float">
            <text:p>6.60698736</text:p>
          </table:table-cell>
          <table:table-cell table:formula="of:=POWER([.C630]-6.75;2)" office:value-type="float" office:value="0.0241412934535728" calcext:value-type="float">
            <text:p>0.024141293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965158" calcext:value-type="float">
            <text:p>4.965158</text:p>
          </table:table-cell>
          <table:table-cell office:value-type="float" office:value="6.604561429" calcext:value-type="float">
            <text:p>6.604561429</text:p>
          </table:table-cell>
          <table:table-cell table:formula="of:=POWER([.C631]-6.75;2)" office:value-type="float" office:value="0.024121112139487" calcext:value-type="float">
            <text:p>0.024121112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956303" calcext:value-type="float">
            <text:p>5.956303</text:p>
          </table:table-cell>
          <table:table-cell office:value-type="float" office:value="6.6096369814" calcext:value-type="float">
            <text:p>6.6096369814</text:p>
          </table:table-cell>
          <table:table-cell table:formula="of:=POWER([.C632]-6.75;2)" office:value-type="float" office:value="0.0240975375367815" calcext:value-type="float">
            <text:p>0.024097537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129465" calcext:value-type="float">
            <text:p>6.129465</text:p>
          </table:table-cell>
          <table:table-cell office:value-type="float" office:value="6.6116659689" calcext:value-type="float">
            <text:p>6.6116659689</text:p>
          </table:table-cell>
          <table:table-cell table:formula="of:=POWER([.C633]-6.75;2)" office:value-type="float" office:value="0.0240707762653135" calcext:value-type="float">
            <text:p>0.024070776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203665" calcext:value-type="float">
            <text:p>6.203665</text:p>
          </table:table-cell>
          <table:table-cell office:value-type="float" office:value="6.6131681526" calcext:value-type="float">
            <text:p>6.6131681526</text:p>
          </table:table-cell>
          <table:table-cell table:formula="of:=POWER([.C634]-6.75;2)" office:value-type="float" office:value="0.0240410179199726" calcext:value-type="float">
            <text:p>0.024041017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246485" calcext:value-type="float">
            <text:p>6.246485</text:p>
          </table:table-cell>
          <table:table-cell office:value-type="float" office:value="6.61444785" calcext:value-type="float">
            <text:p>6.61444785</text:p>
          </table:table-cell>
          <table:table-cell table:formula="of:=POWER([.C635]-6.75;2)" office:value-type="float" office:value="0.0240084314045759" calcext:value-type="float">
            <text:p>0.0240084314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275632" calcext:value-type="float">
            <text:p>6.275632</text:p>
          </table:table-cell>
          <table:table-cell office:value-type="float" office:value="6.6156013386" calcext:value-type="float">
            <text:p>6.6156013386</text:p>
          </table:table-cell>
          <table:table-cell table:formula="of:=POWER([.C636]-6.75;2)" office:value-type="float" office:value="0.0239731569379902" calcext:value-type="float">
            <text:p>0.023973156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29777" calcext:value-type="float">
            <text:p>6.29777</text:p>
          </table:table-cell>
          <table:table-cell office:value-type="float" office:value="6.6166704245" calcext:value-type="float">
            <text:p>6.6166704245</text:p>
          </table:table-cell>
          <table:table-cell table:formula="of:=POWER([.C637]-6.75;2)" office:value-type="float" office:value="0.0239353031030798" calcext:value-type="float">
            <text:p>0.023935303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315961" calcext:value-type="float">
            <text:p>6.315961</text:p>
          </table:table-cell>
          <table:table-cell office:value-type="float" office:value="6.6176764196" calcext:value-type="float">
            <text:p>6.6176764196</text:p>
          </table:table-cell>
          <table:table-cell table:formula="of:=POWER([.C638]-6.75;2)" office:value-type="float" office:value="0.0238949440309588" calcext:value-type="float">
            <text:p>0.02389494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331792" calcext:value-type="float">
            <text:p>6.331792</text:p>
          </table:table-cell>
          <table:table-cell office:value-type="float" office:value="6.6186312152" calcext:value-type="float">
            <text:p>6.6186312152</text:p>
          </table:table-cell>
          <table:table-cell table:formula="of:=POWER([.C639]-6.75;2)" office:value-type="float" office:value="0.023852115485461" calcext:value-type="float">
            <text:p>0.023852115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346158" calcext:value-type="float">
            <text:p>6.346158</text:p>
          </table:table-cell>
          <table:table-cell office:value-type="float" office:value="6.6195418159" calcext:value-type="float">
            <text:p>6.6195418159</text:p>
          </table:table-cell>
          <table:table-cell table:formula="of:=POWER([.C640]-6.75;2)" office:value-type="float" office:value="0.0238068145166385" calcext:value-type="float">
            <text:p>0.0238068145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359585" calcext:value-type="float">
            <text:p>6.359585</text:p>
          </table:table-cell>
          <table:table-cell office:value-type="float" office:value="6.620412465" calcext:value-type="float">
            <text:p>6.620412465</text:p>
          </table:table-cell>
          <table:table-cell table:formula="of:=POWER([.C641]-6.75;2)" office:value-type="float" office:value="0.0237589974523046" calcext:value-type="float">
            <text:p>0.023758997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372392" calcext:value-type="float">
            <text:p>6.372392</text:p>
          </table:table-cell>
          <table:table-cell office:value-type="float" office:value="6.6212457796" calcext:value-type="float">
            <text:p>6.6212457796</text:p>
          </table:table-cell>
          <table:table-cell table:formula="of:=POWER([.C642]-6.75;2)" office:value-type="float" office:value="0.0237085836934848" calcext:value-type="float">
            <text:p>0.0237085837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384766" calcext:value-type="float">
            <text:p>6.384766</text:p>
          </table:table-cell>
          <table:table-cell office:value-type="float" office:value="6.6220433878" calcext:value-type="float">
            <text:p>6.6220433878</text:p>
          </table:table-cell>
          <table:table-cell table:formula="of:=POWER([.C643]-6.75;2)" office:value-type="float" office:value="0.0236554538912241" calcext:value-type="float">
            <text:p>0.0236554539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396809" calcext:value-type="float">
            <text:p>6.396809</text:p>
          </table:table-cell>
          <table:table-cell office:value-type="float" office:value="6.6228063376" calcext:value-type="float">
            <text:p>6.6228063376</text:p>
          </table:table-cell>
          <table:table-cell table:formula="of:=POWER([.C644]-6.75;2)" office:value-type="float" office:value="0.0235994564061806" calcext:value-type="float">
            <text:p>0.023599456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408568" calcext:value-type="float">
            <text:p>6.408568</text:p>
          </table:table-cell>
          <table:table-cell office:value-type="float" office:value="6.6235353613" calcext:value-type="float">
            <text:p>6.6235353613</text:p>
          </table:table-cell>
          <table:table-cell table:formula="of:=POWER([.C645]-6.75;2)" office:value-type="float" office:value="0.0235404097722614" calcext:value-type="float">
            <text:p>0.0235404098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420047" calcext:value-type="float">
            <text:p>6.420047</text:p>
          </table:table-cell>
          <table:table-cell office:value-type="float" office:value="6.6242310485" calcext:value-type="float">
            <text:p>6.6242310485</text:p>
          </table:table-cell>
          <table:table-cell table:formula="of:=POWER([.C646]-6.75;2)" office:value-type="float" office:value="0.0234781095324298" calcext:value-type="float">
            <text:p>0.023478109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431224" calcext:value-type="float">
            <text:p>6.431224</text:p>
          </table:table-cell>
          <table:table-cell office:value-type="float" office:value="6.6248939838" calcext:value-type="float">
            <text:p>6.6248939838</text:p>
          </table:table-cell>
          <table:table-cell table:formula="of:=POWER([.C647]-6.75;2)" office:value-type="float" office:value="0.0234123323973877" calcext:value-type="float">
            <text:p>0.023412332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442053" calcext:value-type="float">
            <text:p>6.442053</text:p>
          </table:table-cell>
          <table:table-cell office:value-type="float" office:value="6.6255248306" calcext:value-type="float">
            <text:p>6.6255248306</text:p>
          </table:table-cell>
          <table:table-cell table:formula="of:=POWER([.C648]-6.75;2)" office:value-type="float" office:value="0.0233428441962302" calcext:value-type="float">
            <text:p>0.0233428442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452478" calcext:value-type="float">
            <text:p>6.452478</text:p>
          </table:table-cell>
          <table:table-cell office:value-type="float" office:value="6.6261244118" calcext:value-type="float">
            <text:p>6.6261244118</text:p>
          </table:table-cell>
          <table:table-cell table:formula="of:=POWER([.C649]-6.75;2)" office:value-type="float" office:value="0.0232694075779988" calcext:value-type="float">
            <text:p>0.023269407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462434" calcext:value-type="float">
            <text:p>6.462434</text:p>
          </table:table-cell>
          <table:table-cell office:value-type="float" office:value="6.6266937443" calcext:value-type="float">
            <text:p>6.6266937443</text:p>
          </table:table-cell>
          <table:table-cell table:formula="of:=POWER([.C650]-6.75;2)" office:value-type="float" office:value="0.023191788541931" calcext:value-type="float">
            <text:p>0.0231917885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471853" calcext:value-type="float">
            <text:p>6.471853</text:p>
          </table:table-cell>
          <table:table-cell office:value-type="float" office:value="6.6272340724" calcext:value-type="float">
            <text:p>6.6272340724</text:p>
          </table:table-cell>
          <table:table-cell table:formula="of:=POWER([.C651]-6.75;2)" office:value-type="float" office:value="0.0231097650811915" calcext:value-type="float">
            <text:p>0.023109765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480669" calcext:value-type="float">
            <text:p>6.480669</text:p>
          </table:table-cell>
          <table:table-cell office:value-type="float" office:value="6.6277468812" calcext:value-type="float">
            <text:p>6.6277468812</text:p>
          </table:table-cell>
          <table:table-cell table:formula="of:=POWER([.C652]-6.75;2)" office:value-type="float" office:value="0.0230231372011869" calcext:value-type="float">
            <text:p>0.023023137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488821" calcext:value-type="float">
            <text:p>6.488821</text:p>
          </table:table-cell>
          <table:table-cell office:value-type="float" office:value="6.628233894" calcext:value-type="float">
            <text:p>6.628233894</text:p>
          </table:table-cell>
          <table:table-cell table:formula="of:=POWER([.C653]-6.75;2)" office:value-type="float" office:value="0.0229317315493321" calcext:value-type="float">
            <text:p>0.0229317315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496256" calcext:value-type="float">
            <text:p>6.496256</text:p>
          </table:table-cell>
          <table:table-cell office:value-type="float" office:value="6.6286970598" calcext:value-type="float">
            <text:p>6.6286970598</text:p>
          </table:table-cell>
          <table:table-cell table:formula="of:=POWER([.C654]-6.75;2)" office:value-type="float" office:value="0.0228354122541262" calcext:value-type="float">
            <text:p>0.022835412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502936" calcext:value-type="float">
            <text:p>6.502936</text:p>
          </table:table-cell>
          <table:table-cell office:value-type="float" office:value="6.62913853" calcext:value-type="float">
            <text:p>6.62913853</text:p>
          </table:table-cell>
          <table:table-cell table:formula="of:=POWER([.C655]-6.75;2)" office:value-type="float" office:value="0.022734085467811" calcext:value-type="float">
            <text:p>0.0227340855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508835" calcext:value-type="float">
            <text:p>6.508835</text:p>
          </table:table-cell>
          <table:table-cell office:value-type="float" office:value="6.629560612" calcext:value-type="float">
            <text:p>6.629560612</text:p>
          </table:table-cell>
          <table:table-cell table:formula="of:=POWER([.C656]-6.75;2)" office:value-type="float" office:value="0.0226277085438886" calcext:value-type="float">
            <text:p>0.0226277085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513943" calcext:value-type="float">
            <text:p>6.513943</text:p>
          </table:table-cell>
          <table:table-cell office:value-type="float" office:value="6.6299657315" calcext:value-type="float">
            <text:p>6.6299657315</text:p>
          </table:table-cell>
          <table:table-cell table:formula="of:=POWER([.C657]-6.75;2)" office:value-type="float" office:value="0.0225162953793696" calcext:value-type="float">
            <text:p>0.022516295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18269" calcext:value-type="float">
            <text:p>6.518269</text:p>
          </table:table-cell>
          <table:table-cell office:value-type="float" office:value="6.6303563805" calcext:value-type="float">
            <text:p>6.6303563805</text:p>
          </table:table-cell>
          <table:table-cell table:formula="of:=POWER([.C658]-6.75;2)" office:value-type="float" office:value="0.0223999229006843" calcext:value-type="float">
            <text:p>0.022399922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21838" calcext:value-type="float">
            <text:p>6.521838</text:p>
          </table:table-cell>
          <table:table-cell office:value-type="float" office:value="6.6307350541" calcext:value-type="float">
            <text:p>6.6307350541</text:p>
          </table:table-cell>
          <table:table-cell table:formula="of:=POWER([.C659]-6.75;2)" office:value-type="float" office:value="0.0222787352799194" calcext:value-type="float">
            <text:p>0.022278735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24695" calcext:value-type="float">
            <text:p>6.524695</text:p>
          </table:table-cell>
          <table:table-cell office:value-type="float" office:value="6.6311041966" calcext:value-type="float">
            <text:p>6.6311041966</text:p>
          </table:table-cell>
          <table:table-cell table:formula="of:=POWER([.C660]-6.75;2)" office:value-type="float" office:value="0.0221529518901812" calcext:value-type="float">
            <text:p>0.0221529519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526901" calcext:value-type="float">
            <text:p>6.526901</text:p>
          </table:table-cell>
          <table:table-cell office:value-type="float" office:value="6.6314661327" calcext:value-type="float">
            <text:p>6.6314661327</text:p>
          </table:table-cell>
          <table:table-cell table:formula="of:=POWER([.C661]-6.75;2)" office:value-type="float" office:value="0.0220228698899701" calcext:value-type="float">
            <text:p>0.0220228699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28532" calcext:value-type="float">
            <text:p>6.528532</text:p>
          </table:table-cell>
          <table:table-cell office:value-type="float" office:value="6.6318230102" calcext:value-type="float">
            <text:p>6.6318230102</text:p>
          </table:table-cell>
          <table:table-cell table:formula="of:=POWER([.C662]-6.75;2)" office:value-type="float" office:value="0.0218888734308468" calcext:value-type="float">
            <text:p>0.021888873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529679" calcext:value-type="float">
            <text:p>6.529679</text:p>
          </table:table-cell>
          <table:table-cell office:value-type="float" office:value="6.6321767466" calcext:value-type="float">
            <text:p>6.6321767466</text:p>
          </table:table-cell>
          <table:table-cell table:formula="of:=POWER([.C663]-6.75;2)" office:value-type="float" office:value="0.0217514403793433" calcext:value-type="float">
            <text:p>0.021751440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53044" calcext:value-type="float">
            <text:p>6.53044</text:p>
          </table:table-cell>
          <table:table-cell office:value-type="float" office:value="6.6325289725" calcext:value-type="float">
            <text:p>6.6325289725</text:p>
          </table:table-cell>
          <table:table-cell table:formula="of:=POWER([.C664]-6.75;2)" office:value-type="float" office:value="0.0216111540152761" calcext:value-type="float">
            <text:p>0.02161115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530924" calcext:value-type="float">
            <text:p>6.530924</text:p>
          </table:table-cell>
          <table:table-cell office:value-type="float" office:value="6.6328810034" calcext:value-type="float">
            <text:p>6.6328810034</text:p>
          </table:table-cell>
          <table:table-cell table:formula="of:=POWER([.C665]-6.75;2)" office:value-type="float" office:value="0.0214687182864791" calcext:value-type="float">
            <text:p>0.0214687183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31243" calcext:value-type="float">
            <text:p>6.531243</text:p>
          </table:table-cell>
          <table:table-cell office:value-type="float" office:value="6.6332337958" calcext:value-type="float">
            <text:p>6.6332337958</text:p>
          </table:table-cell>
          <table:table-cell table:formula="of:=POWER([.C666]-6.75;2)" office:value-type="float" office:value="0.0213249805880977" calcext:value-type="float">
            <text:p>0.0213249806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531509" calcext:value-type="float">
            <text:p>6.531509</text:p>
          </table:table-cell>
          <table:table-cell office:value-type="float" office:value="6.6335879306" calcext:value-type="float">
            <text:p>6.6335879306</text:p>
          </table:table-cell>
          <table:table-cell table:formula="of:=POWER([.C667]-6.75;2)" office:value-type="float" office:value="0.0211809713023603" calcext:value-type="float">
            <text:p>0.0211809713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31832" calcext:value-type="float">
            <text:p>6.531832</text:p>
          </table:table-cell>
          <table:table-cell office:value-type="float" office:value="6.6339436063" calcext:value-type="float">
            <text:p>6.6339436063</text:p>
          </table:table-cell>
          <table:table-cell table:formula="of:=POWER([.C668]-6.75;2)" office:value-type="float" office:value="0.0210379562083821" calcext:value-type="float">
            <text:p>0.0210379562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32313" calcext:value-type="float">
            <text:p>6.532313</text:p>
          </table:table-cell>
          <table:table-cell office:value-type="float" office:value="6.6343006399" calcext:value-type="float">
            <text:p>6.6343006399</text:p>
          </table:table-cell>
          <table:table-cell table:formula="of:=POWER([.C669]-6.75;2)" office:value-type="float" office:value="0.0208975335209072" calcext:value-type="float">
            <text:p>0.020897533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533048" calcext:value-type="float">
            <text:p>6.533048</text:p>
          </table:table-cell>
          <table:table-cell office:value-type="float" office:value="6.6346584912" calcext:value-type="float">
            <text:p>6.6346584912</text:p>
          </table:table-cell>
          <table:table-cell table:formula="of:=POWER([.C670]-6.75;2)" office:value-type="float" office:value="0.0207617896585587" calcext:value-type="float">
            <text:p>0.02076178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534116" calcext:value-type="float">
            <text:p>6.534116</text:p>
          </table:table-cell>
          <table:table-cell office:value-type="float" office:value="6.6350162746" calcext:value-type="float">
            <text:p>6.6350162746</text:p>
          </table:table-cell>
          <table:table-cell table:formula="of:=POWER([.C671]-6.75;2)" office:value-type="float" office:value="0.0206335821882145" calcext:value-type="float">
            <text:p>0.020633582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535585" calcext:value-type="float">
            <text:p>6.535585</text:p>
          </table:table-cell>
          <table:table-cell office:value-type="float" office:value="6.6353728127" calcext:value-type="float">
            <text:p>6.6353728127</text:p>
          </table:table-cell>
          <table:table-cell table:formula="of:=POWER([.C672]-6.75;2)" office:value-type="float" office:value="0.0205170776333153" calcext:value-type="float">
            <text:p>0.0205170776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537505" calcext:value-type="float">
            <text:p>6.537505</text:p>
          </table:table-cell>
          <table:table-cell office:value-type="float" office:value="6.6357266702" calcext:value-type="float">
            <text:p>6.6357266702</text:p>
          </table:table-cell>
          <table:table-cell table:formula="of:=POWER([.C673]-6.75;2)" office:value-type="float" office:value="0.0204188878004084" calcext:value-type="float">
            <text:p>0.020418887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53991" calcext:value-type="float">
            <text:p>6.53991</text:p>
          </table:table-cell>
          <table:table-cell office:value-type="float" office:value="6.6360762135" calcext:value-type="float">
            <text:p>6.6360762135</text:p>
          </table:table-cell>
          <table:table-cell table:formula="of:=POWER([.C674]-6.75;2)" office:value-type="float" office:value="0.0203508084886563" calcext:value-type="float">
            <text:p>0.0203508085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42818" calcext:value-type="float">
            <text:p>6.542818</text:p>
          </table:table-cell>
          <table:table-cell office:value-type="float" office:value="6.6364196643" calcext:value-type="float">
            <text:p>6.6364196643</text:p>
          </table:table-cell>
          <table:table-cell table:formula="of:=POWER([.C675]-6.75;2)" office:value-type="float" office:value="0.0203379156893008" calcext:value-type="float">
            <text:p>0.0203379157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46229" calcext:value-type="float">
            <text:p>6.546229</text:p>
          </table:table-cell>
          <table:table-cell office:value-type="float" office:value="6.6367551541" calcext:value-type="float">
            <text:p>6.6367551541</text:p>
          </table:table-cell>
          <table:table-cell table:formula="of:=POWER([.C676]-6.75;2)" office:value-type="float" office:value="0.0204526151997697" calcext:value-type="float">
            <text:p>0.0204526152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5013" calcext:value-type="float">
            <text:p>6.55013</text:p>
          </table:table-cell>
          <table:table-cell office:value-type="float" office:value="6.6370807878" calcext:value-type="float">
            <text:p>6.6370807878</text:p>
          </table:table-cell>
          <table:table-cell table:formula="of:=POWER([.C677]-6.75;2)" office:value-type="float" office:value="0.0211523779345219" calcext:value-type="float">
            <text:p>0.0211523779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54493" calcext:value-type="float">
            <text:p>6.554493</text:p>
          </table:table-cell>
          <table:table-cell office:value-type="float" office:value="6.6373946895" calcext:value-type="float">
            <text:p>6.6373946895</text:p>
          </table:table-cell>
          <table:table-cell table:formula="of:=POWER([.C678]-6.75;2)" office:value-type="float" office:value="0.0197017769905041" calcext:value-type="float">
            <text:p>0.019701777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559279" calcext:value-type="float">
            <text:p>6.559279</text:p>
          </table:table-cell>
          <table:table-cell office:value-type="float" office:value="6.637695058" calcext:value-type="float">
            <text:p>6.637695058</text:p>
          </table:table-cell>
          <table:table-cell table:formula="of:=POWER([.C679]-6.75;2)" office:value-type="float" office:value="0.0191363041603759" calcext:value-type="float">
            <text:p>0.019136304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564439" calcext:value-type="float">
            <text:p>6.564439</text:p>
          </table:table-cell>
          <table:table-cell office:value-type="float" office:value="6.6379802073" calcext:value-type="float">
            <text:p>6.6379802073</text:p>
          </table:table-cell>
          <table:table-cell table:formula="of:=POWER([.C680]-6.75;2)" office:value-type="float" office:value="0.0187229544628969" calcext:value-type="float">
            <text:p>0.0187229545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69919" calcext:value-type="float">
            <text:p>6.569919</text:p>
          </table:table-cell>
          <table:table-cell office:value-type="float" office:value="6.6382486058" calcext:value-type="float">
            <text:p>6.6382486058</text:p>
          </table:table-cell>
          <table:table-cell table:formula="of:=POWER([.C681]-6.75;2)" office:value-type="float" office:value="0.0183743853696224" calcext:value-type="float">
            <text:p>0.018374385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75662" calcext:value-type="float">
            <text:p>6.575662</text:p>
          </table:table-cell>
          <table:table-cell office:value-type="float" office:value="6.6384988974" calcext:value-type="float">
            <text:p>6.6384988974</text:p>
          </table:table-cell>
          <table:table-cell table:formula="of:=POWER([.C682]-6.75;2)" office:value-type="float" office:value="0.0180630001861118" calcext:value-type="float">
            <text:p>0.0180630002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81607" calcext:value-type="float">
            <text:p>6.581607</text:p>
          </table:table-cell>
          <table:table-cell office:value-type="float" office:value="6.6387299154" calcext:value-type="float">
            <text:p>6.6387299154</text:p>
          </table:table-cell>
          <table:table-cell table:formula="of:=POWER([.C683]-6.75;2)" office:value-type="float" office:value="0.0177767757030103" calcext:value-type="float">
            <text:p>0.0177767757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87698" calcext:value-type="float">
            <text:p>6.587698</text:p>
          </table:table-cell>
          <table:table-cell office:value-type="float" office:value="6.6389407011" calcext:value-type="float">
            <text:p>6.6389407011</text:p>
          </table:table-cell>
          <table:table-cell table:formula="of:=POWER([.C684]-6.75;2)" office:value-type="float" office:value="0.0175095299298752" calcext:value-type="float">
            <text:p>0.017509529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93879" calcext:value-type="float">
            <text:p>6.593879</text:p>
          </table:table-cell>
          <table:table-cell office:value-type="float" office:value="6.6391304889" calcext:value-type="float">
            <text:p>6.6391304889</text:p>
          </table:table-cell>
          <table:table-cell table:formula="of:=POWER([.C685]-6.75;2)" office:value-type="float" office:value="0.0172577576198288" calcext:value-type="float">
            <text:p>0.0172577576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00102" calcext:value-type="float">
            <text:p>6.600102</text:p>
          </table:table-cell>
          <table:table-cell office:value-type="float" office:value="6.63929871" calcext:value-type="float">
            <text:p>6.63929871</text:p>
          </table:table-cell>
          <table:table-cell table:formula="of:=POWER([.C686]-6.75;2)" office:value-type="float" office:value="0.0170193377986695" calcext:value-type="float">
            <text:p>0.0170193378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06322" calcext:value-type="float">
            <text:p>6.606322</text:p>
          </table:table-cell>
          <table:table-cell office:value-type="float" office:value="6.6394449664" calcext:value-type="float">
            <text:p>6.6394449664</text:p>
          </table:table-cell>
          <table:table-cell table:formula="of:=POWER([.C687]-6.75;2)" office:value-type="float" office:value="0.0167929292273762" calcext:value-type="float">
            <text:p>0.0167929292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12506" calcext:value-type="float">
            <text:p>6.612506</text:p>
          </table:table-cell>
          <table:table-cell office:value-type="float" office:value="6.6395690225" calcext:value-type="float">
            <text:p>6.6395690225</text:p>
          </table:table-cell>
          <table:table-cell table:formula="of:=POWER([.C688]-6.75;2)" office:value-type="float" office:value="0.0165776492708118" calcext:value-type="float">
            <text:p>0.0165776493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18626" calcext:value-type="float">
            <text:p>6.618626</text:p>
          </table:table-cell>
          <table:table-cell office:value-type="float" office:value="6.6396707632" calcext:value-type="float">
            <text:p>6.6396707632</text:p>
          </table:table-cell>
          <table:table-cell table:formula="of:=POWER([.C689]-6.75;2)" office:value-type="float" office:value="0.0163728946057012" calcext:value-type="float">
            <text:p>0.016372894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24663" calcext:value-type="float">
            <text:p>6.624663</text:p>
          </table:table-cell>
          <table:table-cell office:value-type="float" office:value="6.6397501774" calcext:value-type="float">
            <text:p>6.6397501774</text:p>
          </table:table-cell>
          <table:table-cell table:formula="of:=POWER([.C690]-6.75;2)" office:value-type="float" office:value="0.0161782277547251" calcext:value-type="float">
            <text:p>0.016178227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30607" calcext:value-type="float">
            <text:p>6.630607</text:p>
          </table:table-cell>
          <table:table-cell office:value-type="float" office:value="6.6398073258" calcext:value-type="float">
            <text:p>6.6398073258</text:p>
          </table:table-cell>
          <table:table-cell table:formula="of:=POWER([.C691]-6.75;2)" office:value-type="float" office:value="0.0159933048415215" calcext:value-type="float">
            <text:p>0.015993304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36453" calcext:value-type="float">
            <text:p>6.636453</text:p>
          </table:table-cell>
          <table:table-cell office:value-type="float" office:value="6.639842308" calcext:value-type="float">
            <text:p>6.639842308</text:p>
          </table:table-cell>
          <table:table-cell table:formula="of:=POWER([.C692]-6.75;2)" office:value-type="float" office:value="0.0158178291614092" calcext:value-type="float">
            <text:p>0.015817829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42206" calcext:value-type="float">
            <text:p>6.642206</text:p>
          </table:table-cell>
          <table:table-cell office:value-type="float" office:value="6.6398552443" calcext:value-type="float">
            <text:p>6.6398552443</text:p>
          </table:table-cell>
          <table:table-cell table:formula="of:=POWER([.C693]-6.75;2)" office:value-type="float" office:value="0.0156515152894347" calcext:value-type="float">
            <text:p>0.015651515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47873" calcext:value-type="float">
            <text:p>6.647873</text:p>
          </table:table-cell>
          <table:table-cell office:value-type="float" office:value="6.6398462375" calcext:value-type="float">
            <text:p>6.6398462375</text:p>
          </table:table-cell>
          <table:table-cell table:formula="of:=POWER([.C694]-6.75;2)" office:value-type="float" office:value="0.0154940677971587" calcext:value-type="float">
            <text:p>0.015494067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53468" calcext:value-type="float">
            <text:p>6.653468</text:p>
          </table:table-cell>
          <table:table-cell office:value-type="float" office:value="6.6398153654" calcext:value-type="float">
            <text:p>6.6398153654</text:p>
          </table:table-cell>
          <table:table-cell table:formula="of:=POWER([.C695]-6.75;2)" office:value-type="float" office:value="0.0153451613518959" calcext:value-type="float">
            <text:p>0.0153451614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59006" calcext:value-type="float">
            <text:p>6.659006</text:p>
          </table:table-cell>
          <table:table-cell office:value-type="float" office:value="6.6397626525" calcext:value-type="float">
            <text:p>6.6397626525</text:p>
          </table:table-cell>
          <table:table-cell table:formula="of:=POWER([.C696]-6.75;2)" office:value-type="float" office:value="0.0152044326947538" calcext:value-type="float">
            <text:p>0.0152044327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64507" calcext:value-type="float">
            <text:p>6.664507</text:p>
          </table:table-cell>
          <table:table-cell office:value-type="float" office:value="6.6396880659" calcext:value-type="float">
            <text:p>6.6396880659</text:p>
          </table:table-cell>
          <table:table-cell table:formula="of:=POWER([.C697]-6.75;2)" office:value-type="float" office:value="0.0150714729794884" calcext:value-type="float">
            <text:p>0.01507147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69988" calcext:value-type="float">
            <text:p>6.669988</text:p>
          </table:table-cell>
          <table:table-cell office:value-type="float" office:value="6.6395914942" calcext:value-type="float">
            <text:p>6.6395914942</text:p>
          </table:table-cell>
          <table:table-cell table:formula="of:=POWER([.C698]-6.75;2)" office:value-type="float" office:value="0.0149458250563269" calcext:value-type="float">
            <text:p>0.0149458251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75468" calcext:value-type="float">
            <text:p>6.675468</text:p>
          </table:table-cell>
          <table:table-cell office:value-type="float" office:value="6.6394727578" calcext:value-type="float">
            <text:p>6.6394727578</text:p>
          </table:table-cell>
          <table:table-cell table:formula="of:=POWER([.C699]-6.75;2)" office:value-type="float" office:value="0.0148269845704032" calcext:value-type="float">
            <text:p>0.0148269846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80961" calcext:value-type="float">
            <text:p>6.680961</text:p>
          </table:table-cell>
          <table:table-cell office:value-type="float" office:value="6.6393316" calcext:value-type="float">
            <text:p>6.6393316</text:p>
          </table:table-cell>
          <table:table-cell table:formula="of:=POWER([.C700]-6.75;2)" office:value-type="float" office:value="0.0147144033011647" calcext:value-type="float">
            <text:p>0.014714403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86482" calcext:value-type="float">
            <text:p>6.686482</text:p>
          </table:table-cell>
          <table:table-cell office:value-type="float" office:value="6.6391677047" calcext:value-type="float">
            <text:p>6.6391677047</text:p>
          </table:table-cell>
          <table:table-cell table:formula="of:=POWER([.C701]-6.75;2)" office:value-type="float" office:value="0.014607494930561" calcext:value-type="float">
            <text:p>0.0146074949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9204" calcext:value-type="float">
            <text:p>6.69204</text:p>
          </table:table-cell>
          <table:table-cell office:value-type="float" office:value="6.6389806917" calcext:value-type="float">
            <text:p>6.6389806917</text:p>
          </table:table-cell>
          <table:table-cell table:formula="of:=POWER([.C702]-6.75;2)" office:value-type="float" office:value="0.0145056461818146" calcext:value-type="float">
            <text:p>0.014505646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97642" calcext:value-type="float">
            <text:p>6.697642</text:p>
          </table:table-cell>
          <table:table-cell office:value-type="float" office:value="6.6387701389" calcext:value-type="float">
            <text:p>6.6387701389</text:p>
          </table:table-cell>
          <table:table-cell table:formula="of:=POWER([.C703]-6.75;2)" office:value-type="float" office:value="0.01440822561433" calcext:value-type="float">
            <text:p>0.014408225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03289" calcext:value-type="float">
            <text:p>6.703289</text:p>
          </table:table-cell>
          <table:table-cell office:value-type="float" office:value="6.6385355896" calcext:value-type="float">
            <text:p>6.6385355896</text:p>
          </table:table-cell>
          <table:table-cell table:formula="of:=POWER([.C704]-6.75;2)" office:value-type="float" office:value="0.0143145956870607" calcext:value-type="float">
            <text:p>0.014314595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08977" calcext:value-type="float">
            <text:p>6.708977</text:p>
          </table:table-cell>
          <table:table-cell office:value-type="float" office:value="6.638276576" calcext:value-type="float">
            <text:p>6.638276576</text:p>
          </table:table-cell>
          <table:table-cell table:formula="of:=POWER([.C705]-6.75;2)" office:value-type="float" office:value="0.01422412732053" calcext:value-type="float">
            <text:p>0.0142241273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14698" calcext:value-type="float">
            <text:p>6.714698</text:p>
          </table:table-cell>
          <table:table-cell office:value-type="float" office:value="6.6379926386" calcext:value-type="float">
            <text:p>6.6379926386</text:p>
          </table:table-cell>
          <table:table-cell table:formula="of:=POWER([.C706]-6.75;2)" office:value-type="float" office:value="0.0141362120661315" calcext:value-type="float">
            <text:p>0.014136212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20441" calcext:value-type="float">
            <text:p>6.720441</text:p>
          </table:table-cell>
          <table:table-cell office:value-type="float" office:value="6.6376833427" calcext:value-type="float">
            <text:p>6.6376833427</text:p>
          </table:table-cell>
          <table:table-cell table:formula="of:=POWER([.C707]-6.75;2)" office:value-type="float" office:value="0.014050277697094" calcext:value-type="float">
            <text:p>0.0140502777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26188" calcext:value-type="float">
            <text:p>6.726188</text:p>
          </table:table-cell>
          <table:table-cell office:value-type="float" office:value="6.6373482915" calcext:value-type="float">
            <text:p>6.6373482915</text:p>
          </table:table-cell>
          <table:table-cell table:formula="of:=POWER([.C708]-6.75;2)" office:value-type="float" office:value="0.0139658009181894" calcext:value-type="float">
            <text:p>0.0139658009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31918" calcext:value-type="float">
            <text:p>6.731918</text:p>
          </table:table-cell>
          <table:table-cell office:value-type="float" office:value="6.6369871545" calcext:value-type="float">
            <text:p>6.6369871545</text:p>
          </table:table-cell>
          <table:table-cell table:formula="of:=POWER([.C709]-6.75;2)" office:value-type="float" office:value="0.0138823190417606" calcext:value-type="float">
            <text:p>0.013882319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37608" calcext:value-type="float">
            <text:p>6.737608</text:p>
          </table:table-cell>
          <table:table-cell office:value-type="float" office:value="6.6365996816" calcext:value-type="float">
            <text:p>6.6365996816</text:p>
          </table:table-cell>
          <table:table-cell table:formula="of:=POWER([.C710]-6.75;2)" office:value-type="float" office:value="0.0137994423019057" calcext:value-type="float">
            <text:p>0.0137994423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43231" calcext:value-type="float">
            <text:p>6.743231</text:p>
          </table:table-cell>
          <table:table-cell office:value-type="float" office:value="6.6361857131" calcext:value-type="float">
            <text:p>6.6361857131</text:p>
          </table:table-cell>
          <table:table-cell table:formula="of:=POWER([.C711]-6.75;2)" office:value-type="float" office:value="0.0137168593645909" calcext:value-type="float">
            <text:p>0.0137168594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48757" calcext:value-type="float">
            <text:p>6.748757</text:p>
          </table:table-cell>
          <table:table-cell office:value-type="float" office:value="6.6357451975" calcext:value-type="float">
            <text:p>6.6357451975</text:p>
          </table:table-cell>
          <table:table-cell table:formula="of:=POWER([.C712]-6.75;2)" office:value-type="float" office:value="0.0136343464432761" calcext:value-type="float">
            <text:p>0.013634346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54158" calcext:value-type="float">
            <text:p>6.754158</text:p>
          </table:table-cell>
          <table:table-cell office:value-type="float" office:value="6.6352782066" calcext:value-type="float">
            <text:p>6.6352782066</text:p>
          </table:table-cell>
          <table:table-cell table:formula="of:=POWER([.C713]-6.75;2)" office:value-type="float" office:value="0.0135517699019904" calcext:value-type="float">
            <text:p>0.013551769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59403" calcext:value-type="float">
            <text:p>6.759403</text:p>
          </table:table-cell>
          <table:table-cell office:value-type="float" office:value="6.6347849295" calcext:value-type="float">
            <text:p>6.6347849295</text:p>
          </table:table-cell>
          <table:table-cell table:formula="of:=POWER([.C714]-6.75;2)" office:value-type="float" office:value="0.0134690865186494" calcext:value-type="float">
            <text:p>0.013469086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64462" calcext:value-type="float">
            <text:p>6.764462</text:p>
          </table:table-cell>
          <table:table-cell office:value-type="float" office:value="6.6342656875" calcext:value-type="float">
            <text:p>6.6342656875</text:p>
          </table:table-cell>
          <table:table-cell table:formula="of:=POWER([.C715]-6.75;2)" office:value-type="float" office:value="0.0133863419275494" calcext:value-type="float">
            <text:p>0.0133863419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69308" calcext:value-type="float">
            <text:p>6.769308</text:p>
          </table:table-cell>
          <table:table-cell office:value-type="float" office:value="6.6337209331" calcext:value-type="float">
            <text:p>6.6337209331</text:p>
          </table:table-cell>
          <table:table-cell table:formula="of:=POWER([.C716]-6.75;2)" office:value-type="float" office:value="0.0133036636522605" calcext:value-type="float">
            <text:p>0.0133036637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73916" calcext:value-type="float">
            <text:p>6.773916</text:p>
          </table:table-cell>
          <table:table-cell office:value-type="float" office:value="6.6331512395" calcext:value-type="float">
            <text:p>6.6331512395</text:p>
          </table:table-cell>
          <table:table-cell table:formula="of:=POWER([.C717]-6.75;2)" office:value-type="float" office:value="0.0132212571068626" calcext:value-type="float">
            <text:p>0.013221257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78261" calcext:value-type="float">
            <text:p>6.778261</text:p>
          </table:table-cell>
          <table:table-cell office:value-type="float" office:value="6.6325572954" calcext:value-type="float">
            <text:p>6.6325572954</text:p>
          </table:table-cell>
          <table:table-cell table:formula="of:=POWER([.C718]-6.75;2)" office:value-type="float" office:value="0.0131393920683093" calcext:value-type="float">
            <text:p>0.0131393921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82327" calcext:value-type="float">
            <text:p>6.782327</text:p>
          </table:table-cell>
          <table:table-cell office:value-type="float" office:value="6.6319399068" calcext:value-type="float">
            <text:p>6.6319399068</text:p>
          </table:table-cell>
          <table:table-cell table:formula="of:=POWER([.C719]-6.75;2)" office:value-type="float" office:value="0.0130583939035795" calcext:value-type="float">
            <text:p>0.013058393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86098" calcext:value-type="float">
            <text:p>6.786098</text:p>
          </table:table-cell>
          <table:table-cell office:value-type="float" office:value="6.6312999617" calcext:value-type="float">
            <text:p>6.6312999617</text:p>
          </table:table-cell>
          <table:table-cell table:formula="of:=POWER([.C720]-6.75;2)" office:value-type="float" office:value="0.0129786291304976" calcext:value-type="float">
            <text:p>0.0129786291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89566" calcext:value-type="float">
            <text:p>6.789566</text:p>
          </table:table-cell>
          <table:table-cell office:value-type="float" office:value="6.6306384316" calcext:value-type="float">
            <text:p>6.6306384316</text:p>
          </table:table-cell>
          <table:table-cell table:formula="of:=POWER([.C721]-6.75;2)" office:value-type="float" office:value="0.0129004926577247" calcext:value-type="float">
            <text:p>0.0129004927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92726" calcext:value-type="float">
            <text:p>6.792726</text:p>
          </table:table-cell>
          <table:table-cell office:value-type="float" office:value="6.6299563391" calcext:value-type="float">
            <text:p>6.6299563391</text:p>
          </table:table-cell>
          <table:table-cell table:formula="of:=POWER([.C722]-6.75;2)" office:value-type="float" office:value="0.0128243951229147" calcext:value-type="float">
            <text:p>0.012824395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9558" calcext:value-type="float">
            <text:p>6.79558</text:p>
          </table:table-cell>
          <table:table-cell office:value-type="float" office:value="6.6292547457" calcext:value-type="float">
            <text:p>6.6292547457</text:p>
          </table:table-cell>
          <table:table-cell table:formula="of:=POWER([.C723]-6.75;2)" office:value-type="float" office:value="0.0127507484838685" calcext:value-type="float">
            <text:p>0.0127507485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98135" calcext:value-type="float">
            <text:p>6.798135</text:p>
          </table:table-cell>
          <table:table-cell office:value-type="float" office:value="6.6285347229" calcext:value-type="float">
            <text:p>6.6285347229</text:p>
          </table:table-cell>
          <table:table-cell table:formula="of:=POWER([.C724]-6.75;2)" office:value-type="float" office:value="0.0126799559528015" calcext:value-type="float">
            <text:p>0.012679956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00404" calcext:value-type="float">
            <text:p>6.800404</text:p>
          </table:table-cell>
          <table:table-cell office:value-type="float" office:value="6.6277973304" calcext:value-type="float">
            <text:p>6.6277973304</text:p>
          </table:table-cell>
          <table:table-cell table:formula="of:=POWER([.C725]-6.75;2)" office:value-type="float" office:value="0.0126123999976233" calcext:value-type="float">
            <text:p>0.012612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802404" calcext:value-type="float">
            <text:p>6.802404</text:p>
          </table:table-cell>
          <table:table-cell office:value-type="float" office:value="6.6270435895" calcext:value-type="float">
            <text:p>6.6270435895</text:p>
          </table:table-cell>
          <table:table-cell table:formula="of:=POWER([.C726]-6.75;2)" office:value-type="float" office:value="0.012548433956551" calcext:value-type="float">
            <text:p>0.012548434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804156" calcext:value-type="float">
            <text:p>6.804156</text:p>
          </table:table-cell>
          <table:table-cell office:value-type="float" office:value="6.6262744649" calcext:value-type="float">
            <text:p>6.6262744649</text:p>
          </table:table-cell>
          <table:table-cell table:formula="of:=POWER([.C727]-6.75;2)" office:value-type="float" office:value="0.0124883741056437" calcext:value-type="float">
            <text:p>0.0124883741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05688" calcext:value-type="float">
            <text:p>6.805688</text:p>
          </table:table-cell>
          <table:table-cell office:value-type="float" office:value="6.6254908458" calcext:value-type="float">
            <text:p>6.6254908458</text:p>
          </table:table-cell>
          <table:table-cell table:formula="of:=POWER([.C728]-6.75;2)" office:value-type="float" office:value="0.0124324958810158" calcext:value-type="float">
            <text:p>0.012432495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07027" calcext:value-type="float">
            <text:p>6.807027</text:p>
          </table:table-cell>
          <table:table-cell office:value-type="float" office:value="6.6246935133" calcext:value-type="float">
            <text:p>6.6246935133</text:p>
          </table:table-cell>
          <table:table-cell table:formula="of:=POWER([.C729]-6.75;2)" office:value-type="float" office:value="0.0123810317268912" calcext:value-type="float">
            <text:p>0.012381031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08205" calcext:value-type="float">
            <text:p>6.808205</text:p>
          </table:table-cell>
          <table:table-cell office:value-type="float" office:value="6.6238831422" calcext:value-type="float">
            <text:p>6.6238831422</text:p>
          </table:table-cell>
          <table:table-cell table:formula="of:=POWER([.C730]-6.75;2)" office:value-type="float" office:value="0.0123341678721595" calcext:value-type="float">
            <text:p>0.0123341679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09254" calcext:value-type="float">
            <text:p>6.809254</text:p>
          </table:table-cell>
          <table:table-cell office:value-type="float" office:value="6.6230602768" calcext:value-type="float">
            <text:p>6.6230602768</text:p>
          </table:table-cell>
          <table:table-cell table:formula="of:=POWER([.C731]-6.75;2)" office:value-type="float" office:value="0.012292048491553" calcext:value-type="float">
            <text:p>0.0122920485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810207" calcext:value-type="float">
            <text:p>6.810207</text:p>
          </table:table-cell>
          <table:table-cell office:value-type="float" office:value="6.6222253274" calcext:value-type="float">
            <text:p>6.6222253274</text:p>
          </table:table-cell>
          <table:table-cell table:formula="of:=POWER([.C732]-6.75;2)" office:value-type="float" office:value="0.012254775607664" calcext:value-type="float">
            <text:p>0.012254775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811094" calcext:value-type="float">
            <text:p>6.811094</text:p>
          </table:table-cell>
          <table:table-cell office:value-type="float" office:value="6.6213785631" calcext:value-type="float">
            <text:p>6.6213785631</text:p>
          </table:table-cell>
          <table:table-cell table:formula="of:=POWER([.C733]-6.75;2)" office:value-type="float" office:value="0.0122224154542971" calcext:value-type="float">
            <text:p>0.0122224155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11945" calcext:value-type="float">
            <text:p>6.811945</text:p>
          </table:table-cell>
          <table:table-cell office:value-type="float" office:value="6.6205201222" calcext:value-type="float">
            <text:p>6.6205201222</text:p>
          </table:table-cell>
          <table:table-cell table:formula="of:=POWER([.C734]-6.75;2)" office:value-type="float" office:value="0.0121950007916055" calcext:value-type="float">
            <text:p>0.0121950008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12787" calcext:value-type="float">
            <text:p>6.812787</text:p>
          </table:table-cell>
          <table:table-cell office:value-type="float" office:value="6.6196500091" calcext:value-type="float">
            <text:p>6.6196500091</text:p>
          </table:table-cell>
          <table:table-cell table:formula="of:=POWER([.C735]-6.75;2)" office:value-type="float" office:value="0.0121725404928705" calcext:value-type="float">
            <text:p>0.0121725405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13643" calcext:value-type="float">
            <text:p>6.813643</text:p>
          </table:table-cell>
          <table:table-cell office:value-type="float" office:value="6.618768105" calcext:value-type="float">
            <text:p>6.618768105</text:p>
          </table:table-cell>
          <table:table-cell table:formula="of:=POWER([.C736]-6.75;2)" office:value-type="float" office:value="0.0121550233833315" calcext:value-type="float">
            <text:p>0.0121550234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1453" calcext:value-type="float">
            <text:p>6.81453</text:p>
          </table:table-cell>
          <table:table-cell office:value-type="float" office:value="6.6178741835" calcext:value-type="float">
            <text:p>6.6178741835</text:p>
          </table:table-cell>
          <table:table-cell table:formula="of:=POWER([.C737]-6.75;2)" office:value-type="float" office:value="0.0121424254473474" calcext:value-type="float">
            <text:p>0.012142425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15462" calcext:value-type="float">
            <text:p>6.815462</text:p>
          </table:table-cell>
          <table:table-cell office:value-type="float" office:value="6.6169679355" calcext:value-type="float">
            <text:p>6.6169679355</text:p>
          </table:table-cell>
          <table:table-cell table:formula="of:=POWER([.C738]-6.75;2)" office:value-type="float" office:value="0.0121347171067668" calcext:value-type="float">
            <text:p>0.012134717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16446" calcext:value-type="float">
            <text:p>6.816446</text:p>
          </table:table-cell>
          <table:table-cell office:value-type="float" office:value="6.6160489815" calcext:value-type="float">
            <text:p>6.6160489815</text:p>
          </table:table-cell>
          <table:table-cell table:formula="of:=POWER([.C739]-6.75;2)" office:value-type="float" office:value="0.0121318672082128" calcext:value-type="float">
            <text:p>0.012131867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17485" calcext:value-type="float">
            <text:p>6.817485</text:p>
          </table:table-cell>
          <table:table-cell office:value-type="float" office:value="6.6151169023" calcext:value-type="float">
            <text:p>6.6151169023</text:p>
          </table:table-cell>
          <table:table-cell table:formula="of:=POWER([.C740]-6.75;2)" office:value-type="float" office:value="0.0121338513929063" calcext:value-type="float">
            <text:p>0.012133851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18574" calcext:value-type="float">
            <text:p>6.818574</text:p>
          </table:table-cell>
          <table:table-cell office:value-type="float" office:value="6.614171257" calcext:value-type="float">
            <text:p>6.614171257</text:p>
          </table:table-cell>
          <table:table-cell table:formula="of:=POWER([.C741]-6.75;2)" office:value-type="float" office:value="0.0121406537019354" calcext:value-type="float">
            <text:p>0.012140653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19705" calcext:value-type="float">
            <text:p>6.819705</text:p>
          </table:table-cell>
          <table:table-cell office:value-type="float" office:value="6.6132116197" calcext:value-type="float">
            <text:p>6.6132116197</text:p>
          </table:table-cell>
          <table:table-cell table:formula="of:=POWER([.C742]-6.75;2)" office:value-type="float" office:value="0.0121522727838358" calcext:value-type="float">
            <text:p>0.012152272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20864" calcext:value-type="float">
            <text:p>6.820864</text:p>
          </table:table-cell>
          <table:table-cell office:value-type="float" office:value="6.6122375943" calcext:value-type="float">
            <text:p>6.6122375943</text:p>
          </table:table-cell>
          <table:table-cell table:formula="of:=POWER([.C743]-6.75;2)" office:value-type="float" office:value="0.0121687228048828" calcext:value-type="float">
            <text:p>0.012168722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2203" calcext:value-type="float">
            <text:p>6.82203</text:p>
          </table:table-cell>
          <table:table-cell office:value-type="float" office:value="6.6112488436" calcext:value-type="float">
            <text:p>6.6112488436</text:p>
          </table:table-cell>
          <table:table-cell table:formula="of:=POWER([.C744]-6.75;2)" office:value-type="float" office:value="0.0121900381529886" calcext:value-type="float">
            <text:p>0.012190038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823182" calcext:value-type="float">
            <text:p>6.823182</text:p>
          </table:table-cell>
          <table:table-cell office:value-type="float" office:value="6.6102451238" calcext:value-type="float">
            <text:p>6.6102451238</text:p>
          </table:table-cell>
          <table:table-cell table:formula="of:=POWER([.C745]-6.75;2)" office:value-type="float" office:value="0.0122162712683374" calcext:value-type="float">
            <text:p>0.0122162713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824294" calcext:value-type="float">
            <text:p>6.824294</text:p>
          </table:table-cell>
          <table:table-cell office:value-type="float" office:value="6.6092262871" calcext:value-type="float">
            <text:p>6.6092262871</text:p>
          </table:table-cell>
          <table:table-cell table:formula="of:=POWER([.C746]-6.75;2)" office:value-type="float" office:value="0.01224749475856" calcext:value-type="float">
            <text:p>0.012247494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25337" calcext:value-type="float">
            <text:p>6.825337</text:p>
          </table:table-cell>
          <table:table-cell office:value-type="float" office:value="6.6081923077" calcext:value-type="float">
            <text:p>6.6081923077</text:p>
          </table:table-cell>
          <table:table-cell table:formula="of:=POWER([.C747]-6.75;2)" office:value-type="float" office:value="0.0122837976814664" calcext:value-type="float">
            <text:p>0.012283797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826284" calcext:value-type="float">
            <text:p>6.826284</text:p>
          </table:table-cell>
          <table:table-cell office:value-type="float" office:value="6.6071432995" calcext:value-type="float">
            <text:p>6.6071432995</text:p>
          </table:table-cell>
          <table:table-cell table:formula="of:=POWER([.C748]-6.75;2)" office:value-type="float" office:value="0.0123252868154103" calcext:value-type="float">
            <text:p>0.012325286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827103" calcext:value-type="float">
            <text:p>6.827103</text:p>
          </table:table-cell>
          <table:table-cell office:value-type="float" office:value="6.6060795097" calcext:value-type="float">
            <text:p>6.6060795097</text:p>
          </table:table-cell>
          <table:table-cell table:formula="of:=POWER([.C749]-6.75;2)" office:value-type="float" office:value="0.0123720820003253" calcext:value-type="float">
            <text:p>0.01237208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827767" calcext:value-type="float">
            <text:p>6.827767</text:p>
          </table:table-cell>
          <table:table-cell office:value-type="float" office:value="6.6050013463" calcext:value-type="float">
            <text:p>6.6050013463</text:p>
          </table:table-cell>
          <table:table-cell table:formula="of:=POWER([.C750]-6.75;2)" office:value-type="float" office:value="0.0124243147858196" calcext:value-type="float">
            <text:p>0.0124243148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828248" calcext:value-type="float">
            <text:p>6.828248</text:p>
          </table:table-cell>
          <table:table-cell office:value-type="float" office:value="6.6039093578" calcext:value-type="float">
            <text:p>6.6039093578</text:p>
          </table:table-cell>
          <table:table-cell table:formula="of:=POWER([.C751]-6.75;2)" office:value-type="float" office:value="0.0124821234702838" calcext:value-type="float">
            <text:p>0.0124821235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828523" calcext:value-type="float">
            <text:p>6.828523</text:p>
          </table:table-cell>
          <table:table-cell office:value-type="float" office:value="6.6028042414" calcext:value-type="float">
            <text:p>6.6028042414</text:p>
          </table:table-cell>
          <table:table-cell table:formula="of:=POWER([.C752]-6.75;2)" office:value-type="float" office:value="0.0125456490077902" calcext:value-type="float">
            <text:p>0.012545649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28569" calcext:value-type="float">
            <text:p>6.828569</text:p>
          </table:table-cell>
          <table:table-cell office:value-type="float" office:value="6.6016868218" calcext:value-type="float">
            <text:p>6.6016868218</text:p>
          </table:table-cell>
          <table:table-cell table:formula="of:=POWER([.C753]-6.75;2)" office:value-type="float" office:value="0.0126150315070457" calcext:value-type="float">
            <text:p>0.012615031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28369" calcext:value-type="float">
            <text:p>6.828369</text:p>
          </table:table-cell>
          <table:table-cell office:value-type="float" office:value="6.6005580547" calcext:value-type="float">
            <text:p>6.6005580547</text:p>
          </table:table-cell>
          <table:table-cell table:formula="of:=POWER([.C754]-6.75;2)" office:value-type="float" office:value="0.0126904074279689" calcext:value-type="float">
            <text:p>0.012690407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82791" calcext:value-type="float">
            <text:p>6.82791</text:p>
          </table:table-cell>
          <table:table-cell office:value-type="float" office:value="6.599419" calcext:value-type="float">
            <text:p>6.599419</text:p>
          </table:table-cell>
          <table:table-cell table:formula="of:=POWER([.C755]-6.75;2)" office:value-type="float" office:value="0.0127719032480069" calcext:value-type="float">
            <text:p>0.012771903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27181" calcext:value-type="float">
            <text:p>6.827181</text:p>
          </table:table-cell>
          <table:table-cell office:value-type="float" office:value="6.598270804" calcext:value-type="float">
            <text:p>6.598270804</text:p>
          </table:table-cell>
          <table:table-cell table:formula="of:=POWER([.C756]-6.75;2)" office:value-type="float" office:value="0.0128596322132214" calcext:value-type="float">
            <text:p>0.012859632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2618" calcext:value-type="float">
            <text:p>6.82618</text:p>
          </table:table-cell>
          <table:table-cell office:value-type="float" office:value="6.5971146919" calcext:value-type="float">
            <text:p>6.5971146919</text:p>
          </table:table-cell>
          <table:table-cell table:formula="of:=POWER([.C757]-6.75;2)" office:value-type="float" office:value="0.0129536919025556" calcext:value-type="float">
            <text:p>0.012953691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24904" calcext:value-type="float">
            <text:p>6.824904</text:p>
          </table:table-cell>
          <table:table-cell office:value-type="float" office:value="6.5959519239" calcext:value-type="float">
            <text:p>6.5959519239</text:p>
          </table:table-cell>
          <table:table-cell table:formula="of:=POWER([.C758]-6.75;2)" office:value-type="float" office:value="0.0130541598943139" calcext:value-type="float">
            <text:p>0.013054159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23359" calcext:value-type="float">
            <text:p>6.823359</text:p>
          </table:table-cell>
          <table:table-cell office:value-type="float" office:value="6.594783801" calcext:value-type="float">
            <text:p>6.594783801</text:p>
          </table:table-cell>
          <table:table-cell table:formula="of:=POWER([.C759]-6.75;2)" office:value-type="float" office:value="0.0131610898809123" calcext:value-type="float">
            <text:p>0.0131610899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21551" calcext:value-type="float">
            <text:p>6.821551</text:p>
          </table:table-cell>
          <table:table-cell office:value-type="float" office:value="6.5936116205" calcext:value-type="float">
            <text:p>6.5936116205</text:p>
          </table:table-cell>
          <table:table-cell table:formula="of:=POWER([.C760]-6.75;2)" office:value-type="float" office:value="0.0132745124703199" calcext:value-type="float">
            <text:p>0.013274512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19493" calcext:value-type="float">
            <text:p>6.819493</text:p>
          </table:table-cell>
          <table:table-cell office:value-type="float" office:value="6.5924366753" calcext:value-type="float">
            <text:p>6.5924366753</text:p>
          </table:table-cell>
          <table:table-cell table:formula="of:=POWER([.C761]-6.75;2)" office:value-type="float" office:value="0.0133944310898476" calcext:value-type="float">
            <text:p>0.013394431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17198" calcext:value-type="float">
            <text:p>6.817198</text:p>
          </table:table-cell>
          <table:table-cell office:value-type="float" office:value="6.5912602176" calcext:value-type="float">
            <text:p>6.5912602176</text:p>
          </table:table-cell>
          <table:table-cell table:formula="of:=POWER([.C762]-6.75;2)" office:value-type="float" office:value="0.0135208213991346" calcext:value-type="float">
            <text:p>0.0135208214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14683" calcext:value-type="float">
            <text:p>6.814683</text:p>
          </table:table-cell>
          <table:table-cell office:value-type="float" office:value="6.5900834583" calcext:value-type="float">
            <text:p>6.5900834583</text:p>
          </table:table-cell>
          <table:table-cell table:formula="of:=POWER([.C763]-6.75;2)" office:value-type="float" office:value="0.0136536328303863" calcext:value-type="float">
            <text:p>0.0136536328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11965" calcext:value-type="float">
            <text:p>6.811965</text:p>
          </table:table-cell>
          <table:table-cell office:value-type="float" office:value="6.5889075445" calcext:value-type="float">
            <text:p>6.5889075445</text:p>
          </table:table-cell>
          <table:table-cell table:formula="of:=POWER([.C764]-6.75;2)" office:value-type="float" office:value="0.0137927888637629" calcext:value-type="float">
            <text:p>0.013792788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09063" calcext:value-type="float">
            <text:p>6.809063</text:p>
          </table:table-cell>
          <table:table-cell office:value-type="float" office:value="6.5877335579" calcext:value-type="float">
            <text:p>6.5877335579</text:p>
          </table:table-cell>
          <table:table-cell table:formula="of:=POWER([.C765]-6.75;2)" office:value-type="float" office:value="0.0139381856063928" calcext:value-type="float">
            <text:p>0.013938185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05997" calcext:value-type="float">
            <text:p>6.805997</text:p>
          </table:table-cell>
          <table:table-cell office:value-type="float" office:value="6.5865625026" calcext:value-type="float">
            <text:p>6.5865625026</text:p>
          </table:table-cell>
          <table:table-cell table:formula="of:=POWER([.C766]-6.75;2)" office:value-type="float" office:value="0.0140896990924215" calcext:value-type="float">
            <text:p>0.014089699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02784" calcext:value-type="float">
            <text:p>6.802784</text:p>
          </table:table-cell>
          <table:table-cell office:value-type="float" office:value="6.5853952979" calcext:value-type="float">
            <text:p>6.5853952979</text:p>
          </table:table-cell>
          <table:table-cell table:formula="of:=POWER([.C767]-6.75;2)" office:value-type="float" office:value="0.014247184010908" calcext:value-type="float">
            <text:p>0.01424718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99444" calcext:value-type="float">
            <text:p>6.799444</text:p>
          </table:table-cell>
          <table:table-cell office:value-type="float" office:value="6.5842327914" calcext:value-type="float">
            <text:p>6.5842327914</text:p>
          </table:table-cell>
          <table:table-cell table:formula="of:=POWER([.C768]-6.75;2)" office:value-type="float" office:value="0.0144104805222743" calcext:value-type="float">
            <text:p>0.014410480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95993" calcext:value-type="float">
            <text:p>6.795993</text:p>
          </table:table-cell>
          <table:table-cell office:value-type="float" office:value="6.5830757419" calcext:value-type="float">
            <text:p>6.5830757419</text:p>
          </table:table-cell>
          <table:table-cell table:formula="of:=POWER([.C769]-6.75;2)" office:value-type="float" office:value="0.0145794164359717" calcext:value-type="float">
            <text:p>0.014579416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92447" calcext:value-type="float">
            <text:p>6.792447</text:p>
          </table:table-cell>
          <table:table-cell office:value-type="float" office:value="6.5819248378" calcext:value-type="float">
            <text:p>6.5819248378</text:p>
          </table:table-cell>
          <table:table-cell table:formula="of:=POWER([.C770]-6.75;2)" office:value-type="float" office:value="0.0147538135409799" calcext:value-type="float">
            <text:p>0.014753813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88818" calcext:value-type="float">
            <text:p>6.788818</text:p>
          </table:table-cell>
          <table:table-cell office:value-type="float" office:value="6.5807806957" calcext:value-type="float">
            <text:p>6.5807806957</text:p>
          </table:table-cell>
          <table:table-cell table:formula="of:=POWER([.C771]-6.75;2)" office:value-type="float" office:value="0.0149334924573668" calcext:value-type="float">
            <text:p>0.014933492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85119" calcext:value-type="float">
            <text:p>6.785119</text:p>
          </table:table-cell>
          <table:table-cell office:value-type="float" office:value="6.5796438798" calcext:value-type="float">
            <text:p>6.5796438798</text:p>
          </table:table-cell>
          <table:table-cell table:formula="of:=POWER([.C772]-6.75;2)" office:value-type="float" office:value="0.0151182788830444" calcext:value-type="float">
            <text:p>0.015118278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81358" calcext:value-type="float">
            <text:p>6.781358</text:p>
          </table:table-cell>
          <table:table-cell office:value-type="float" office:value="6.5785148956" calcext:value-type="float">
            <text:p>6.5785148956</text:p>
          </table:table-cell>
          <table:table-cell table:formula="of:=POWER([.C773]-6.75;2)" office:value-type="float" office:value="0.0153080080357814" calcext:value-type="float">
            <text:p>0.015308008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77544" calcext:value-type="float">
            <text:p>6.777544</text:p>
          </table:table-cell>
          <table:table-cell office:value-type="float" office:value="6.5773942155" calcext:value-type="float">
            <text:p>6.5773942155</text:p>
          </table:table-cell>
          <table:table-cell table:formula="of:=POWER([.C774]-6.75;2)" office:value-type="float" office:value="0.0155025294795994" calcext:value-type="float">
            <text:p>0.0155025295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73682" calcext:value-type="float">
            <text:p>6.773682</text:p>
          </table:table-cell>
          <table:table-cell office:value-type="float" office:value="6.5762822722" calcext:value-type="float">
            <text:p>6.5762822722</text:p>
          </table:table-cell>
          <table:table-cell table:formula="of:=POWER([.C775]-6.75;2)" office:value-type="float" office:value="0.0157017156090972" calcext:value-type="float">
            <text:p>0.0157017156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69775" calcext:value-type="float">
            <text:p>6.769775</text:p>
          </table:table-cell>
          <table:table-cell office:value-type="float" office:value="6.5751794804" calcext:value-type="float">
            <text:p>6.5751794804</text:p>
          </table:table-cell>
          <table:table-cell table:formula="of:=POWER([.C776]-6.75;2)" office:value-type="float" office:value="0.0159054618213453" calcext:value-type="float">
            <text:p>0.015905461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65827" calcext:value-type="float">
            <text:p>6.765827</text:p>
          </table:table-cell>
          <table:table-cell office:value-type="float" office:value="6.5740862472" calcext:value-type="float">
            <text:p>6.5740862472</text:p>
          </table:table-cell>
          <table:table-cell table:formula="of:=POWER([.C777]-6.75;2)" office:value-type="float" office:value="0.0161136933260925" calcext:value-type="float">
            <text:p>0.016113693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61838" calcext:value-type="float">
            <text:p>6.761838</text:p>
          </table:table-cell>
          <table:table-cell office:value-type="float" office:value="6.5730029661" calcext:value-type="float">
            <text:p>6.5730029661</text:p>
          </table:table-cell>
          <table:table-cell table:formula="of:=POWER([.C778]-6.75;2)" office:value-type="float" office:value="0.0163263669580372" calcext:value-type="float">
            <text:p>0.01632636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57808" calcext:value-type="float">
            <text:p>6.757808</text:p>
          </table:table-cell>
          <table:table-cell office:value-type="float" office:value="6.5719300398" calcext:value-type="float">
            <text:p>6.5719300398</text:p>
          </table:table-cell>
          <table:table-cell table:formula="of:=POWER([.C779]-6.75;2)" office:value-type="float" office:value="0.0165434740302206" calcext:value-type="float">
            <text:p>0.016543474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53737" calcext:value-type="float">
            <text:p>6.753737</text:p>
          </table:table-cell>
          <table:table-cell office:value-type="float" office:value="6.57086788" calcext:value-type="float">
            <text:p>6.57086788</text:p>
          </table:table-cell>
          <table:table-cell table:formula="of:=POWER([.C780]-6.75;2)" office:value-type="float" office:value="0.0167650387551029" calcext:value-type="float">
            <text:p>0.0167650388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49622" calcext:value-type="float">
            <text:p>6.749622</text:p>
          </table:table-cell>
          <table:table-cell office:value-type="float" office:value="6.569816908" calcext:value-type="float">
            <text:p>6.569816908</text:p>
          </table:table-cell>
          <table:table-cell table:formula="of:=POWER([.C781]-6.75;2)" office:value-type="float" office:value="0.0169911201276301" calcext:value-type="float">
            <text:p>0.016991120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45461" calcext:value-type="float">
            <text:p>6.745461</text:p>
          </table:table-cell>
          <table:table-cell office:value-type="float" office:value="6.5687775723" calcext:value-type="float">
            <text:p>6.5687775723</text:p>
          </table:table-cell>
          <table:table-cell table:formula="of:=POWER([.C782]-6.75;2)" office:value-type="float" office:value="0.017221810265291" calcext:value-type="float">
            <text:p>0.017221810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41253" calcext:value-type="float">
            <text:p>6.741253</text:p>
          </table:table-cell>
          <table:table-cell office:value-type="float" office:value="6.567750343" calcext:value-type="float">
            <text:p>6.567750343</text:p>
          </table:table-cell>
          <table:table-cell table:formula="of:=POWER([.C783]-6.75;2)" office:value-type="float" office:value="0.0174572313857918" calcext:value-type="float">
            <text:p>0.017457231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36993" calcext:value-type="float">
            <text:p>6.736993</text:p>
          </table:table-cell>
          <table:table-cell office:value-type="float" office:value="6.5667357076" calcext:value-type="float">
            <text:p>6.5667357076</text:p>
          </table:table-cell>
          <table:table-cell table:formula="of:=POWER([.C784]-6.75;2)" office:value-type="float" office:value="0.0176975301851322" calcext:value-type="float">
            <text:p>0.017697530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32679" calcext:value-type="float">
            <text:p>6.732679</text:p>
          </table:table-cell>
          <table:table-cell office:value-type="float" office:value="6.5657341941" calcext:value-type="float">
            <text:p>6.5657341941</text:p>
          </table:table-cell>
          <table:table-cell table:formula="of:=POWER([.C785]-6.75;2)" office:value-type="float" office:value="0.0179428753571874" calcext:value-type="float">
            <text:p>0.0179428754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28307" calcext:value-type="float">
            <text:p>6.728307</text:p>
          </table:table-cell>
          <table:table-cell office:value-type="float" office:value="6.564746355" calcext:value-type="float">
            <text:p>6.564746355</text:p>
          </table:table-cell>
          <table:table-cell table:formula="of:=POWER([.C786]-6.75;2)" office:value-type="float" office:value="0.0181934500451476" calcext:value-type="float">
            <text:p>0.0181934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23872" calcext:value-type="float">
            <text:p>6.723872</text:p>
          </table:table-cell>
          <table:table-cell office:value-type="float" office:value="6.5637727798" calcext:value-type="float">
            <text:p>6.5637727798</text:p>
          </table:table-cell>
          <table:table-cell table:formula="of:=POWER([.C787]-6.75;2)" office:value-type="float" office:value="0.0184494474249601" calcext:value-type="float">
            <text:p>0.0184494474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19369" calcext:value-type="float">
            <text:p>6.719369</text:p>
          </table:table-cell>
          <table:table-cell office:value-type="float" office:value="6.5628141018" calcext:value-type="float">
            <text:p>6.5628141018</text:p>
          </table:table-cell>
          <table:table-cell table:formula="of:=POWER([.C788]-6.75;2)" office:value-type="float" office:value="0.0187110609850973" calcext:value-type="float">
            <text:p>0.01871106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14793" calcext:value-type="float">
            <text:p>6.714793</text:p>
          </table:table-cell>
          <table:table-cell office:value-type="float" office:value="6.561871" calcext:value-type="float">
            <text:p>6.561871</text:p>
          </table:table-cell>
          <table:table-cell table:formula="of:=POWER([.C789]-6.75;2)" office:value-type="float" office:value="0.0189784804242515" calcext:value-type="float">
            <text:p>0.018978480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10137" calcext:value-type="float">
            <text:p>6.710137</text:p>
          </table:table-cell>
          <table:table-cell office:value-type="float" office:value="6.5609442" calcext:value-type="float">
            <text:p>6.5609442</text:p>
          </table:table-cell>
          <table:table-cell table:formula="of:=POWER([.C790]-6.75;2)" office:value-type="float" office:value="0.0192518834023372" calcext:value-type="float">
            <text:p>0.0192518834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05394" calcext:value-type="float">
            <text:p>6.705394</text:p>
          </table:table-cell>
          <table:table-cell office:value-type="float" office:value="6.5600344878" calcext:value-type="float">
            <text:p>6.5600344878</text:p>
          </table:table-cell>
          <table:table-cell table:formula="of:=POWER([.C791]-6.75;2)" office:value-type="float" office:value="0.0195314254216772" calcext:value-type="float">
            <text:p>0.01953142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00555" calcext:value-type="float">
            <text:p>6.700555</text:p>
          </table:table-cell>
          <table:table-cell office:value-type="float" office:value="6.5591427117" calcext:value-type="float">
            <text:p>6.5591427117</text:p>
          </table:table-cell>
          <table:table-cell table:formula="of:=POWER([.C792]-6.75;2)" office:value-type="float" office:value="0.0198172382436516" calcext:value-type="float">
            <text:p>0.019817238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9561" calcext:value-type="float">
            <text:p>6.69561</text:p>
          </table:table-cell>
          <table:table-cell office:value-type="float" office:value="6.5582697963" calcext:value-type="float">
            <text:p>6.5582697963</text:p>
          </table:table-cell>
          <table:table-cell table:formula="of:=POWER([.C793]-6.75;2)" office:value-type="float" office:value="0.0201094215954516" calcext:value-type="float">
            <text:p>0.0201094216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690549" calcext:value-type="float">
            <text:p>6.690549</text:p>
          </table:table-cell>
          <table:table-cell office:value-type="float" office:value="6.5574167516" calcext:value-type="float">
            <text:p>6.5574167516</text:p>
          </table:table-cell>
          <table:table-cell table:formula="of:=POWER([.C794]-6.75;2)" office:value-type="float" office:value="0.0204080368777468" calcext:value-type="float">
            <text:p>0.0204080369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68536" calcext:value-type="float">
            <text:p>6.68536</text:p>
          </table:table-cell>
          <table:table-cell office:value-type="float" office:value="6.556584675" calcext:value-type="float">
            <text:p>6.556584675</text:p>
          </table:table-cell>
          <table:table-cell table:formula="of:=POWER([.C795]-6.75;2)" office:value-type="float" office:value="0.0207131075281925" calcext:value-type="float">
            <text:p>0.020713107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68003" calcext:value-type="float">
            <text:p>6.68003</text:p>
          </table:table-cell>
          <table:table-cell office:value-type="float" office:value="6.5557747673" calcext:value-type="float">
            <text:p>6.5557747673</text:p>
          </table:table-cell>
          <table:table-cell table:formula="of:=POWER([.C796]-6.75;2)" office:value-type="float" office:value="0.0210246095748125" calcext:value-type="float">
            <text:p>0.021024609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74547" calcext:value-type="float">
            <text:p>6.674547</text:p>
          </table:table-cell>
          <table:table-cell office:value-type="float" office:value="6.5549883418" calcext:value-type="float">
            <text:p>6.5549883418</text:p>
          </table:table-cell>
          <table:table-cell table:formula="of:=POWER([.C797]-6.75;2)" office:value-type="float" office:value="0.0213424757384084" calcext:value-type="float">
            <text:p>0.021342475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68896" calcext:value-type="float">
            <text:p>6.668896</text:p>
          </table:table-cell>
          <table:table-cell office:value-type="float" office:value="6.5542268217" calcext:value-type="float">
            <text:p>6.5542268217</text:p>
          </table:table-cell>
          <table:table-cell table:formula="of:=POWER([.C798]-6.75;2)" office:value-type="float" office:value="0.0216665913498294" calcext:value-type="float">
            <text:p>0.0216665913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63064" calcext:value-type="float">
            <text:p>6.663064</text:p>
          </table:table-cell>
          <table:table-cell office:value-type="float" office:value="6.5534917628" calcext:value-type="float">
            <text:p>6.5534917628</text:p>
          </table:table-cell>
          <table:table-cell table:formula="of:=POWER([.C799]-6.75;2)" office:value-type="float" office:value="0.0219967988277851" calcext:value-type="float">
            <text:p>0.0219967988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57039" calcext:value-type="float">
            <text:p>6.657039</text:p>
          </table:table-cell>
          <table:table-cell office:value-type="float" office:value="6.5527848452" calcext:value-type="float">
            <text:p>6.5527848452</text:p>
          </table:table-cell>
          <table:table-cell table:formula="of:=POWER([.C800]-6.75;2)" office:value-type="float" office:value="0.0223328950150481" calcext:value-type="float">
            <text:p>0.02233289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5081" calcext:value-type="float">
            <text:p>6.65081</text:p>
          </table:table-cell>
          <table:table-cell office:value-type="float" office:value="6.5521078701" calcext:value-type="float">
            <text:p>6.5521078701</text:p>
          </table:table-cell>
          <table:table-cell table:formula="of:=POWER([.C801]-6.75;2)" office:value-type="float" office:value="0.022674637561" calcext:value-type="float">
            <text:p>0.022674637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44367" calcext:value-type="float">
            <text:p>6.644367</text:p>
          </table:table-cell>
          <table:table-cell office:value-type="float" office:value="6.5514627582" calcext:value-type="float">
            <text:p>6.5514627582</text:p>
          </table:table-cell>
          <table:table-cell table:formula="of:=POWER([.C802]-6.75;2)" office:value-type="float" office:value="0.0230217489188063" calcext:value-type="float">
            <text:p>0.0230217489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37704" calcext:value-type="float">
            <text:p>6.637704</text:p>
          </table:table-cell>
          <table:table-cell office:value-type="float" office:value="6.5508515461" calcext:value-type="float">
            <text:p>6.5508515461</text:p>
          </table:table-cell>
          <table:table-cell table:formula="of:=POWER([.C803]-6.75;2)" office:value-type="float" office:value="0.023373917432832" calcext:value-type="float">
            <text:p>0.023373917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30818" calcext:value-type="float">
            <text:p>6.630818</text:p>
          </table:table-cell>
          <table:table-cell office:value-type="float" office:value="6.5502763642" calcext:value-type="float">
            <text:p>6.5502763642</text:p>
          </table:table-cell>
          <table:table-cell table:formula="of:=POWER([.C804]-6.75;2)" office:value-type="float" office:value="0.0237308097501113" calcext:value-type="float">
            <text:p>0.0237308098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23709" calcext:value-type="float">
            <text:p>6.623709</text:p>
          </table:table-cell>
          <table:table-cell office:value-type="float" office:value="6.54973942" calcext:value-type="float">
            <text:p>6.54973942</text:p>
          </table:table-cell>
          <table:table-cell table:formula="of:=POWER([.C805]-6.75;2)" office:value-type="float" office:value="0.0240920684320075" calcext:value-type="float">
            <text:p>0.024092068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16383" calcext:value-type="float">
            <text:p>6.616383</text:p>
          </table:table-cell>
          <table:table-cell office:value-type="float" office:value="6.5492429799" calcext:value-type="float">
            <text:p>6.5492429799</text:p>
          </table:table-cell>
          <table:table-cell table:formula="of:=POWER([.C806]-6.75;2)" office:value-type="float" office:value="0.024457325242636" calcext:value-type="float">
            <text:p>0.0244573252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08851" calcext:value-type="float">
            <text:p>6.608851</text:p>
          </table:table-cell>
          <table:table-cell office:value-type="float" office:value="6.5487893311" calcext:value-type="float">
            <text:p>6.5487893311</text:p>
          </table:table-cell>
          <table:table-cell table:formula="of:=POWER([.C807]-6.75;2)" office:value-type="float" office:value="0.0248262012905176" calcext:value-type="float">
            <text:p>0.0248262013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01131" calcext:value-type="float">
            <text:p>6.601131</text:p>
          </table:table-cell>
          <table:table-cell office:value-type="float" office:value="6.5483807483" calcext:value-type="float">
            <text:p>6.5483807483</text:p>
          </table:table-cell>
          <table:table-cell table:formula="of:=POWER([.C808]-6.75;2)" office:value-type="float" office:value="0.0251983185163992" calcext:value-type="float">
            <text:p>0.0251983185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93246" calcext:value-type="float">
            <text:p>6.593246</text:p>
          </table:table-cell>
          <table:table-cell office:value-type="float" office:value="6.5480194452" calcext:value-type="float">
            <text:p>6.5480194452</text:p>
          </table:table-cell>
          <table:table-cell table:formula="of:=POWER([.C809]-6.75;2)" office:value-type="float" office:value="0.025573300309288" calcext:value-type="float">
            <text:p>0.025573300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85225" calcext:value-type="float">
            <text:p>6.585225</text:p>
          </table:table-cell>
          <table:table-cell office:value-type="float" office:value="6.5477075379" calcext:value-type="float">
            <text:p>6.5477075379</text:p>
          </table:table-cell>
          <table:table-cell table:formula="of:=POWER([.C810]-6.75;2)" office:value-type="float" office:value="0.0259507792190196" calcext:value-type="float">
            <text:p>0.025950779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77106" calcext:value-type="float">
            <text:p>6.577106</text:p>
          </table:table-cell>
          <table:table-cell office:value-type="float" office:value="6.547447" calcext:value-type="float">
            <text:p>6.547447</text:p>
          </table:table-cell>
          <table:table-cell table:formula="of:=POWER([.C811]-6.75;2)" office:value-type="float" office:value="0.0263303982317926" calcext:value-type="float">
            <text:p>0.026330398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6893" calcext:value-type="float">
            <text:p>6.56893</text:p>
          </table:table-cell>
          <table:table-cell office:value-type="float" office:value="6.5472395944" calcext:value-type="float">
            <text:p>6.5472395944</text:p>
          </table:table-cell>
          <table:table-cell table:formula="of:=POWER([.C812]-6.75;2)" office:value-type="float" office:value="0.0267118155563751" calcext:value-type="float">
            <text:p>0.026711815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60745" calcext:value-type="float">
            <text:p>6.560745</text:p>
          </table:table-cell>
          <table:table-cell office:value-type="float" office:value="6.5470868451" calcext:value-type="float">
            <text:p>6.5470868451</text:p>
          </table:table-cell>
          <table:table-cell table:formula="of:=POWER([.C813]-6.75;2)" office:value-type="float" office:value="0.0270947079534298" calcext:value-type="float">
            <text:p>0.027094708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52604" calcext:value-type="float">
            <text:p>6.552604</text:p>
          </table:table-cell>
          <table:table-cell office:value-type="float" office:value="6.5469899787" calcext:value-type="float">
            <text:p>6.5469899787</text:p>
          </table:table-cell>
          <table:table-cell table:formula="of:=POWER([.C814]-6.75;2)" office:value-type="float" office:value="0.027478767447036" calcext:value-type="float">
            <text:p>0.027478767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44564" calcext:value-type="float">
            <text:p>6.544564</text:p>
          </table:table-cell>
          <table:table-cell office:value-type="float" office:value="6.5469498786" calcext:value-type="float">
            <text:p>6.5469498786</text:p>
          </table:table-cell>
          <table:table-cell table:formula="of:=POWER([.C815]-6.75;2)" office:value-type="float" office:value="0.0278637079422354" calcext:value-type="float">
            <text:p>0.0278637079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36684" calcext:value-type="float">
            <text:p>6.536684</text:p>
          </table:table-cell>
          <table:table-cell office:value-type="float" office:value="6.5469670432" calcext:value-type="float">
            <text:p>6.5469670432</text:p>
          </table:table-cell>
          <table:table-cell table:formula="of:=POWER([.C816]-6.75;2)" office:value-type="float" office:value="0.0282492601485563" calcext:value-type="float">
            <text:p>0.028249260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29025" calcext:value-type="float">
            <text:p>6.529025</text:p>
          </table:table-cell>
          <table:table-cell office:value-type="float" office:value="6.547041558" calcext:value-type="float">
            <text:p>6.547041558</text:p>
          </table:table-cell>
          <table:table-cell table:formula="of:=POWER([.C817]-6.75;2)" office:value-type="float" office:value="0.0286351729477761" calcext:value-type="float">
            <text:p>0.0286351729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21648" calcext:value-type="float">
            <text:p>6.521648</text:p>
          </table:table-cell>
          <table:table-cell office:value-type="float" office:value="6.5471730657" calcext:value-type="float">
            <text:p>6.5471730657</text:p>
          </table:table-cell>
          <table:table-cell table:formula="of:=POWER([.C818]-6.75;2)" office:value-type="float" office:value="0.0290212076895969" calcext:value-type="float">
            <text:p>0.029021207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1461" calcext:value-type="float">
            <text:p>6.51461</text:p>
          </table:table-cell>
          <table:table-cell office:value-type="float" office:value="6.54736075" calcext:value-type="float">
            <text:p>6.54736075</text:p>
          </table:table-cell>
          <table:table-cell table:formula="of:=POWER([.C819]-6.75;2)" office:value-type="float" office:value="0.029407141031079" calcext:value-type="float">
            <text:p>0.02940714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07967" calcext:value-type="float">
            <text:p>6.507967</text:p>
          </table:table-cell>
          <table:table-cell office:value-type="float" office:value="6.5476033481" calcext:value-type="float">
            <text:p>6.5476033481</text:p>
          </table:table-cell>
          <table:table-cell table:formula="of:=POWER([.C820]-6.75;2)" office:value-type="float" office:value="0.0297927568428604" calcext:value-type="float">
            <text:p>0.0297927568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01768" calcext:value-type="float">
            <text:p>6.501768</text:p>
          </table:table-cell>
          <table:table-cell office:value-type="float" office:value="6.5478991418" calcext:value-type="float">
            <text:p>6.5478991418</text:p>
          </table:table-cell>
          <table:table-cell table:formula="of:=POWER([.C821]-6.75;2)" office:value-type="float" office:value="0.0301778489519948" calcext:value-type="float">
            <text:p>0.030177849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96055" calcext:value-type="float">
            <text:p>6.496055</text:p>
          </table:table-cell>
          <table:table-cell office:value-type="float" office:value="6.5482459925" calcext:value-type="float">
            <text:p>6.5482459925</text:p>
          </table:table-cell>
          <table:table-cell table:formula="of:=POWER([.C822]-6.75;2)" office:value-type="float" office:value="0.0305622140732139" calcext:value-type="float">
            <text:p>0.0305622141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490865" calcext:value-type="float">
            <text:p>6.490865</text:p>
          </table:table-cell>
          <table:table-cell office:value-type="float" office:value="6.5486413788" calcext:value-type="float">
            <text:p>6.5486413788</text:p>
          </table:table-cell>
          <table:table-cell table:formula="of:=POWER([.C823]-6.75;2)" office:value-type="float" office:value="0.0309456484241794" calcext:value-type="float">
            <text:p>0.030945648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8622" calcext:value-type="float">
            <text:p>6.48622</text:p>
          </table:table-cell>
          <table:table-cell office:value-type="float" office:value="6.5490824198" calcext:value-type="float">
            <text:p>6.5490824198</text:p>
          </table:table-cell>
          <table:table-cell table:formula="of:=POWER([.C824]-6.75;2)" office:value-type="float" office:value="0.0313279500093978" calcext:value-type="float">
            <text:p>0.0313279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82137" calcext:value-type="float">
            <text:p>6.482137</text:p>
          </table:table-cell>
          <table:table-cell office:value-type="float" office:value="6.5495659769" calcext:value-type="float">
            <text:p>6.5495659769</text:p>
          </table:table-cell>
          <table:table-cell table:formula="of:=POWER([.C825]-6.75;2)" office:value-type="float" office:value="0.0317089107256297" calcext:value-type="float">
            <text:p>0.031708910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47862" calcext:value-type="float">
            <text:p>6.47862</text:p>
          </table:table-cell>
          <table:table-cell office:value-type="float" office:value="6.5500886822" calcext:value-type="float">
            <text:p>6.5500886822</text:p>
          </table:table-cell>
          <table:table-cell table:formula="of:=POWER([.C826]-6.75;2)" office:value-type="float" office:value="0.0320883164156945" calcext:value-type="float">
            <text:p>0.032088316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475659" calcext:value-type="float">
            <text:p>6.475659</text:p>
          </table:table-cell>
          <table:table-cell office:value-type="float" office:value="6.5506470313" calcext:value-type="float">
            <text:p>6.5506470313</text:p>
          </table:table-cell>
          <table:table-cell table:formula="of:=POWER([.C827]-6.75;2)" office:value-type="float" office:value="0.0324659466426805" calcext:value-type="float">
            <text:p>0.0324659466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473238" calcext:value-type="float">
            <text:p>6.473238</text:p>
          </table:table-cell>
          <table:table-cell office:value-type="float" office:value="6.5512374882" calcext:value-type="float">
            <text:p>6.5512374882</text:p>
          </table:table-cell>
          <table:table-cell table:formula="of:=POWER([.C828]-6.75;2)" office:value-type="float" office:value="0.0328415683014817" calcext:value-type="float">
            <text:p>0.032841568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471325" calcext:value-type="float">
            <text:p>6.471325</text:p>
          </table:table-cell>
          <table:table-cell office:value-type="float" office:value="6.5518565317" calcext:value-type="float">
            <text:p>6.5518565317</text:p>
          </table:table-cell>
          <table:table-cell table:formula="of:=POWER([.C829]-6.75;2)" office:value-type="float" office:value="0.0332149374766176" calcext:value-type="float">
            <text:p>0.033214937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469881" calcext:value-type="float">
            <text:p>6.469881</text:p>
          </table:table-cell>
          <table:table-cell office:value-type="float" office:value="6.552500784" calcext:value-type="float">
            <text:p>6.552500784</text:p>
          </table:table-cell>
          <table:table-cell table:formula="of:=POWER([.C830]-6.75;2)" office:value-type="float" office:value="0.0335858008688726" calcext:value-type="float">
            <text:p>0.033585800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468855" calcext:value-type="float">
            <text:p>6.468855</text:p>
          </table:table-cell>
          <table:table-cell office:value-type="float" office:value="6.5531670726" calcext:value-type="float">
            <text:p>6.5531670726</text:p>
          </table:table-cell>
          <table:table-cell table:formula="of:=POWER([.C831]-6.75;2)" office:value-type="float" office:value="0.0339538872239765" calcext:value-type="float">
            <text:p>0.033953887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468189" calcext:value-type="float">
            <text:p>6.468189</text:p>
          </table:table-cell>
          <table:table-cell office:value-type="float" office:value="6.5538525366" calcext:value-type="float">
            <text:p>6.5538525366</text:p>
          </table:table-cell>
          <table:table-cell table:formula="of:=POWER([.C832]-6.75;2)" office:value-type="float" office:value="0.0343189129857858" calcext:value-type="float">
            <text:p>0.03431891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467816" calcext:value-type="float">
            <text:p>6.467816</text:p>
          </table:table-cell>
          <table:table-cell office:value-type="float" office:value="6.5545546967" calcext:value-type="float">
            <text:p>6.5545546967</text:p>
          </table:table-cell>
          <table:table-cell table:formula="of:=POWER([.C833]-6.75;2)" office:value-type="float" office:value="0.0346805775434193" calcext:value-type="float">
            <text:p>0.034680577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467663" calcext:value-type="float">
            <text:p>6.467663</text:p>
          </table:table-cell>
          <table:table-cell office:value-type="float" office:value="6.5552715455" calcext:value-type="float">
            <text:p>6.5552715455</text:p>
          </table:table-cell>
          <table:table-cell table:formula="of:=POWER([.C834]-6.75;2)" office:value-type="float" office:value="0.0350385604849408" calcext:value-type="float">
            <text:p>0.035038560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467653" calcext:value-type="float">
            <text:p>6.467653</text:p>
          </table:table-cell>
          <table:table-cell office:value-type="float" office:value="6.5560016167" calcext:value-type="float">
            <text:p>6.5560016167</text:p>
          </table:table-cell>
          <table:table-cell table:formula="of:=POWER([.C835]-6.75;2)" office:value-type="float" office:value="0.035392520641" calcext:value-type="float">
            <text:p>0.035392520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467704" calcext:value-type="float">
            <text:p>6.467704</text:p>
          </table:table-cell>
          <table:table-cell office:value-type="float" office:value="6.556744042" calcext:value-type="float">
            <text:p>6.556744042</text:p>
          </table:table-cell>
          <table:table-cell table:formula="of:=POWER([.C836]-6.75;2)" office:value-type="float" office:value="0.0357420955136401" calcext:value-type="float">
            <text:p>0.035742095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467731" calcext:value-type="float">
            <text:p>6.467731</text:p>
          </table:table-cell>
          <table:table-cell office:value-type="float" office:value="6.5574986186" calcext:value-type="float">
            <text:p>6.5574986186</text:p>
          </table:table-cell>
          <table:table-cell table:formula="of:=POWER([.C837]-6.75;2)" office:value-type="float" office:value="0.0360868958254082" calcext:value-type="float">
            <text:p>0.0360868958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467647" calcext:value-type="float">
            <text:p>6.467647</text:p>
          </table:table-cell>
          <table:table-cell office:value-type="float" office:value="6.5582658632" calcext:value-type="float">
            <text:p>6.5582658632</text:p>
          </table:table-cell>
          <table:table-cell table:formula="of:=POWER([.C838]-6.75;2)" office:value-type="float" office:value="0.0364265044972294" calcext:value-type="float">
            <text:p>0.036426504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467364" calcext:value-type="float">
            <text:p>6.467364</text:p>
          </table:table-cell>
          <table:table-cell office:value-type="float" office:value="6.5590470603" calcext:value-type="float">
            <text:p>6.5590470603</text:p>
          </table:table-cell>
          <table:table-cell table:formula="of:=POWER([.C839]-6.75;2)" office:value-type="float" office:value="0.0367604710108434" calcext:value-type="float">
            <text:p>0.03676047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466793" calcext:value-type="float">
            <text:p>6.466793</text:p>
          </table:table-cell>
          <table:table-cell office:value-type="float" office:value="6.5598443043" calcext:value-type="float">
            <text:p>6.5598443043</text:p>
          </table:table-cell>
          <table:table-cell table:formula="of:=POWER([.C840]-6.75;2)" office:value-type="float" office:value="0.0370883075642961" calcext:value-type="float">
            <text:p>0.0370883076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65842" calcext:value-type="float">
            <text:p>6.465842</text:p>
          </table:table-cell>
          <table:table-cell office:value-type="float" office:value="6.5606605439" calcext:value-type="float">
            <text:p>6.5606605439</text:p>
          </table:table-cell>
          <table:table-cell table:formula="of:=POWER([.C841]-6.75;2)" office:value-type="float" office:value="0.0374094879448557" calcext:value-type="float">
            <text:p>0.0374094879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464421" calcext:value-type="float">
            <text:p>6.464421</text:p>
          </table:table-cell>
          <table:table-cell office:value-type="float" office:value="6.561499646" calcext:value-type="float">
            <text:p>6.561499646</text:p>
          </table:table-cell>
          <table:table-cell table:formula="of:=POWER([.C842]-6.75;2)" office:value-type="float" office:value="0.0377234410173692" calcext:value-type="float">
            <text:p>0.037723441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462436" calcext:value-type="float">
            <text:p>6.462436</text:p>
          </table:table-cell>
          <table:table-cell office:value-type="float" office:value="6.5623664196" calcext:value-type="float">
            <text:p>6.5623664196</text:p>
          </table:table-cell>
          <table:table-cell table:formula="of:=POWER([.C843]-6.75;2)" office:value-type="float" office:value="0.0380295468339138" calcext:value-type="float">
            <text:p>0.0380295468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459788" calcext:value-type="float">
            <text:p>6.459788</text:p>
          </table:table-cell>
          <table:table-cell office:value-type="float" office:value="6.5632666937" calcext:value-type="float">
            <text:p>6.5632666937</text:p>
          </table:table-cell>
          <table:table-cell table:formula="of:=POWER([.C844]-6.75;2)" office:value-type="float" office:value="0.0383271373416834" calcext:value-type="float">
            <text:p>0.038327137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456377" calcext:value-type="float">
            <text:p>6.456377</text:p>
          </table:table-cell>
          <table:table-cell office:value-type="float" office:value="6.5642074091" calcext:value-type="float">
            <text:p>6.5642074091</text:p>
          </table:table-cell>
          <table:table-cell table:formula="of:=POWER([.C845]-6.75;2)" office:value-type="float" office:value="0.0386154872874514" calcext:value-type="float">
            <text:p>0.0386154873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452092" calcext:value-type="float">
            <text:p>6.452092</text:p>
          </table:table-cell>
          <table:table-cell office:value-type="float" office:value="6.5651966789" calcext:value-type="float">
            <text:p>6.5651966789</text:p>
          </table:table-cell>
          <table:table-cell table:formula="of:=POWER([.C846]-6.75;2)" office:value-type="float" office:value="0.0388938172827881" calcext:value-type="float">
            <text:p>0.038893817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44681" calcext:value-type="float">
            <text:p>6.44681</text:p>
          </table:table-cell>
          <table:table-cell office:value-type="float" office:value="6.5662439444" calcext:value-type="float">
            <text:p>6.5662439444</text:p>
          </table:table-cell>
          <table:table-cell table:formula="of:=POWER([.C847]-6.75;2)" office:value-type="float" office:value="0.0391612950763583" calcext:value-type="float">
            <text:p>0.039161295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440393" calcext:value-type="float">
            <text:p>6.440393</text:p>
          </table:table-cell>
          <table:table-cell office:value-type="float" office:value="6.5673601495" calcext:value-type="float">
            <text:p>6.5673601495</text:p>
          </table:table-cell>
          <table:table-cell table:formula="of:=POWER([.C848]-6.75;2)" office:value-type="float" office:value="0.0394170363815518" calcext:value-type="float">
            <text:p>0.0394170364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432677" calcext:value-type="float">
            <text:p>6.432677</text:p>
          </table:table-cell>
          <table:table-cell office:value-type="float" office:value="6.5685579528" calcext:value-type="float">
            <text:p>6.5685579528</text:p>
          </table:table-cell>
          <table:table-cell table:formula="of:=POWER([.C849]-6.75;2)" office:value-type="float" office:value="0.0396601066907606" calcext:value-type="float">
            <text:p>0.0396601067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423462" calcext:value-type="float">
            <text:p>6.423462</text:p>
          </table:table-cell>
          <table:table-cell office:value-type="float" office:value="6.5698520571" calcext:value-type="float">
            <text:p>6.5698520571</text:p>
          </table:table-cell>
          <table:table-cell table:formula="of:=POWER([.C850]-6.75;2)" office:value-type="float" office:value="0.039889530697171" calcext:value-type="float">
            <text:p>0.039889530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12498" calcext:value-type="float">
            <text:p>6.412498</text:p>
          </table:table-cell>
          <table:table-cell office:value-type="float" office:value="6.5712596538" calcext:value-type="float">
            <text:p>6.5712596538</text:p>
          </table:table-cell>
          <table:table-cell table:formula="of:=POWER([.C851]-6.75;2)" office:value-type="float" office:value="0.0401042999019365" calcext:value-type="float">
            <text:p>0.0401042999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399456" calcext:value-type="float">
            <text:p>6.399456</text:p>
          </table:table-cell>
          <table:table-cell office:value-type="float" office:value="6.5728010291" calcext:value-type="float">
            <text:p>6.5728010291</text:p>
          </table:table-cell>
          <table:table-cell table:formula="of:=POWER([.C852]-6.75;2)" office:value-type="float" office:value="0.0403033811194319" calcext:value-type="float">
            <text:p>0.040303381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383897" calcext:value-type="float">
            <text:p>6.383897</text:p>
          </table:table-cell>
          <table:table-cell office:value-type="float" office:value="6.5745004902" calcext:value-type="float">
            <text:p>6.5745004902</text:p>
          </table:table-cell>
          <table:table-cell table:formula="of:=POWER([.C853]-6.75;2)" office:value-type="float" office:value="0.0404857332791854" calcext:value-type="float">
            <text:p>0.040485733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365207" calcext:value-type="float">
            <text:p>6.365207</text:p>
          </table:table-cell>
          <table:table-cell office:value-type="float" office:value="6.5763876535" calcext:value-type="float">
            <text:p>6.5763876535</text:p>
          </table:table-cell>
          <table:table-cell table:formula="of:=POWER([.C854]-6.75;2)" office:value-type="float" office:value="0.0406503226560681" calcext:value-type="float">
            <text:p>0.040650322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342499" calcext:value-type="float">
            <text:p>6.342499</text:p>
          </table:table-cell>
          <table:table-cell office:value-type="float" office:value="6.57849946" calcext:value-type="float">
            <text:p>6.57849946</text:p>
          </table:table-cell>
          <table:table-cell table:formula="of:=POWER([.C855]-6.75;2)" office:value-type="float" office:value="0.040796144517316" calcext:value-type="float">
            <text:p>0.0407961445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314433" calcext:value-type="float">
            <text:p>6.314433</text:p>
          </table:table-cell>
          <table:table-cell office:value-type="float" office:value="6.580883303" calcext:value-type="float">
            <text:p>6.580883303</text:p>
          </table:table-cell>
          <table:table-cell table:formula="of:=POWER([.C856]-6.75;2)" office:value-type="float" office:value="0.0409222402224799" calcext:value-type="float">
            <text:p>0.0409222402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27889" calcext:value-type="float">
            <text:p>6.27889</text:p>
          </table:table-cell>
          <table:table-cell office:value-type="float" office:value="6.5836021837" calcext:value-type="float">
            <text:p>6.5836021837</text:p>
          </table:table-cell>
          <table:table-cell table:formula="of:=POWER([.C857]-6.75;2)" office:value-type="float" office:value="0.041027717809" calcext:value-type="float">
            <text:p>0.04102771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232303" calcext:value-type="float">
            <text:p>6.232303</text:p>
          </table:table-cell>
          <table:table-cell office:value-type="float" office:value="6.5867435464" calcext:value-type="float">
            <text:p>6.5867435464</text:p>
          </table:table-cell>
          <table:table-cell table:formula="of:=POWER([.C858]-6.75;2)" office:value-type="float" office:value="0.0411117820790766" calcext:value-type="float">
            <text:p>0.041111782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168179" calcext:value-type="float">
            <text:p>6.168179</text:p>
          </table:table-cell>
          <table:table-cell office:value-type="float" office:value="6.5904356354" calcext:value-type="float">
            <text:p>6.5904356354</text:p>
          </table:table-cell>
          <table:table-cell table:formula="of:=POWER([.C859]-6.75;2)" office:value-type="float" office:value="0.0411737484314714" calcext:value-type="float">
            <text:p>0.041173748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073337" calcext:value-type="float">
            <text:p>6.073337</text:p>
          </table:table-cell>
          <table:table-cell office:value-type="float" office:value="6.5948804421" calcext:value-type="float">
            <text:p>6.5948804421</text:p>
          </table:table-cell>
          <table:table-cell table:formula="of:=POWER([.C860]-6.75;2)" office:value-type="float" office:value="0.0412130687482264" calcext:value-type="float">
            <text:p>0.041213068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916358" calcext:value-type="float">
            <text:p>5.916358</text:p>
          </table:table-cell>
          <table:table-cell office:value-type="float" office:value="6.6004287766" calcext:value-type="float">
            <text:p>6.6004287766</text:p>
          </table:table-cell>
          <table:table-cell table:formula="of:=POWER([.C861]-6.75;2)" office:value-type="float" office:value="0.0412293518005549" calcext:value-type="float">
            <text:p>0.0412293518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599254" calcext:value-type="float">
            <text:p>5.599254</text:p>
          </table:table-cell>
          <table:table-cell office:value-type="float" office:value="6.6077843763" calcext:value-type="float">
            <text:p>6.6077843763</text:p>
          </table:table-cell>
          <table:table-cell table:formula="of:=POWER([.C862]-6.75;2)" office:value-type="float" office:value="0.0412223815469505" calcext:value-type="float">
            <text:p>0.0412223815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571455" calcext:value-type="float">
            <text:p>4.571455</text:p>
          </table:table-cell>
          <table:table-cell office:value-type="float" office:value="6.618746663" calcext:value-type="float">
            <text:p>6.618746663</text:p>
          </table:table-cell>
          <table:table-cell table:formula="of:=POWER([.C863]-6.75;2)" office:value-type="float" office:value="0.0411921291790673" calcext:value-type="float">
            <text:p>0.041192129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571455" calcext:value-type="float">
            <text:p>4.571455</text:p>
          </table:table-cell>
          <table:table-cell office:value-type="float" office:value="6.6412443736" calcext:value-type="float">
            <text:p>6.6412443736</text:p>
          </table:table-cell>
          <table:table-cell table:formula="of:=POWER([.C864]-6.75;2)" office:value-type="float" office:value="0.0411387652775365" calcext:value-type="float">
            <text:p>0.0411387653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110388" calcext:value-type="float">
            <text:p>8.110388</text:p>
          </table:table-cell>
          <table:table-cell office:value-type="float" office:value="6.6642420333" calcext:value-type="float">
            <text:p>6.6642420333</text:p>
          </table:table-cell>
          <table:table-cell table:formula="of:=POWER([.C865]-6.75;2)" office:value-type="float" office:value="0.0410626656405624" calcext:value-type="float">
            <text:p>0.0410626656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315942" calcext:value-type="float">
            <text:p>7.315942</text:p>
          </table:table-cell>
          <table:table-cell office:value-type="float" office:value="6.6479932022" calcext:value-type="float">
            <text:p>6.6479932022</text:p>
          </table:table-cell>
          <table:table-cell table:formula="of:=POWER([.C866]-6.75;2)" office:value-type="float" office:value="0.0409644047003298" calcext:value-type="float">
            <text:p>0.0409644047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038181" calcext:value-type="float">
            <text:p>7.038181</text:p>
          </table:table-cell>
          <table:table-cell office:value-type="float" office:value="6.640402875" calcext:value-type="float">
            <text:p>6.640402875</text:p>
          </table:table-cell>
          <table:table-cell table:formula="of:=POWER([.C867]-6.75;2)" office:value-type="float" office:value="0.0408447568851764" calcext:value-type="float">
            <text:p>0.0408447569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94465" calcext:value-type="float">
            <text:p>6.894465</text:p>
          </table:table-cell>
          <table:table-cell office:value-type="float" office:value="6.6358307126" calcext:value-type="float">
            <text:p>6.6358307126</text:p>
          </table:table-cell>
          <table:table-cell table:formula="of:=POWER([.C868]-6.75;2)" office:value-type="float" office:value="0.04070467954231" calcext:value-type="float">
            <text:p>0.040704679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05432" calcext:value-type="float">
            <text:p>6.805432</text:p>
          </table:table-cell>
          <table:table-cell office:value-type="float" office:value="6.6328233372" calcext:value-type="float">
            <text:p>6.6328233372</text:p>
          </table:table-cell>
          <table:table-cell table:formula="of:=POWER([.C869]-6.75;2)" office:value-type="float" office:value="0.040545294331565" calcext:value-type="float">
            <text:p>0.0405452943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44158" calcext:value-type="float">
            <text:p>6.744158</text:p>
          </table:table-cell>
          <table:table-cell office:value-type="float" office:value="6.6307926471" calcext:value-type="float">
            <text:p>6.6307926471</text:p>
          </table:table-cell>
          <table:table-cell table:formula="of:=POWER([.C870]-6.75;2)" office:value-type="float" office:value="0.0403678740334233" calcext:value-type="float">
            <text:p>0.040367874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98996" calcext:value-type="float">
            <text:p>6.698996</text:p>
          </table:table-cell>
          <table:table-cell office:value-type="float" office:value="6.6294430595" calcext:value-type="float">
            <text:p>6.6294430595</text:p>
          </table:table-cell>
          <table:table-cell table:formula="of:=POWER([.C871]-6.75;2)" office:value-type="float" office:value="0.0401737976160512" calcext:value-type="float">
            <text:p>0.040173797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64095" calcext:value-type="float">
            <text:p>6.664095</text:p>
          </table:table-cell>
          <table:table-cell office:value-type="float" office:value="6.6286050723" calcext:value-type="float">
            <text:p>6.6286050723</text:p>
          </table:table-cell>
          <table:table-cell table:formula="of:=POWER([.C872]-6.75;2)" office:value-type="float" office:value="0.0399645349845325" calcext:value-type="float">
            <text:p>0.03996453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36202" calcext:value-type="float">
            <text:p>6.636202</text:p>
          </table:table-cell>
          <table:table-cell office:value-type="float" office:value="6.6281722683" calcext:value-type="float">
            <text:p>6.6281722683</text:p>
          </table:table-cell>
          <table:table-cell table:formula="of:=POWER([.C873]-6.75;2)" office:value-type="float" office:value="0.039741606129503" calcext:value-type="float">
            <text:p>0.039741606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1337" calcext:value-type="float">
            <text:p>6.61337</text:p>
          </table:table-cell>
          <table:table-cell office:value-type="float" office:value="6.6280731358" calcext:value-type="float">
            <text:p>6.6280731358</text:p>
          </table:table-cell>
          <table:table-cell table:formula="of:=POWER([.C874]-6.75;2)" office:value-type="float" office:value="0.0395065360970452" calcext:value-type="float">
            <text:p>0.039506536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594364" calcext:value-type="float">
            <text:p>6.594364</text:p>
          </table:table-cell>
          <table:table-cell office:value-type="float" office:value="6.628256925" calcext:value-type="float">
            <text:p>6.628256925</text:p>
          </table:table-cell>
          <table:table-cell table:formula="of:=POWER([.C875]-6.75;2)" office:value-type="float" office:value="0.039260834029953" calcext:value-type="float">
            <text:p>0.03926083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78368" calcext:value-type="float">
            <text:p>6.578368</text:p>
          </table:table-cell>
          <table:table-cell office:value-type="float" office:value="6.6286859494" calcext:value-type="float">
            <text:p>6.6286859494</text:p>
          </table:table-cell>
          <table:table-cell table:formula="of:=POWER([.C876]-6.75;2)" office:value-type="float" office:value="0.0390059403206146" calcext:value-type="float">
            <text:p>0.039005940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64817" calcext:value-type="float">
            <text:p>6.564817</text:p>
          </table:table-cell>
          <table:table-cell office:value-type="float" office:value="6.6293310513" calcext:value-type="float">
            <text:p>6.6293310513</text:p>
          </table:table-cell>
          <table:table-cell table:formula="of:=POWER([.C877]-6.75;2)" office:value-type="float" office:value="0.0387432013088537" calcext:value-type="float">
            <text:p>0.0387432013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5331" calcext:value-type="float">
            <text:p>6.55331</text:p>
          </table:table-cell>
          <table:table-cell office:value-type="float" office:value="6.6301688961" calcext:value-type="float">
            <text:p>6.6301688961</text:p>
          </table:table-cell>
          <table:table-cell table:formula="of:=POWER([.C878]-6.75;2)" office:value-type="float" office:value="0.0384738273982543" calcext:value-type="float">
            <text:p>0.0384738274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43551" calcext:value-type="float">
            <text:p>6.543551</text:p>
          </table:table-cell>
          <table:table-cell office:value-type="float" office:value="6.6311801974" calcext:value-type="float">
            <text:p>6.6311801974</text:p>
          </table:table-cell>
          <table:table-cell table:formula="of:=POWER([.C879]-6.75;2)" office:value-type="float" office:value="0.0381988665820289" calcext:value-type="float">
            <text:p>0.038198866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35319" calcext:value-type="float">
            <text:p>6.535319</text:p>
          </table:table-cell>
          <table:table-cell office:value-type="float" office:value="6.6323485867" calcext:value-type="float">
            <text:p>6.6323485867</text:p>
          </table:table-cell>
          <table:table-cell table:formula="of:=POWER([.C880]-6.75;2)" office:value-type="float" office:value="0.0379191709919585" calcext:value-type="float">
            <text:p>0.03791917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528437" calcext:value-type="float">
            <text:p>6.528437</text:p>
          </table:table-cell>
          <table:table-cell office:value-type="float" office:value="6.6336597973" calcext:value-type="float">
            <text:p>6.6336597973</text:p>
          </table:table-cell>
          <table:table-cell table:formula="of:=POWER([.C881]-6.75;2)" office:value-type="float" office:value="0.0376353727230138" calcext:value-type="float">
            <text:p>0.03763537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22767" calcext:value-type="float">
            <text:p>6.522767</text:p>
          </table:table-cell>
          <table:table-cell office:value-type="float" office:value="6.6351012055" calcext:value-type="float">
            <text:p>6.6351012055</text:p>
          </table:table-cell>
          <table:table-cell table:formula="of:=POWER([.C882]-6.75;2)" office:value-type="float" office:value="0.0373478653024977" calcext:value-type="float">
            <text:p>0.037347865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51819" calcext:value-type="float">
            <text:p>6.51819</text:p>
          </table:table-cell>
          <table:table-cell office:value-type="float" office:value="6.6366614028" calcext:value-type="float">
            <text:p>6.6366614028</text:p>
          </table:table-cell>
          <table:table-cell table:formula="of:=POWER([.C883]-6.75;2)" office:value-type="float" office:value="0.0370567818409081" calcext:value-type="float">
            <text:p>0.037056781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14608" calcext:value-type="float">
            <text:p>6.514608</text:p>
          </table:table-cell>
          <table:table-cell office:value-type="float" office:value="6.6383300141" calcext:value-type="float">
            <text:p>6.6383300141</text:p>
          </table:table-cell>
          <table:table-cell table:formula="of:=POWER([.C884]-6.75;2)" office:value-type="float" office:value="0.0367619792144411" calcext:value-type="float">
            <text:p>0.0367619792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11932" calcext:value-type="float">
            <text:p>6.511932</text:p>
          </table:table-cell>
          <table:table-cell office:value-type="float" office:value="6.6400974714" calcext:value-type="float">
            <text:p>6.6400974714</text:p>
          </table:table-cell>
          <table:table-cell table:formula="of:=POWER([.C885]-6.75;2)" office:value-type="float" office:value="0.0364630251800718" calcext:value-type="float">
            <text:p>0.036463025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510082" calcext:value-type="float">
            <text:p>6.510082</text:p>
          </table:table-cell>
          <table:table-cell office:value-type="float" office:value="6.641954942" calcext:value-type="float">
            <text:p>6.641954942</text:p>
          </table:table-cell>
          <table:table-cell table:formula="of:=POWER([.C886]-6.75;2)" office:value-type="float" office:value="0.0361591886071509" calcext:value-type="float">
            <text:p>0.0361591886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08987" calcext:value-type="float">
            <text:p>6.508987</text:p>
          </table:table-cell>
          <table:table-cell office:value-type="float" office:value="6.64389425" calcext:value-type="float">
            <text:p>6.64389425</text:p>
          </table:table-cell>
          <table:table-cell table:formula="of:=POWER([.C887]-6.75;2)" office:value-type="float" office:value="0.0358494296362438" calcext:value-type="float">
            <text:p>0.035849429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08578" calcext:value-type="float">
            <text:p>6.508578</text:p>
          </table:table-cell>
          <table:table-cell office:value-type="float" office:value="6.645907791" calcext:value-type="float">
            <text:p>6.645907791</text:p>
          </table:table-cell>
          <table:table-cell table:formula="of:=POWER([.C888]-6.75;2)" office:value-type="float" office:value="0.0355323834581254" calcext:value-type="float">
            <text:p>0.035532383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08792" calcext:value-type="float">
            <text:p>6.508792</text:p>
          </table:table-cell>
          <table:table-cell office:value-type="float" office:value="6.6479885455" calcext:value-type="float">
            <text:p>6.6479885455</text:p>
          </table:table-cell>
          <table:table-cell table:formula="of:=POWER([.C889]-6.75;2)" office:value-type="float" office:value="0.0352063604937233" calcext:value-type="float">
            <text:p>0.0352063605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09568" calcext:value-type="float">
            <text:p>6.509568</text:p>
          </table:table-cell>
          <table:table-cell office:value-type="float" office:value="6.6501300308" calcext:value-type="float">
            <text:p>6.6501300308</text:p>
          </table:table-cell>
          <table:table-cell table:formula="of:=POWER([.C890]-6.75;2)" office:value-type="float" office:value="0.0348693276817296" calcext:value-type="float">
            <text:p>0.0348693277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51085" calcext:value-type="float">
            <text:p>6.51085</text:p>
          </table:table-cell>
          <table:table-cell office:value-type="float" office:value="6.6523263125" calcext:value-type="float">
            <text:p>6.6523263125</text:p>
          </table:table-cell>
          <table:table-cell table:formula="of:=POWER([.C891]-6.75;2)" office:value-type="float" office:value="0.0345188868333348" calcext:value-type="float">
            <text:p>0.034518886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512585" calcext:value-type="float">
            <text:p>6.512585</text:p>
          </table:table-cell>
          <table:table-cell office:value-type="float" office:value="6.6545719683" calcext:value-type="float">
            <text:p>6.6545719683</text:p>
          </table:table-cell>
          <table:table-cell table:formula="of:=POWER([.C892]-6.75;2)" office:value-type="float" office:value="0.0341522674895899" calcext:value-type="float">
            <text:p>0.0341522675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514723" calcext:value-type="float">
            <text:p>6.514723</text:p>
          </table:table-cell>
          <table:table-cell office:value-type="float" office:value="6.6568620806" calcext:value-type="float">
            <text:p>6.6568620806</text:p>
          </table:table-cell>
          <table:table-cell table:formula="of:=POWER([.C893]-6.75;2)" office:value-type="float" office:value="0.0337662879696703" calcext:value-type="float">
            <text:p>0.03376628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51722" calcext:value-type="float">
            <text:p>6.51722</text:p>
          </table:table-cell>
          <table:table-cell office:value-type="float" office:value="6.6591922295" calcext:value-type="float">
            <text:p>6.6591922295</text:p>
          </table:table-cell>
          <table:table-cell table:formula="of:=POWER([.C894]-6.75;2)" office:value-type="float" office:value="0.0333573149906624" calcext:value-type="float">
            <text:p>0.03335731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520032" calcext:value-type="float">
            <text:p>6.520032</text:p>
          </table:table-cell>
          <table:table-cell office:value-type="float" office:value="6.6615584333" calcext:value-type="float">
            <text:p>6.6615584333</text:p>
          </table:table-cell>
          <table:table-cell table:formula="of:=POWER([.C895]-6.75;2)" office:value-type="float" office:value="0.032921216492127" calcext:value-type="float">
            <text:p>0.032921216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23124" calcext:value-type="float">
            <text:p>6.523124</text:p>
          </table:table-cell>
          <table:table-cell office:value-type="float" office:value="6.6639571864" calcext:value-type="float">
            <text:p>6.6639571864</text:p>
          </table:table-cell>
          <table:table-cell table:formula="of:=POWER([.C896]-6.75;2)" office:value-type="float" office:value="0.0324532813311015" calcext:value-type="float">
            <text:p>0.032453281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526462" calcext:value-type="float">
            <text:p>6.526462</text:p>
          </table:table-cell>
          <table:table-cell office:value-type="float" office:value="6.6663853448" calcext:value-type="float">
            <text:p>6.6663853448</text:p>
          </table:table-cell>
          <table:table-cell table:formula="of:=POWER([.C897]-6.75;2)" office:value-type="float" office:value="0.0319481113596957" calcext:value-type="float">
            <text:p>0.0319481114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530016" calcext:value-type="float">
            <text:p>6.530016</text:p>
          </table:table-cell>
          <table:table-cell office:value-type="float" office:value="6.6688401404" calcext:value-type="float">
            <text:p>6.6688401404</text:p>
          </table:table-cell>
          <table:table-cell table:formula="of:=POWER([.C898]-6.75;2)" office:value-type="float" office:value="0.0313994752880191" calcext:value-type="float">
            <text:p>0.0313994753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533763" calcext:value-type="float">
            <text:p>6.533763</text:p>
          </table:table-cell>
          <table:table-cell office:value-type="float" office:value="6.6713191429" calcext:value-type="float">
            <text:p>6.6713191429</text:p>
          </table:table-cell>
          <table:table-cell table:formula="of:=POWER([.C899]-6.75;2)" office:value-type="float" office:value="0.0308000779400402" calcext:value-type="float">
            <text:p>0.0308000779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37682" calcext:value-type="float">
            <text:p>6.537682</text:p>
          </table:table-cell>
          <table:table-cell office:value-type="float" office:value="6.6738201636" calcext:value-type="float">
            <text:p>6.6738201636</text:p>
          </table:table-cell>
          <table:table-cell table:formula="of:=POWER([.C900]-6.75;2)" office:value-type="float" office:value="0.0301412468572359" calcext:value-type="float">
            <text:p>0.0301412469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541757" calcext:value-type="float">
            <text:p>6.541757</text:p>
          </table:table-cell>
          <table:table-cell office:value-type="float" office:value="6.6763412407" calcext:value-type="float">
            <text:p>6.6763412407</text:p>
          </table:table-cell>
          <table:table-cell table:formula="of:=POWER([.C901]-6.75;2)" office:value-type="float" office:value="0.0294124352202917" calcext:value-type="float">
            <text:p>0.0294124352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545974" calcext:value-type="float">
            <text:p>6.545974</text:p>
          </table:table-cell>
          <table:table-cell office:value-type="float" office:value="6.678880566" calcext:value-type="float">
            <text:p>6.678880566</text:p>
          </table:table-cell>
          <table:table-cell table:formula="of:=POWER([.C902]-6.75;2)" office:value-type="float" office:value="0.0286004572041897" calcext:value-type="float">
            <text:p>0.0286004572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550323" calcext:value-type="float">
            <text:p>6.550323</text:p>
          </table:table-cell>
          <table:table-cell office:value-type="float" office:value="6.6814364615" calcext:value-type="float">
            <text:p>6.6814364615</text:p>
          </table:table-cell>
          <table:table-cell table:formula="of:=POWER([.C903]-6.75;2)" office:value-type="float" office:value="0.0276882332694085" calcext:value-type="float">
            <text:p>0.027688233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554797" calcext:value-type="float">
            <text:p>6.554797</text:p>
          </table:table-cell>
          <table:table-cell office:value-type="float" office:value="6.6840073137" calcext:value-type="float">
            <text:p>6.6840073137</text:p>
          </table:table-cell>
          <table:table-cell table:formula="of:=POWER([.C904]-6.75;2)" office:value-type="float" office:value="0.0266526696420489" calcext:value-type="float">
            <text:p>0.0266526696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55939" calcext:value-type="float">
            <text:p>6.55939</text:p>
          </table:table-cell>
          <table:table-cell office:value-type="float" office:value="6.68659152" calcext:value-type="float">
            <text:p>6.68659152</text:p>
          </table:table-cell>
          <table:table-cell table:formula="of:=POWER([.C905]-6.75;2)" office:value-type="float" office:value="0.0254607864502016" calcext:value-type="float">
            <text:p>0.0254607865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64099" calcext:value-type="float">
            <text:p>6.564099</text:p>
          </table:table-cell>
          <table:table-cell office:value-type="float" office:value="6.6891874694" calcext:value-type="float">
            <text:p>6.6891874694</text:p>
          </table:table-cell>
          <table:table-cell table:formula="of:=POWER([.C906]-6.75;2)" office:value-type="float" office:value="0.0240620772430914" calcext:value-type="float">
            <text:p>0.0240620772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56892" calcext:value-type="float">
            <text:p>6.56892</text:p>
          </table:table-cell>
          <table:table-cell office:value-type="float" office:value="6.6917934792" calcext:value-type="float">
            <text:p>6.6917934792</text:p>
          </table:table-cell>
          <table:table-cell table:formula="of:=POWER([.C907]-6.75;2)" office:value-type="float" office:value="0.0223715508693726" calcext:value-type="float">
            <text:p>0.0223715509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73851" calcext:value-type="float">
            <text:p>6.573851</text:p>
          </table:table-cell>
          <table:table-cell office:value-type="float" office:value="6.6944078085" calcext:value-type="float">
            <text:p>6.6944078085</text:p>
          </table:table-cell>
          <table:table-cell table:formula="of:=POWER([.C908]-6.75;2)" office:value-type="float" office:value="0.0202252836243801" calcext:value-type="float">
            <text:p>0.0202252836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578889" calcext:value-type="float">
            <text:p>6.578889</text:p>
          </table:table-cell>
          <table:table-cell office:value-type="float" office:value="6.6970286087" calcext:value-type="float">
            <text:p>6.6970286087</text:p>
          </table:table-cell>
          <table:table-cell table:formula="of:=POWER([.C909]-6.75;2)" office:value-type="float" office:value="0.0172274384736357" calcext:value-type="float">
            <text:p>0.017227438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84031" calcext:value-type="float">
            <text:p>6.584031</text:p>
          </table:table-cell>
          <table:table-cell office:value-type="float" office:value="6.6996539333" calcext:value-type="float">
            <text:p>6.6996539333</text:p>
          </table:table-cell>
          <table:table-cell table:formula="of:=POWER([.C910]-6.75;2)" office:value-type="float" office:value="0.0118277862736563" calcext:value-type="float">
            <text:p>0.0118277863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89273" calcext:value-type="float">
            <text:p>6.589273</text:p>
          </table:table-cell>
          <table:table-cell office:value-type="float" office:value="6.7022817273" calcext:value-type="float">
            <text:p>6.7022817273</text:p>
          </table:table-cell>
          <table:table-cell table:formula="of:=POWER([.C911]-6.75;2)" office:value-type="float" office:value="0.00735442885251833" calcext:value-type="float">
            <text:p>0.0073544289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94611" calcext:value-type="float">
            <text:p>6.594611</text:p>
          </table:table-cell>
          <table:table-cell office:value-type="float" office:value="6.7049098372" calcext:value-type="float">
            <text:p>6.7049098372</text:p>
          </table:table-cell>
          <table:table-cell table:formula="of:=POWER([.C912]-6.75;2)" office:value-type="float" office:value="0.01040538679741" calcext:value-type="float">
            <text:p>0.010405386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00037" calcext:value-type="float">
            <text:p>6.600037</text:p>
          </table:table-cell>
          <table:table-cell office:value-type="float" office:value="6.707536" calcext:value-type="float">
            <text:p>6.707536</text:p>
          </table:table-cell>
          <table:table-cell table:formula="of:=POWER([.C913]-6.75;2)" office:value-type="float" office:value="0.0120115298082655" calcext:value-type="float">
            <text:p>0.012011529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605544" calcext:value-type="float">
            <text:p>6.605544</text:p>
          </table:table-cell>
          <table:table-cell office:value-type="float" office:value="6.7101579268" calcext:value-type="float">
            <text:p>6.7101579268</text:p>
          </table:table-cell>
          <table:table-cell table:formula="of:=POWER([.C914]-6.75;2)" office:value-type="float" office:value="0.0130346261854238" calcext:value-type="float">
            <text:p>0.0130346262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11123" calcext:value-type="float">
            <text:p>6.611123</text:p>
          </table:table-cell>
          <table:table-cell office:value-type="float" office:value="6.712773275" calcext:value-type="float">
            <text:p>6.712773275</text:p>
          </table:table-cell>
          <table:table-cell table:formula="of:=POWER([.C915]-6.75;2)" office:value-type="float" office:value="0.013730370304945" calcext:value-type="float">
            <text:p>0.0137303703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616764" calcext:value-type="float">
            <text:p>6.616764</text:p>
          </table:table-cell>
          <table:table-cell office:value-type="float" office:value="6.7153796923" calcext:value-type="float">
            <text:p>6.7153796923</text:p>
          </table:table-cell>
          <table:table-cell table:formula="of:=POWER([.C916]-6.75;2)" office:value-type="float" office:value="0.0142103929854252" calcext:value-type="float">
            <text:p>0.014210393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22455" calcext:value-type="float">
            <text:p>6.622455</text:p>
          </table:table-cell>
          <table:table-cell office:value-type="float" office:value="6.7179748421" calcext:value-type="float">
            <text:p>6.7179748421</text:p>
          </table:table-cell>
          <table:table-cell table:formula="of:=POWER([.C917]-6.75;2)" office:value-type="float" office:value="0.0145339759027206" calcext:value-type="float">
            <text:p>0.014533975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28183" calcext:value-type="float">
            <text:p>6.628183</text:p>
          </table:table-cell>
          <table:table-cell office:value-type="float" office:value="6.7205564595" calcext:value-type="float">
            <text:p>6.7205564595</text:p>
          </table:table-cell>
          <table:table-cell table:formula="of:=POWER([.C918]-6.75;2)" office:value-type="float" office:value="0.0147367284712882" calcext:value-type="float">
            <text:p>0.0147367285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33934" calcext:value-type="float">
            <text:p>6.633934</text:p>
          </table:table-cell>
          <table:table-cell office:value-type="float" office:value="6.7231223889" calcext:value-type="float">
            <text:p>6.7231223889</text:p>
          </table:table-cell>
          <table:table-cell table:formula="of:=POWER([.C919]-6.75;2)" office:value-type="float" office:value="0.0148419962111671" calcext:value-type="float">
            <text:p>0.0148419962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39695" calcext:value-type="float">
            <text:p>6.639695</text:p>
          </table:table-cell>
          <table:table-cell office:value-type="float" office:value="6.7256706286" calcext:value-type="float">
            <text:p>6.7256706286</text:p>
          </table:table-cell>
          <table:table-cell table:formula="of:=POWER([.C920]-6.75;2)" office:value-type="float" office:value="0.0148661602136452" calcext:value-type="float">
            <text:p>0.014866160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45452" calcext:value-type="float">
            <text:p>6.645452</text:p>
          </table:table-cell>
          <table:table-cell office:value-type="float" office:value="6.7281993235" calcext:value-type="float">
            <text:p>6.7281993235</text:p>
          </table:table-cell>
          <table:table-cell table:formula="of:=POWER([.C921]-6.75;2)" office:value-type="float" office:value="0.0148213763104555" calcext:value-type="float">
            <text:p>0.0148213763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51192" calcext:value-type="float">
            <text:p>6.651192</text:p>
          </table:table-cell>
          <table:table-cell office:value-type="float" office:value="6.7307068182" calcext:value-type="float">
            <text:p>6.7307068182</text:p>
          </table:table-cell>
          <table:table-cell table:formula="of:=POWER([.C922]-6.75;2)" office:value-type="float" office:value="0.0147170988729793" calcext:value-type="float">
            <text:p>0.014717098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569" calcext:value-type="float">
            <text:p>6.6569</text:p>
          </table:table-cell>
          <table:table-cell office:value-type="float" office:value="6.7331916563" calcext:value-type="float">
            <text:p>6.7331916563</text:p>
          </table:table-cell>
          <table:table-cell table:formula="of:=POWER([.C923]-6.75;2)" office:value-type="float" office:value="0.0145609951803632" calcext:value-type="float">
            <text:p>0.014560995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62565" calcext:value-type="float">
            <text:p>6.662565</text:p>
          </table:table-cell>
          <table:table-cell office:value-type="float" office:value="6.7356526774" calcext:value-type="float">
            <text:p>6.7356526774</text:p>
          </table:table-cell>
          <table:table-cell table:formula="of:=POWER([.C924]-6.75;2)" office:value-type="float" office:value="0.0143594934618926" calcext:value-type="float">
            <text:p>0.0143594935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68176" calcext:value-type="float">
            <text:p>6.668176</text:p>
          </table:table-cell>
          <table:table-cell office:value-type="float" office:value="6.7380889333" calcext:value-type="float">
            <text:p>6.7380889333</text:p>
          </table:table-cell>
          <table:table-cell table:formula="of:=POWER([.C925]-6.75;2)" office:value-type="float" office:value="0.014118145489903" calcext:value-type="float">
            <text:p>0.0141181455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73722" calcext:value-type="float">
            <text:p>6.673722</text:p>
          </table:table-cell>
          <table:table-cell office:value-type="float" office:value="6.7404997241" calcext:value-type="float">
            <text:p>6.7404997241</text:p>
          </table:table-cell>
          <table:table-cell table:formula="of:=POWER([.C926]-6.75;2)" office:value-type="float" office:value="0.0138418550514874" calcext:value-type="float">
            <text:p>0.013841855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79196" calcext:value-type="float">
            <text:p>6.679196</text:p>
          </table:table-cell>
          <table:table-cell office:value-type="float" office:value="6.7428846429" calcext:value-type="float">
            <text:p>6.7428846429</text:p>
          </table:table-cell>
          <table:table-cell table:formula="of:=POWER([.C927]-6.75;2)" office:value-type="float" office:value="0.0135350427642771" calcext:value-type="float">
            <text:p>0.013535042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684592" calcext:value-type="float">
            <text:p>6.684592</text:p>
          </table:table-cell>
          <table:table-cell office:value-type="float" office:value="6.7452434815" calcext:value-type="float">
            <text:p>6.7452434815</text:p>
          </table:table-cell>
          <table:table-cell table:formula="of:=POWER([.C928]-6.75;2)" office:value-type="float" office:value="0.0132017329775533" calcext:value-type="float">
            <text:p>0.01320173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689903" calcext:value-type="float">
            <text:p>6.689903</text:p>
          </table:table-cell>
          <table:table-cell office:value-type="float" office:value="6.7475762308" calcext:value-type="float">
            <text:p>6.7475762308</text:p>
          </table:table-cell>
          <table:table-cell table:formula="of:=POWER([.C929]-6.75;2)" office:value-type="float" office:value="0.0128456376152639" calcext:value-type="float">
            <text:p>0.012845637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695128" calcext:value-type="float">
            <text:p>6.695128</text:p>
          </table:table-cell>
          <table:table-cell office:value-type="float" office:value="6.74988316" calcext:value-type="float">
            <text:p>6.74988316</text:p>
          </table:table-cell>
          <table:table-cell table:formula="of:=POWER([.C930]-6.75;2)" office:value-type="float" office:value="0.0124701857509062" calcext:value-type="float">
            <text:p>0.012470185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00265" calcext:value-type="float">
            <text:p>6.700265</text:p>
          </table:table-cell>
          <table:table-cell office:value-type="float" office:value="6.752164625" calcext:value-type="float">
            <text:p>6.752164625</text:p>
          </table:table-cell>
          <table:table-cell table:formula="of:=POWER([.C931]-6.75;2)" office:value-type="float" office:value="0.0120785657926739" calcext:value-type="float">
            <text:p>0.012078565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05313" calcext:value-type="float">
            <text:p>6.705313</text:p>
          </table:table-cell>
          <table:table-cell office:value-type="float" office:value="6.7544211304" calcext:value-type="float">
            <text:p>6.7544211304</text:p>
          </table:table-cell>
          <table:table-cell table:formula="of:=POWER([.C932]-6.75;2)" office:value-type="float" office:value="0.0116737345582234" calcext:value-type="float">
            <text:p>0.0116737346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10274" calcext:value-type="float">
            <text:p>6.710274</text:p>
          </table:table-cell>
          <table:table-cell office:value-type="float" office:value="6.7566533182" calcext:value-type="float">
            <text:p>6.7566533182</text:p>
          </table:table-cell>
          <table:table-cell table:formula="of:=POWER([.C933]-6.75;2)" office:value-type="float" office:value="0.0112584301830625" calcext:value-type="float">
            <text:p>0.01125843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15151" calcext:value-type="float">
            <text:p>6.715151</text:p>
          </table:table-cell>
          <table:table-cell office:value-type="float" office:value="6.7588618571" calcext:value-type="float">
            <text:p>6.7588618571</text:p>
          </table:table-cell>
          <table:table-cell table:formula="of:=POWER([.C934]-6.75;2)" office:value-type="float" office:value="0.0108351879744997" calcext:value-type="float">
            <text:p>0.010835188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19946" calcext:value-type="float">
            <text:p>6.719946</text:p>
          </table:table-cell>
          <table:table-cell office:value-type="float" office:value="6.7610474" calcext:value-type="float">
            <text:p>6.7610474</text:p>
          </table:table-cell>
          <table:table-cell table:formula="of:=POWER([.C935]-6.75;2)" office:value-type="float" office:value="0.0104063368492055" calcext:value-type="float">
            <text:p>0.0104063368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24663" calcext:value-type="float">
            <text:p>6.724663</text:p>
          </table:table-cell>
          <table:table-cell office:value-type="float" office:value="6.7632106316" calcext:value-type="float">
            <text:p>6.7632106316</text:p>
          </table:table-cell>
          <table:table-cell table:formula="of:=POWER([.C936]-6.75;2)" office:value-type="float" office:value="0.009974010748009" calcext:value-type="float">
            <text:p>0.0099740107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29305" calcext:value-type="float">
            <text:p>6.729305</text:p>
          </table:table-cell>
          <table:table-cell office:value-type="float" office:value="6.7653521667" calcext:value-type="float">
            <text:p>6.7653521667</text:p>
          </table:table-cell>
          <table:table-cell table:formula="of:=POWER([.C937]-6.75;2)" office:value-type="float" office:value="0.00954014922984773" calcext:value-type="float">
            <text:p>0.0095401492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33875" calcext:value-type="float">
            <text:p>6.733875</text:p>
          </table:table-cell>
          <table:table-cell office:value-type="float" office:value="6.7674725882" calcext:value-type="float">
            <text:p>6.7674725882</text:p>
          </table:table-cell>
          <table:table-cell table:formula="of:=POWER([.C938]-6.75;2)" office:value-type="float" office:value="0.00910650923413621" calcext:value-type="float">
            <text:p>0.0091065092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38378" calcext:value-type="float">
            <text:p>6.738378</text:p>
          </table:table-cell>
          <table:table-cell office:value-type="float" office:value="6.7695724375" calcext:value-type="float">
            <text:p>6.7695724375</text:p>
          </table:table-cell>
          <table:table-cell table:formula="of:=POWER([.C939]-6.75;2)" office:value-type="float" office:value="0.00867467203016093" calcext:value-type="float">
            <text:p>0.00867467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42816" calcext:value-type="float">
            <text:p>6.742816</text:p>
          </table:table-cell>
          <table:table-cell office:value-type="float" office:value="6.7716520667" calcext:value-type="float">
            <text:p>6.7716520667</text:p>
          </table:table-cell>
          <table:table-cell table:formula="of:=POWER([.C940]-6.75;2)" office:value-type="float" office:value="0.00824605118318061" calcext:value-type="float">
            <text:p>0.008246051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47192" calcext:value-type="float">
            <text:p>6.747192</text:p>
          </table:table-cell>
          <table:table-cell office:value-type="float" office:value="6.7737117857" calcext:value-type="float">
            <text:p>6.7737117857</text:p>
          </table:table-cell>
          <table:table-cell table:formula="of:=POWER([.C941]-6.75;2)" office:value-type="float" office:value="0.00782191072035059" calcext:value-type="float">
            <text:p>0.0078219107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51506" calcext:value-type="float">
            <text:p>6.751506</text:p>
          </table:table-cell>
          <table:table-cell office:value-type="float" office:value="6.7757517692" calcext:value-type="float">
            <text:p>6.7757517692</text:p>
          </table:table-cell>
          <table:table-cell table:formula="of:=POWER([.C942]-6.75;2)" office:value-type="float" office:value="0.00740336577220431" calcext:value-type="float">
            <text:p>0.007403365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55761" calcext:value-type="float">
            <text:p>6.755761</text:p>
          </table:table-cell>
          <table:table-cell office:value-type="float" office:value="6.77777225" calcext:value-type="float">
            <text:p>6.77777225</text:p>
          </table:table-cell>
          <table:table-cell table:formula="of:=POWER([.C943]-6.75;2)" office:value-type="float" office:value="0.00699141056421487" calcext:value-type="float">
            <text:p>0.0069914106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59958" calcext:value-type="float">
            <text:p>6.759958</text:p>
          </table:table-cell>
          <table:table-cell office:value-type="float" office:value="6.7797732727" calcext:value-type="float">
            <text:p>6.7797732727</text:p>
          </table:table-cell>
          <table:table-cell table:formula="of:=POWER([.C944]-6.75;2)" office:value-type="float" office:value="0.00658692281029165" calcext:value-type="float">
            <text:p>0.006586922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64096" calcext:value-type="float">
            <text:p>6.764096</text:p>
          </table:table-cell>
          <table:table-cell office:value-type="float" office:value="6.7817548" calcext:value-type="float">
            <text:p>6.7817548</text:p>
          </table:table-cell>
          <table:table-cell table:formula="of:=POWER([.C945]-6.75;2)" office:value-type="float" office:value="0.00619067727399065" calcext:value-type="float">
            <text:p>0.006190677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68175" calcext:value-type="float">
            <text:p>6.768175</text:p>
          </table:table-cell>
          <table:table-cell office:value-type="float" office:value="6.7837168889" calcext:value-type="float">
            <text:p>6.7837168889</text:p>
          </table:table-cell>
          <table:table-cell table:formula="of:=POWER([.C946]-6.75;2)" office:value-type="float" office:value="0.00580336747393072" calcext:value-type="float">
            <text:p>0.0058033675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72196" calcext:value-type="float">
            <text:p>6.772196</text:p>
          </table:table-cell>
          <table:table-cell office:value-type="float" office:value="6.785659625" calcext:value-type="float">
            <text:p>6.785659625</text:p>
          </table:table-cell>
          <table:table-cell table:formula="of:=POWER([.C947]-6.75;2)" office:value-type="float" office:value="0.0054256128216153" calcext:value-type="float">
            <text:p>0.0054256128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76159" calcext:value-type="float">
            <text:p>6.776159</text:p>
          </table:table-cell>
          <table:table-cell office:value-type="float" office:value="6.787583" calcext:value-type="float">
            <text:p>6.787583</text:p>
          </table:table-cell>
          <table:table-cell table:formula="of:=POWER([.C948]-6.75;2)" office:value-type="float" office:value="0.00505797389248034" calcext:value-type="float">
            <text:p>0.005057973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80064" calcext:value-type="float">
            <text:p>6.780064</text:p>
          </table:table-cell>
          <table:table-cell office:value-type="float" office:value="6.789487" calcext:value-type="float">
            <text:p>6.789487</text:p>
          </table:table-cell>
          <table:table-cell table:formula="of:=POWER([.C949]-6.75;2)" office:value-type="float" office:value="0.00470095881164102" calcext:value-type="float">
            <text:p>0.004700958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8391" calcext:value-type="float">
            <text:p>6.78391</text:p>
          </table:table-cell>
          <table:table-cell office:value-type="float" office:value="6.7913716" calcext:value-type="float">
            <text:p>6.7913716</text:p>
          </table:table-cell>
          <table:table-cell table:formula="of:=POWER([.C950]-6.75;2)" office:value-type="float" office:value="0.00435503464509015" calcext:value-type="float">
            <text:p>0.0043550346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87698" calcext:value-type="float">
            <text:p>6.787698</text:p>
          </table:table-cell>
          <table:table-cell office:value-type="float" office:value="6.793237" calcext:value-type="float">
            <text:p>6.793237</text:p>
          </table:table-cell>
          <table:table-cell table:formula="of:=POWER([.C951]-6.75;2)" office:value-type="float" office:value="0.00402063533591036" calcext:value-type="float">
            <text:p>0.004020635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91428" calcext:value-type="float">
            <text:p>6.791428</text:p>
          </table:table-cell>
          <table:table-cell office:value-type="float" office:value="6.7950833333" calcext:value-type="float">
            <text:p>6.7950833333</text:p>
          </table:table-cell>
          <table:table-cell table:formula="of:=POWER([.C952]-6.75;2)" office:value-type="float" office:value="0.00369816387797591" calcext:value-type="float">
            <text:p>0.0036981639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95102" calcext:value-type="float">
            <text:p>6.795102</text:p>
          </table:table-cell>
          <table:table-cell office:value-type="float" office:value="6.796911" calcext:value-type="float">
            <text:p>6.796911</text:p>
          </table:table-cell>
          <table:table-cell table:formula="of:=POWER([.C953]-6.75;2)" office:value-type="float" office:value="0.00338799906364081" calcext:value-type="float">
            <text:p>0.003387999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9872" calcext:value-type="float">
            <text:p>6.79872</text:p>
          </table:table-cell>
          <table:table-cell table:formula="of:=POWER([.C954]-6.75;2)" office:value-type="float" office:value="0.00309049175577264" calcext:value-type="float">
            <text:p>0.0030904918</text:p>
          </table:table-cell>
          <table:table-cell/>
        </table:table-row>
        <table:table-row table:style-name="ro1">
          <table:table-cell table:number-columns-repeated="3"/>
          <table:table-cell table:formula="of:=POWER([.C955]-6.75;2)" office:value-type="float" office:value="0.0028059682962577" calcext:value-type="float">
            <text:p>0.0028059683</text:p>
          </table:table-cell>
          <table:table-cell/>
        </table:table-row>
        <table:table-row table:style-name="ro1">
          <table:table-cell table:number-columns-repeated="3"/>
          <table:table-cell table:formula="of:=POWER([.C956]-6.75;2)" office:value-type="float" office:value="0.0025347264321608" calcext:value-type="float">
            <text:p>0.0025347264</text:p>
          </table:table-cell>
          <table:table-cell/>
        </table:table-row>
        <table:table-row table:style-name="ro1">
          <table:table-cell table:number-columns-repeated="3"/>
          <table:table-cell table:formula="of:=POWER([.C957]-6.75;2)" office:value-type="float" office:value="0.00227703354947157" calcext:value-type="float">
            <text:p>0.0022770335</text:p>
          </table:table-cell>
          <table:table-cell/>
        </table:table-row>
        <table:table-row table:style-name="ro1">
          <table:table-cell table:number-columns-repeated="3"/>
          <table:table-cell table:formula="of:=POWER([.C958]-6.75;2)" office:value-type="float" office:value="0.00203312278133052" calcext:value-type="float">
            <text:p>0.0020331228</text:p>
          </table:table-cell>
          <table:table-cell/>
        </table:table-row>
        <table:table-row table:style-name="ro1">
          <table:table-cell table:number-columns-repeated="3"/>
          <table:table-cell table:formula="of:=POWER([.C959]-6.75;2)" office:value-type="float" office:value="0.00180319129599999" calcext:value-type="float">
            <text:p>0.0018031913</text:p>
          </table:table-cell>
          <table:table-cell/>
        </table:table-row>
        <table:table-row table:style-name="ro1">
          <table:table-cell table:number-columns-repeated="3"/>
          <table:table-cell table:formula="of:=POWER([.C960]-6.75;2)" office:value-type="float" office:value="0.00158739079687416" calcext:value-type="float">
            <text:p>0.0015873908</text:p>
          </table:table-cell>
          <table:table-cell/>
        </table:table-row>
        <table:table-row table:style-name="ro1">
          <table:table-cell table:number-columns-repeated="3"/>
          <table:table-cell table:formula="of:=POWER([.C961]-6.75;2)" office:value-type="float" office:value="0.00138582905422563" calcext:value-type="float">
            <text:p>0.0013858291</text:p>
          </table:table-cell>
          <table:table-cell/>
        </table:table-row>
        <table:table-row table:style-name="ro1">
          <table:table-cell table:number-columns-repeated="3"/>
          <table:table-cell table:formula="of:=POWER([.C962]-6.75;2)" office:value-type="float" office:value="0.00119856570524268" calcext:value-type="float">
            <text:p>0.0011985657</text:p>
          </table:table-cell>
          <table:table-cell/>
        </table:table-row>
        <table:table-row table:style-name="ro1">
          <table:table-cell table:number-columns-repeated="3"/>
          <table:table-cell table:formula="of:=POWER([.C963]-6.75;2)" office:value-type="float" office:value="0.00102561073851991" calcext:value-type="float">
            <text:p>0.0010256107</text:p>
          </table:table-cell>
          <table:table-cell/>
        </table:table-row>
        <table:table-row table:style-name="ro1">
          <table:table-cell table:number-columns-repeated="3"/>
          <table:table-cell table:formula="of:=POWER([.C964]-6.75;2)" office:value-type="float" office:value="0.000866922077175139" calcext:value-type="float">
            <text:p>0.0008669221</text:p>
          </table:table-cell>
          <table:table-cell/>
        </table:table-row>
        <table:table-row table:style-name="ro1">
          <table:table-cell table:number-columns-repeated="3"/>
          <table:table-cell table:formula="of:=POWER([.C965]-6.75;2)" office:value-type="float" office:value="0.00072240597844283" calcext:value-type="float">
            <text:p>0.000722406</text:p>
          </table:table-cell>
          <table:table-cell/>
        </table:table-row>
        <table:table-row table:style-name="ro1">
          <table:table-cell table:number-columns-repeated="3"/>
          <table:table-cell table:formula="of:=POWER([.C966]-6.75;2)" office:value-type="float" office:value="0.000591918312719155" calcext:value-type="float">
            <text:p>0.0005919183</text:p>
          </table:table-cell>
          <table:table-cell/>
        </table:table-row>
        <table:table-row table:style-name="ro1">
          <table:table-cell table:number-columns-repeated="3"/>
          <table:table-cell table:formula="of:=POWER([.C967]-6.75;2)" office:value-type="float" office:value="0.000475269495857645" calcext:value-type="float">
            <text:p>0.0004752695</text:p>
          </table:table-cell>
          <table:table-cell/>
        </table:table-row>
        <table:table-row table:style-name="ro1">
          <table:table-cell table:number-columns-repeated="3"/>
          <table:table-cell table:formula="of:=POWER([.C968]-6.75;2)" office:value-type="float" office:value="0.000372226863967858" calcext:value-type="float">
            <text:p>0.0003722269</text:p>
          </table:table-cell>
          <table:table-cell/>
        </table:table-row>
        <table:table-row table:style-name="ro1">
          <table:table-cell table:number-columns-repeated="3"/>
          <table:table-cell table:formula="of:=POWER([.C969]-6.75;2)" office:value-type="float" office:value="0.000282520417937335" calcext:value-type="float">
            <text:p>0.0002825204</text:p>
          </table:table-cell>
          <table:table-cell/>
        </table:table-row>
        <table:table-row table:style-name="ro1">
          <table:table-cell table:number-columns-repeated="3"/>
          <table:table-cell table:formula="of:=POWER([.C970]-6.75;2)" office:value-type="float" office:value="0.000205845665788469" calcext:value-type="float">
            <text:p>0.0002058457</text:p>
          </table:table-cell>
          <table:table-cell/>
        </table:table-row>
        <table:table-row table:style-name="ro1">
          <table:table-cell table:number-columns-repeated="3"/>
          <table:table-cell table:formula="of:=POWER([.C971]-6.75;2)" office:value-type="float" office:value="0.000141873509931843" calcext:value-type="float">
            <text:p>0.0001418735</text:p>
          </table:table-cell>
          <table:table-cell/>
        </table:table-row>
        <table:table-row table:style-name="ro1">
          <table:table-cell table:number-columns-repeated="3"/>
          <table:table-cell table:formula="of:=POWER([.C972]-6.75;2)" office:value-type="float" office:value="0.000090255242176117" calcext:value-type="float">
            <text:p>9.0255242176117E-005</text:p>
          </table:table-cell>
          <table:table-cell/>
        </table:table-row>
        <table:table-row table:style-name="ro1">
          <table:table-cell table:number-columns-repeated="3"/>
          <table:table-cell table:formula="of:=POWER([.C973]-6.75;2)" office:value-type="float" office:value="0.0000506283066605204" calcext:value-type="float">
            <text:p>5.06283066605204E-005</text:p>
          </table:table-cell>
          <table:table-cell/>
        </table:table-row>
        <table:table-row table:style-name="ro1">
          <table:table-cell table:number-columns-repeated="3"/>
          <table:table-cell table:formula="of:=POWER([.C974]-6.75;2)" office:value-type="float" office:value="0.0000226244682408404" calcext:value-type="float">
            <text:p>2.26244682408404E-005</text:p>
          </table:table-cell>
          <table:table-cell/>
        </table:table-row>
        <table:table-row table:style-name="ro1">
          <table:table-cell table:number-columns-repeated="3"/>
          <table:table-cell table:formula="of:=POWER([.C975]-6.75;2)" office:value-type="float" office:value="0.00000587465713486855" calcext:value-type="float">
            <text:p>5.87465713486855E-006</text:p>
          </table:table-cell>
          <table:table-cell/>
        </table:table-row>
        <table:table-row table:style-name="ro1">
          <table:table-cell table:number-columns-repeated="3"/>
          <table:table-cell table:formula="of:=POWER([.C976]-6.75;2)" office:value-type="float" office:value="0.0000000136515856001054" calcext:value-type="float">
            <text:p>1.36515856001054E-008</text:p>
          </table:table-cell>
          <table:table-cell/>
        </table:table-row>
        <table:table-row table:style-name="ro1">
          <table:table-cell table:number-columns-repeated="3"/>
          <table:table-cell table:formula="of:=POWER([.C977]-6.75;2)" office:value-type="float" office:value="0.00000468560139062417" calcext:value-type="float">
            <text:p>4.68560139062417E-006</text:p>
          </table:table-cell>
          <table:table-cell/>
        </table:table-row>
        <table:table-row table:style-name="ro1">
          <table:table-cell table:number-columns-repeated="3"/>
          <table:table-cell table:formula="of:=POWER([.C978]-6.75;2)" office:value-type="float" office:value="0.0000195463940138034" calcext:value-type="float">
            <text:p>1.95463940138034E-005</text:p>
          </table:table-cell>
          <table:table-cell/>
        </table:table-row>
        <table:table-row table:style-name="ro1">
          <table:table-cell table:number-columns-repeated="3"/>
          <table:table-cell table:formula="of:=POWER([.C979]-6.75;2)" office:value-type="float" office:value="0.0000442666430704473" calcext:value-type="float">
            <text:p>4.42666430704473E-005</text:p>
          </table:table-cell>
          <table:table-cell/>
        </table:table-row>
        <table:table-row table:style-name="ro1">
          <table:table-cell table:number-columns-repeated="3"/>
          <table:table-cell table:formula="of:=POWER([.C980]-6.75;2)" office:value-type="float" office:value="0.000078532511260826" calcext:value-type="float">
            <text:p>7.8532511260826E-005</text:p>
          </table:table-cell>
          <table:table-cell/>
        </table:table-row>
        <table:table-row table:style-name="ro1">
          <table:table-cell table:number-columns-repeated="3"/>
          <table:table-cell table:formula="of:=POWER([.C981]-6.75;2)" office:value-type="float" office:value="0.000122045046759996" calcext:value-type="float">
            <text:p>0.000122045</text:p>
          </table:table-cell>
          <table:table-cell/>
        </table:table-row>
        <table:table-row table:style-name="ro1">
          <table:table-cell table:number-columns-repeated="3"/>
          <table:table-cell table:formula="of:=POWER([.C982]-6.75;2)" office:value-type="float" office:value="0.000174520787270913" calcext:value-type="float">
            <text:p>0.0001745208</text:p>
          </table:table-cell>
          <table:table-cell/>
        </table:table-row>
        <table:table-row table:style-name="ro1">
          <table:table-cell table:number-columns-repeated="3"/>
          <table:table-cell table:formula="of:=POWER([.C983]-6.75;2)" office:value-type="float" office:value="0.000235689022384577" calcext:value-type="float">
            <text:p>0.000235689</text:p>
          </table:table-cell>
          <table:table-cell/>
        </table:table-row>
        <table:table-row table:style-name="ro1">
          <table:table-cell table:number-columns-repeated="3"/>
          <table:table-cell table:formula="of:=POWER([.C984]-6.75;2)" office:value-type="float" office:value="0.000305291338406794" calcext:value-type="float">
            <text:p>0.0003052913</text:p>
          </table:table-cell>
          <table:table-cell/>
        </table:table-row>
        <table:table-row table:style-name="ro1">
          <table:table-cell table:number-columns-repeated="3"/>
          <table:table-cell table:formula="of:=POWER([.C985]-6.75;2)" office:value-type="float" office:value="0.000383080309691403" calcext:value-type="float">
            <text:p>0.0003830803</text:p>
          </table:table-cell>
          <table:table-cell/>
        </table:table-row>
        <table:table-row table:style-name="ro1">
          <table:table-cell table:number-columns-repeated="3"/>
          <table:table-cell table:formula="of:=POWER([.C986]-6.75;2)" office:value-type="float" office:value="0.000468811992381238" calcext:value-type="float">
            <text:p>0.000468812</text:p>
          </table:table-cell>
          <table:table-cell/>
        </table:table-row>
        <table:table-row table:style-name="ro1">
          <table:table-cell table:number-columns-repeated="3"/>
          <table:table-cell table:formula="of:=POWER([.C987]-6.75;2)" office:value-type="float" office:value="0.000562248781082713" calcext:value-type="float">
            <text:p>0.0005622488</text:p>
          </table:table-cell>
          <table:table-cell/>
        </table:table-row>
        <table:table-row table:style-name="ro1">
          <table:table-cell table:number-columns-repeated="3"/>
          <table:table-cell table:formula="of:=POWER([.C988]-6.75;2)" office:value-type="float" office:value="0.00066315361693008" calcext:value-type="float">
            <text:p>0.0006631536</text:p>
          </table:table-cell>
          <table:table-cell/>
        </table:table-row>
        <table:table-row table:style-name="ro1">
          <table:table-cell table:number-columns-repeated="3"/>
          <table:table-cell table:formula="of:=POWER([.C989]-6.75;2)" office:value-type="float" office:value="0.000771297870062497" calcext:value-type="float">
            <text:p>0.0007712979</text:p>
          </table:table-cell>
          <table:table-cell/>
        </table:table-row>
        <table:table-row table:style-name="ro1">
          <table:table-cell table:number-columns-repeated="3"/>
          <table:table-cell table:formula="of:=POWER([.C990]-6.75;2)" office:value-type="float" office:value="0.000886447767268563" calcext:value-type="float">
            <text:p>0.0008864478</text:p>
          </table:table-cell>
          <table:table-cell/>
        </table:table-row>
        <table:table-row table:style-name="ro1">
          <table:table-cell table:number-columns-repeated="3"/>
          <table:table-cell table:formula="of:=POWER([.C991]-6.75;2)" office:value-type="float" office:value="0.00100836732303999" calcext:value-type="float">
            <text:p>0.0010083673</text:p>
          </table:table-cell>
          <table:table-cell/>
        </table:table-row>
        <table:table-row table:style-name="ro1">
          <table:table-cell table:number-columns-repeated="3"/>
          <table:table-cell table:formula="of:=POWER([.C992]-6.75;2)" office:value-type="float" office:value="0.00113682859709494" calcext:value-type="float">
            <text:p>0.0011368286</text:p>
          </table:table-cell>
          <table:table-cell/>
        </table:table-row>
        <table:table-row table:style-name="ro1">
          <table:table-cell table:number-columns-repeated="3"/>
          <table:table-cell table:formula="of:=POWER([.C993]-6.75;2)" office:value-type="float" office:value="0.00127160885514063" calcext:value-type="float">
            <text:p>0.0012716089</text:p>
          </table:table-cell>
          <table:table-cell/>
        </table:table-row>
        <table:table-row table:style-name="ro1">
          <table:table-cell table:number-columns-repeated="3"/>
          <table:table-cell table:formula="of:=POWER([.C994]-6.75;2)" office:value-type="float" office:value="0.00141248188899998" calcext:value-type="float">
            <text:p>0.0014124819</text:p>
          </table:table-cell>
          <table:table-cell/>
        </table:table-row>
        <table:table-row table:style-name="ro1">
          <table:table-cell table:number-columns-repeated="3"/>
          <table:table-cell table:formula="of:=POWER([.C995]-6.75;2)" office:value-type="float" office:value="0.00155922316900002" calcext:value-type="float">
            <text:p>0.0015592232</text:p>
          </table:table-cell>
          <table:table-cell/>
        </table:table-row>
        <table:table-row table:style-name="ro1">
          <table:table-cell table:number-columns-repeated="3"/>
          <table:table-cell table:formula="of:=POWER([.C996]-6.75;2)" office:value-type="float" office:value="0.00171160928655998" calcext:value-type="float">
            <text:p>0.0017116093</text:p>
          </table:table-cell>
          <table:table-cell/>
        </table:table-row>
        <table:table-row table:style-name="ro1">
          <table:table-cell table:number-columns-repeated="3"/>
          <table:table-cell table:formula="of:=POWER([.C997]-6.75;2)" office:value-type="float" office:value="0.00186943816899996" calcext:value-type="float">
            <text:p>0.0018694382</text:p>
          </table:table-cell>
          <table:table-cell/>
        </table:table-row>
        <table:table-row table:style-name="ro1">
          <table:table-cell table:number-columns-repeated="3"/>
          <table:table-cell table:formula="of:=POWER([.C998]-6.75;2)" office:value-type="float" office:value="0.00203250694143889" calcext:value-type="float">
            <text:p>0.0020325069</text:p>
          </table:table-cell>
          <table:table-cell/>
        </table:table-row>
        <table:table-row table:style-name="ro1">
          <table:table-cell table:number-columns-repeated="3"/>
          <table:table-cell table:formula="of:=POWER([.C999]-6.75;2)" office:value-type="float" office:value="0.00220064192099997" calcext:value-type="float">
            <text:p>0.0022006419</text:p>
          </table:table-cell>
          <table:table-cell/>
        </table:table-row>
        <table:table-row table:style-name="ro1">
          <table:table-cell table:number-columns-repeated="3"/>
          <table:table-cell table:formula="of:=POWER([.C1000]-6.75;2)" office:value-type="float" office:value="0.00237363840000003" calcext:value-type="float">
            <text:p>0.0023736384</text:p>
          </table:table-cell>
          <table:table-cell/>
        </table:table-row>
        <table:table-row table:style-name="ro1">
          <table:table-cell table:number-columns-repeated="3"/>
          <table:table-cell table:formula="of:=POWER([.C1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1037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9:47.812102674</dc:date>
    <meta:document-statistic meta:table-count="1" meta:cell-count="3664" meta:object-count="0"/>
    <meta:generator>LibreOffice/4.2.7.2$Linux_X86_64 LibreOffice_project/420m0$Build-2</meta:generator>
  </office:meta>
</office:document-meta>
</file>